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2.43mm"/>
    </style:style>
    <style:style style:name="co5" style:family="table-column">
      <style:table-column-properties fo:break-before="auto" style:column-width="57.82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53.99mm"/>
    </style:style>
    <style:style style:name="co8" style:family="table-column">
      <style:table-column-properties fo:break-before="auto" style:column-width="40.11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riation1000" table:style-name="ta1">
        <table:shapes>
          <draw:frame draw:z-index="0" draw:style-name="gr1" draw:text-style-name="P1" svg:width="186.15mm" svg:height="115.88mm" svg:x="214.28mm" svg:y="5.51mm">
            <loext:p draw:notify-on-update-of-ranges="Variation1000.A3:Variation1000.A13 Variation1000.B2:Variation1000.B2 Variation1000.B3:Variation1000.B13 Variation1000.A3:Variation1000.A13 Variation1000.C2:Variation1000.C2 Variation1000.C3:Variation1000.C13 Variation1000.A3:Variation1000.A13 Variation1000.D2:Variation1000.D2 Variation1000.D3:Variation1000.D13 Variation1000.A3:Variation1000.A13 Variation1000.E2:Variation1000.E2 Variation1000.E3:Variation1000.E13 Variation1000.A3:Variation1000.A13 Variation1000.F2:Variation1000.F2 Variation1000.F3:Variation1000.F13 Variation1000.A3:Variation1000.A13 Variation1000.G2:Variation1000.G2 Variation1000.G3:Variation1000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Input centre: (509;498)</text:p>
          </table:table-cell>
          <table:table-cell office:value-type="string" calcext:value-type="string">
            <text:p><text:s/>pixels in each dimension: 1000;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tion</text:p>
          </table:table-cell>
          <table:table-cell office:value-type="string" calcext:value-type="string">
            <text:p><text:s/>Sigma 50</text:p>
          </table:table-cell>
          <table:table-cell office:value-type="string" calcext:value-type="string">
            <text:p><text:s/>Sigma 100</text:p>
          </table:table-cell>
          <table:table-cell office:value-type="string" calcext:value-type="string">
            <text:p><text:s/>Sigma 150</text:p>
          </table:table-cell>
          <table:table-cell office:value-type="string" calcext:value-type="string">
            <text:p><text:s/>Sigma 200</text:p>
          </table:table-cell>
          <table:table-cell office:value-type="string" calcext:value-type="string">
            <text:p><text:s/>Sigma 250</text:p>
          </table:table-cell>
          <table:table-cell office:value-type="string" calcext:value-type="string">
            <text:p><text:s/>Sigma 30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48667" calcext:value-type="float">
            <text:p>1.48667</text:p>
          </table:table-cell>
          <table:table-cell office:value-type="float" office:value="1.64362" calcext:value-type="float">
            <text:p>1.64362</text:p>
          </table:table-cell>
          <table:table-cell office:value-type="float" office:value="2.06994" calcext:value-type="float">
            <text:p>2.06994</text:p>
          </table:table-cell>
          <table:table-cell office:value-type="float" office:value="2.61947" calcext:value-type="float">
            <text:p>2.61947</text:p>
          </table:table-cell>
          <table:table-cell office:value-type="float" office:value="3.46193" calcext:value-type="float">
            <text:p>3.46193</text:p>
          </table:table-cell>
          <table:table-cell office:value-type="float" office:value="7.96952" calcext:value-type="float">
            <text:p>7.9695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.46564" calcext:value-type="float">
            <text:p>1.46564</text:p>
          </table:table-cell>
          <table:table-cell office:value-type="float" office:value="2.13668" calcext:value-type="float">
            <text:p>2.13668</text:p>
          </table:table-cell>
          <table:table-cell office:value-type="float" office:value="2.24222" calcext:value-type="float">
            <text:p>2.24222</text:p>
          </table:table-cell>
          <table:table-cell office:value-type="float" office:value="2.76976" calcext:value-type="float">
            <text:p>2.76976</text:p>
          </table:table-cell>
          <table:table-cell office:value-type="float" office:value="4.28677" calcext:value-type="float">
            <text:p>4.28677</text:p>
          </table:table-cell>
          <table:table-cell office:value-type="float" office:value="8.95458" calcext:value-type="float">
            <text:p>8.9545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.42494" calcext:value-type="float">
            <text:p>1.42494</text:p>
          </table:table-cell>
          <table:table-cell office:value-type="float" office:value="1.65693" calcext:value-type="float">
            <text:p>1.65693</text:p>
          </table:table-cell>
          <table:table-cell office:value-type="float" office:value="2.38931" calcext:value-type="float">
            <text:p>2.38931</text:p>
          </table:table-cell>
          <table:table-cell office:value-type="float" office:value="2.48002" calcext:value-type="float">
            <text:p>2.48002</text:p>
          </table:table-cell>
          <table:table-cell office:value-type="float" office:value="4.39516" calcext:value-type="float">
            <text:p>4.39516</text:p>
          </table:table-cell>
          <table:table-cell office:value-type="float" office:value="8.54371" calcext:value-type="float">
            <text:p>8.54371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.38556" calcext:value-type="float">
            <text:p>1.38556</text:p>
          </table:table-cell>
          <table:table-cell office:value-type="float" office:value="1.62476" calcext:value-type="float">
            <text:p>1.62476</text:p>
          </table:table-cell>
          <table:table-cell office:value-type="float" office:value="2.15076" calcext:value-type="float">
            <text:p>2.15076</text:p>
          </table:table-cell>
          <table:table-cell office:value-type="float" office:value="3.6214" calcext:value-type="float">
            <text:p>3.6214</text:p>
          </table:table-cell>
          <table:table-cell office:value-type="float" office:value="3.72507" calcext:value-type="float">
            <text:p>3.72507</text:p>
          </table:table-cell>
          <table:table-cell office:value-type="float" office:value="8.3071" calcext:value-type="float">
            <text:p>8.307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.33164" calcext:value-type="float">
            <text:p>1.33164</text:p>
          </table:table-cell>
          <table:table-cell office:value-type="float" office:value="1.82339" calcext:value-type="float">
            <text:p>1.82339</text:p>
          </table:table-cell>
          <table:table-cell office:value-type="float" office:value="2.48621" calcext:value-type="float">
            <text:p>2.48621</text:p>
          </table:table-cell>
          <table:table-cell office:value-type="float" office:value="3.32034" calcext:value-type="float">
            <text:p>3.32034</text:p>
          </table:table-cell>
          <table:table-cell office:value-type="float" office:value="3.61199" calcext:value-type="float">
            <text:p>3.61199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1.48234" calcext:value-type="float">
            <text:p>1.48234</text:p>
          </table:table-cell>
          <table:table-cell office:value-type="float" office:value="2.08468" calcext:value-type="float">
            <text:p>2.08468</text:p>
          </table:table-cell>
          <table:table-cell office:value-type="float" office:value="2.13947" calcext:value-type="float">
            <text:p>2.13947</text:p>
          </table:table-cell>
          <table:table-cell office:value-type="float" office:value="2.73464" calcext:value-type="float">
            <text:p>2.73464</text:p>
          </table:table-cell>
          <table:table-cell office:value-type="float" office:value="4.68784" calcext:value-type="float">
            <text:p>4.68784</text:p>
          </table:table-cell>
          <table:table-cell office:value-type="float" office:value="10.1497" calcext:value-type="float">
            <text:p>10.149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59894" calcext:value-type="float">
            <text:p>1.59894</text:p>
          </table:table-cell>
          <table:table-cell office:value-type="float" office:value="1.67554" calcext:value-type="float">
            <text:p>1.67554</text:p>
          </table:table-cell>
          <table:table-cell office:value-type="float" office:value="2.28339" calcext:value-type="float">
            <text:p>2.28339</text:p>
          </table:table-cell>
          <table:table-cell office:value-type="float" office:value="3.28132" calcext:value-type="float">
            <text:p>3.28132</text:p>
          </table:table-cell>
          <table:table-cell office:value-type="float" office:value="4.47294" calcext:value-type="float">
            <text:p>4.47294</text:p>
          </table:table-cell>
          <table:table-cell office:value-type="float" office:value="9.24893" calcext:value-type="float">
            <text:p>9.2489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3315" calcext:value-type="float">
            <text:p>1.73315</text:p>
          </table:table-cell>
          <table:table-cell office:value-type="float" office:value="1.87313" calcext:value-type="float">
            <text:p>1.87313</text:p>
          </table:table-cell>
          <table:table-cell office:value-type="float" office:value="2.77511" calcext:value-type="float">
            <text:p>2.77511</text:p>
          </table:table-cell>
          <table:table-cell office:value-type="float" office:value="3.02803" calcext:value-type="float">
            <text:p>3.02803</text:p>
          </table:table-cell>
          <table:table-cell office:value-type="float" office:value="3.64246" calcext:value-type="float">
            <text:p>3.64246</text:p>
          </table:table-cell>
          <table:table-cell office:value-type="float" office:value="10.3394" calcext:value-type="float">
            <text:p>10.339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4794" calcext:value-type="float">
            <text:p>1.44794</text:p>
          </table:table-cell>
          <table:table-cell office:value-type="float" office:value="1.78973" calcext:value-type="float">
            <text:p>1.78973</text:p>
          </table:table-cell>
          <table:table-cell office:value-type="float" office:value="2.30587" calcext:value-type="float">
            <text:p>2.30587</text:p>
          </table:table-cell>
          <table:table-cell office:value-type="float" office:value="3.18885" calcext:value-type="float">
            <text:p>3.18885</text:p>
          </table:table-cell>
          <table:table-cell office:value-type="float" office:value="4.00016" calcext:value-type="float">
            <text:p>4.00016</text:p>
          </table:table-cell>
          <table:table-cell office:value-type="float" office:value="10.6648" calcext:value-type="float">
            <text:p>10.66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4325" calcext:value-type="float">
            <text:p>1.64325</text:p>
          </table:table-cell>
          <table:table-cell office:value-type="float" office:value="2.17651" calcext:value-type="float">
            <text:p>2.17651</text:p>
          </table:table-cell>
          <table:table-cell office:value-type="float" office:value="2.54549" calcext:value-type="float">
            <text:p>2.54549</text:p>
          </table:table-cell>
          <table:table-cell office:value-type="float" office:value="3.36935" calcext:value-type="float">
            <text:p>3.36935</text:p>
          </table:table-cell>
          <table:table-cell office:value-type="float" office:value="4.63112" calcext:value-type="float">
            <text:p>4.63112</text:p>
          </table:table-cell>
          <table:table-cell office:value-type="float" office:value="10.0393" calcext:value-type="float">
            <text:p>10.03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63534" calcext:value-type="float">
            <text:p>1.63534</text:p>
          </table:table-cell>
          <table:table-cell office:value-type="float" office:value="2.02731" calcext:value-type="float">
            <text:p>2.02731</text:p>
          </table:table-cell>
          <table:table-cell office:value-type="float" office:value="2.13893" calcext:value-type="float">
            <text:p>2.13893</text:p>
          </table:table-cell>
          <table:table-cell office:value-type="float" office:value="3.55713" calcext:value-type="float">
            <text:p>3.55713</text:p>
          </table:table-cell>
          <table:table-cell office:value-type="float" office:value="4.63545" calcext:value-type="float">
            <text:p>4.63545</text:p>
          </table:table-cell>
          <table:table-cell office:value-type="float" office:value="8.29545" calcext:value-type="float">
            <text:p>8.295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igma 10</text:p>
          </table:table-cell>
          <table:table-cell office:value-type="string" calcext:value-type="string">
            <text:p>Sigma 20</text:p>
          </table:table-cell>
          <table:table-cell office:value-type="string" calcext:value-type="string">
            <text:p>Sigma 30</text:p>
          </table:table-cell>
          <table:table-cell office:value-type="string" calcext:value-type="string">
            <text:p>Sigma 40</text:p>
          </table:table-cell>
          <table:table-cell office:value-type="string" calcext:value-type="string">
            <text:p>Sigma 50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24931" calcext:value-type="float">
            <text:p>1.24931</text:p>
          </table:table-cell>
          <table:table-cell office:value-type="float" office:value="1.23968" calcext:value-type="float">
            <text:p>1.23968</text:p>
          </table:table-cell>
          <table:table-cell office:value-type="float" office:value="1.39746" calcext:value-type="float">
            <text:p>1.39746</text:p>
          </table:table-cell>
          <table:table-cell office:value-type="float" office:value="1.47205" calcext:value-type="float">
            <text:p>1.47205</text:p>
          </table:table-cell>
          <table:table-cell office:value-type="float" office:value="1.57494" calcext:value-type="float">
            <text:p>1.57494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.60044" calcext:value-type="float">
            <text:p>1.60044</text:p>
          </table:table-cell>
          <table:table-cell office:value-type="float" office:value="1.35891" calcext:value-type="float">
            <text:p>1.35891</text:p>
          </table:table-cell>
          <table:table-cell office:value-type="float" office:value="1.33054" calcext:value-type="float">
            <text:p>1.33054</text:p>
          </table:table-cell>
          <table:table-cell office:value-type="float" office:value="1.46073" calcext:value-type="float">
            <text:p>1.46073</text:p>
          </table:table-cell>
          <table:table-cell office:value-type="float" office:value="1.5321" calcext:value-type="float">
            <text:p>1.5321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.60951" calcext:value-type="float">
            <text:p>1.60951</text:p>
          </table:table-cell>
          <table:table-cell office:value-type="float" office:value="1.32419" calcext:value-type="float">
            <text:p>1.32419</text:p>
          </table:table-cell>
          <table:table-cell office:value-type="float" office:value="1.54438" calcext:value-type="float">
            <text:p>1.54438</text:p>
          </table:table-cell>
          <table:table-cell office:value-type="float" office:value="1.48633" calcext:value-type="float">
            <text:p>1.48633</text:p>
          </table:table-cell>
          <table:table-cell office:value-type="float" office:value="1.73996" calcext:value-type="float">
            <text:p>1.73996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.51741" calcext:value-type="float">
            <text:p>1.51741</text:p>
          </table:table-cell>
          <table:table-cell office:value-type="float" office:value="1.33806" calcext:value-type="float">
            <text:p>1.33806</text:p>
          </table:table-cell>
          <table:table-cell office:value-type="float" office:value="1.40082" calcext:value-type="float">
            <text:p>1.40082</text:p>
          </table:table-cell>
          <table:table-cell office:value-type="float" office:value="1.38444" calcext:value-type="float">
            <text:p>1.38444</text:p>
          </table:table-cell>
          <table:table-cell office:value-type="float" office:value="1.66177" calcext:value-type="float">
            <text:p>1.66177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.50733" calcext:value-type="float">
            <text:p>1.50733</text:p>
          </table:table-cell>
          <table:table-cell office:value-type="float" office:value="1.35498" calcext:value-type="float">
            <text:p>1.35498</text:p>
          </table:table-cell>
          <table:table-cell office:value-type="float" office:value="1.49312" calcext:value-type="float">
            <text:p>1.49312</text:p>
          </table:table-cell>
          <table:table-cell office:value-type="float" office:value="1.55386" calcext:value-type="float">
            <text:p>1.55386</text:p>
          </table:table-cell>
          <table:table-cell office:value-type="float" office:value="1.54305" calcext:value-type="float">
            <text:p>1.54305</text:p>
          </table:table-cell>
          <table:table-cell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1.31096" calcext:value-type="float">
            <text:p>1.31096</text:p>
          </table:table-cell>
          <table:table-cell office:value-type="float" office:value="1.48141" calcext:value-type="float">
            <text:p>1.48141</text:p>
          </table:table-cell>
          <table:table-cell office:value-type="float" office:value="1.33324" calcext:value-type="float">
            <text:p>1.33324</text:p>
          </table:table-cell>
          <table:table-cell office:value-type="float" office:value="1.60587" calcext:value-type="float">
            <text:p>1.60587</text:p>
          </table:table-cell>
          <table:table-cell office:value-type="float" office:value="1.58919" calcext:value-type="float">
            <text:p>1.58919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2059" calcext:value-type="float">
            <text:p>1.62059</text:p>
          </table:table-cell>
          <table:table-cell office:value-type="float" office:value="1.52334" calcext:value-type="float">
            <text:p>1.52334</text:p>
          </table:table-cell>
          <table:table-cell office:value-type="float" office:value="1.56152" calcext:value-type="float">
            <text:p>1.56152</text:p>
          </table:table-cell>
          <table:table-cell office:value-type="float" office:value="1.47674" calcext:value-type="float">
            <text:p>1.47674</text:p>
          </table:table-cell>
          <table:table-cell office:value-type="float" office:value="1.72109" calcext:value-type="float">
            <text:p>1.7210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1.41109" calcext:value-type="float">
            <text:p>1.41109</text:p>
          </table:table-cell>
          <table:table-cell office:value-type="float" office:value="1.68658" calcext:value-type="float">
            <text:p>1.68658</text:p>
          </table:table-cell>
          <table:table-cell office:value-type="float" office:value="1.51329" calcext:value-type="float">
            <text:p>1.51329</text:p>
          </table:table-cell>
          <table:table-cell office:value-type="float" office:value="1.67528" calcext:value-type="float">
            <text:p>1.6752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7688" calcext:value-type="float">
            <text:p>1.47688</text:p>
          </table:table-cell>
          <table:table-cell office:value-type="float" office:value="1.81265" calcext:value-type="float">
            <text:p>1.81265</text:p>
          </table:table-cell>
          <table:table-cell office:value-type="float" office:value="1.55273" calcext:value-type="float">
            <text:p>1.55273</text:p>
          </table:table-cell>
          <table:table-cell office:value-type="float" office:value="1.77099" calcext:value-type="float">
            <text:p>1.77099</text:p>
          </table:table-cell>
          <table:table-cell office:value-type="float" office:value="1.59859" calcext:value-type="float">
            <text:p>1.5985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5577" calcext:value-type="float">
            <text:p>1.25577</text:p>
          </table:table-cell>
          <table:table-cell office:value-type="float" office:value="1.44619" calcext:value-type="float">
            <text:p>1.44619</text:p>
          </table:table-cell>
          <table:table-cell office:value-type="float" office:value="1.64795" calcext:value-type="float">
            <text:p>1.64795</text:p>
          </table:table-cell>
          <table:table-cell office:value-type="float" office:value="1.51023" calcext:value-type="float">
            <text:p>1.51023</text:p>
          </table:table-cell>
          <table:table-cell office:value-type="float" office:value="2.08527" calcext:value-type="float">
            <text:p>2.0852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3054" calcext:value-type="float">
            <text:p>1.83054</text:p>
          </table:table-cell>
          <table:table-cell office:value-type="float" office:value="1.40725" calcext:value-type="float">
            <text:p>1.40725</text:p>
          </table:table-cell>
          <table:table-cell office:value-type="float" office:value="1.7075" calcext:value-type="float">
            <text:p>1.7075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1.44205" calcext:value-type="float">
            <text:p>1.44205</text:p>
          </table:table-cell>
          <table:table-cell/>
        </table:table-row>
      </table:table>
      <table:table table:name="Variation100" table:style-name="ta1">
        <table:shapes>
          <draw:frame draw:z-index="0" draw:style-name="gr1" draw:text-style-name="P1" svg:width="159.99mm" svg:height="89.99mm" svg:x="172.6mm" svg:y="79.1mm">
            <loext:p draw:notify-on-update-of-ranges="Variation100.A3:Variation100.A13 Variation100.B2:Variation100.B2 Variation100.B3:Variation100.B13 Variation100.A3:Variation100.A13 Variation100.C2:Variation100.C2 Variation100.C3:Variation100.C13 Variation100.A3:Variation100.A13 Variation100.D2:Variation100.D2 Variation100.D3:Variation100.D13 Variation100.A3:Variation100.A13 Variation100.E2:Variation100.E2 Variation100.E3:Variation100.E13 Variation100.A3:Variation100.A13 Variation100.F2:Variation100.F2 Variation100.F3:Variation100.F13 Variation100.A3:Variation100.A13 Variation100.G2:Variation100.G2 Variation100.G3:Variation100.G13 Variation100.A3:Variation100.A13 Variation100.H2:Variation100.H2 Variation100.H3:Variation100.H13 Variation100.A3:Variation100.A13 Variation100.I2:Variation100.I2 Variation100.I3:Variation100.I13 Variation100.A3:Variation100.A13 Variation100.J2:Variation100.J2 Variation100.J3:Variation100.J13 Variation100.A3:Variation100.A13 Variation100.K2:Variation100.K2 Variation100.K3:Variation100.K13 Variation100.A3:Variation100.A13 Variation100.L2:Variation100.L2 Variation100.L3:Variation100.L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nput centre: (50;49)</text:p>
          </table:table-cell>
          <table:table-cell office:value-type="string" calcext:value-type="string">
            <text:p><text:s/>pixels in each dimension: 100;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ing for a star position which varies between -0.5 to +0.5 from the input centre</text:p>
          </table:table-cell>
          <table:table-cell office:value-type="string" calcext:value-type="string">
            <text:p>Sigma 1</text:p>
          </table:table-cell>
          <table:table-cell office:value-type="string" calcext:value-type="string">
            <text:p>Sigma 2</text:p>
          </table:table-cell>
          <table:table-cell office:value-type="string" calcext:value-type="string">
            <text:p>Sigma 3</text:p>
          </table:table-cell>
          <table:table-cell office:value-type="string" calcext:value-type="string">
            <text:p>Sigma 4</text:p>
          </table:table-cell>
          <table:table-cell office:value-type="string" calcext:value-type="string">
            <text:p>Sigma 5</text:p>
          </table:table-cell>
          <table:table-cell office:value-type="string" calcext:value-type="string">
            <text:p>Sigma 6</text:p>
          </table:table-cell>
          <table:table-cell office:value-type="string" calcext:value-type="string">
            <text:p>Sigma 7</text:p>
          </table:table-cell>
          <table:table-cell office:value-type="string" calcext:value-type="string">
            <text:p>Sigma 8</text:p>
          </table:table-cell>
          <table:table-cell office:value-type="string" calcext:value-type="string">
            <text:p>Sigma 9</text:p>
          </table:table-cell>
          <table:table-cell office:value-type="string" calcext:value-type="string">
            <text:p>Sigma 10</text:p>
          </table:table-cell>
          <table:table-cell office:value-type="string" calcext:value-type="string">
            <text:p>Sigma 2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334554" calcext:value-type="float">
            <text:p>0.00334554</text:p>
          </table:table-cell>
          <table:table-cell office:value-type="float" office:value="0.00494071" calcext:value-type="float">
            <text:p>0.00494071</text:p>
          </table:table-cell>
          <table:table-cell office:value-type="float" office:value="0.000580248" calcext:value-type="float">
            <text:p>0.000580248</text:p>
          </table:table-cell>
          <table:table-cell office:value-type="float" office:value="0.0044456" calcext:value-type="float">
            <text:p>0.0044456</text:p>
          </table:table-cell>
          <table:table-cell office:value-type="float" office:value="0.00309637" calcext:value-type="float">
            <text:p>0.00309637</text:p>
          </table:table-cell>
          <table:table-cell office:value-type="float" office:value="0.00464828" calcext:value-type="float">
            <text:p>0.00464828</text:p>
          </table:table-cell>
          <table:table-cell office:value-type="float" office:value="0.00204257" calcext:value-type="float">
            <text:p>0.00204257</text:p>
          </table:table-cell>
          <table:table-cell office:value-type="float" office:value="0.00112859" calcext:value-type="float">
            <text:p>0.00112859</text:p>
          </table:table-cell>
          <table:table-cell office:value-type="float" office:value="0.00501503" calcext:value-type="float">
            <text:p>0.00501503</text:p>
          </table:table-cell>
          <table:table-cell office:value-type="float" office:value="0.00198368" calcext:value-type="float">
            <text:p>0.00198368</text:p>
          </table:table-cell>
          <table:table-cell office:value-type="float" office:value="0.00548291" calcext:value-type="float">
            <text:p>0.0054829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100031" calcext:value-type="float">
            <text:p>0.100031</text:p>
          </table:table-cell>
          <table:table-cell office:value-type="float" office:value="0.0775893" calcext:value-type="float">
            <text:p>0.0775893</text:p>
          </table:table-cell>
          <table:table-cell office:value-type="float" office:value="0.0309551" calcext:value-type="float">
            <text:p>0.0309551</text:p>
          </table:table-cell>
          <table:table-cell office:value-type="float" office:value="0.00848348" calcext:value-type="float">
            <text:p>0.00848348</text:p>
          </table:table-cell>
          <table:table-cell office:value-type="float" office:value="0.000427859" calcext:value-type="float">
            <text:p>0.000427859</text:p>
          </table:table-cell>
          <table:table-cell office:value-type="float" office:value="0.0025842" calcext:value-type="float">
            <text:p>0.0025842</text:p>
          </table:table-cell>
          <table:table-cell office:value-type="float" office:value="0.0013957" calcext:value-type="float">
            <text:p>0.0013957</text:p>
          </table:table-cell>
          <table:table-cell office:value-type="float" office:value="0.00563001" calcext:value-type="float">
            <text:p>0.00563001</text:p>
          </table:table-cell>
          <table:table-cell office:value-type="float" office:value="0.00229271" calcext:value-type="float">
            <text:p>0.00229271</text:p>
          </table:table-cell>
          <table:table-cell office:value-type="float" office:value="0.00333362" calcext:value-type="float">
            <text:p>0.00333362</text:p>
          </table:table-cell>
          <table:table-cell office:value-type="float" office:value="0.00169764" calcext:value-type="float">
            <text:p>0.00169764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197233" calcext:value-type="float">
            <text:p>0.197233</text:p>
          </table:table-cell>
          <table:table-cell office:value-type="float" office:value="0.13184" calcext:value-type="float">
            <text:p>0.13184</text:p>
          </table:table-cell>
          <table:table-cell office:value-type="float" office:value="0.0519854" calcext:value-type="float">
            <text:p>0.0519854</text:p>
          </table:table-cell>
          <table:table-cell office:value-type="float" office:value="0.0135993" calcext:value-type="float">
            <text:p>0.0135993</text:p>
          </table:table-cell>
          <table:table-cell office:value-type="float" office:value="0.00468282" calcext:value-type="float">
            <text:p>0.00468282</text:p>
          </table:table-cell>
          <table:table-cell office:value-type="float" office:value="0.00496401" calcext:value-type="float">
            <text:p>0.00496401</text:p>
          </table:table-cell>
          <table:table-cell office:value-type="float" office:value="0.00278698" calcext:value-type="float">
            <text:p>0.00278698</text:p>
          </table:table-cell>
          <table:table-cell office:value-type="float" office:value="0.00213749" calcext:value-type="float">
            <text:p>0.00213749</text:p>
          </table:table-cell>
          <table:table-cell office:value-type="float" office:value="0.00165652" calcext:value-type="float">
            <text:p>0.00165652</text:p>
          </table:table-cell>
          <table:table-cell office:value-type="float" office:value="0.00254409" calcext:value-type="float">
            <text:p>0.00254409</text:p>
          </table:table-cell>
          <table:table-cell office:value-type="float" office:value="0.00267314" calcext:value-type="float">
            <text:p>0.0026731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72792" calcext:value-type="float">
            <text:p>0.272792</text:p>
          </table:table-cell>
          <table:table-cell office:value-type="float" office:value="0.139382" calcext:value-type="float">
            <text:p>0.139382</text:p>
          </table:table-cell>
          <table:table-cell office:value-type="float" office:value="0.05066" calcext:value-type="float">
            <text:p>0.05066</text:p>
          </table:table-cell>
          <table:table-cell office:value-type="float" office:value="0.0111229" calcext:value-type="float">
            <text:p>0.0111229</text:p>
          </table:table-cell>
          <table:table-cell office:value-type="float" office:value="0.00290734" calcext:value-type="float">
            <text:p>0.00290734</text:p>
          </table:table-cell>
          <table:table-cell office:value-type="float" office:value="0.00396491" calcext:value-type="float">
            <text:p>0.00396491</text:p>
          </table:table-cell>
          <table:table-cell office:value-type="float" office:value="0.00324036" calcext:value-type="float">
            <text:p>0.00324036</text:p>
          </table:table-cell>
          <table:table-cell office:value-type="float" office:value="0.00326575" calcext:value-type="float">
            <text:p>0.00326575</text:p>
          </table:table-cell>
          <table:table-cell office:value-type="float" office:value="0.00197786" calcext:value-type="float">
            <text:p>0.00197786</text:p>
          </table:table-cell>
          <table:table-cell office:value-type="float" office:value="0.00383638" calcext:value-type="float">
            <text:p>0.00383638</text:p>
          </table:table-cell>
          <table:table-cell office:value-type="float" office:value="0.00109316" calcext:value-type="float">
            <text:p>0.0010931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38777" calcext:value-type="float">
            <text:p>0.238777</text:p>
          </table:table-cell>
          <table:table-cell office:value-type="float" office:value="0.0898646" calcext:value-type="float">
            <text:p>0.0898646</text:p>
          </table:table-cell>
          <table:table-cell office:value-type="float" office:value="0.0323754" calcext:value-type="float">
            <text:p>0.0323754</text:p>
          </table:table-cell>
          <table:table-cell office:value-type="float" office:value="0.0105596" calcext:value-type="float">
            <text:p>0.0105596</text:p>
          </table:table-cell>
          <table:table-cell office:value-type="float" office:value="0.00254993" calcext:value-type="float">
            <text:p>0.00254993</text:p>
          </table:table-cell>
          <table:table-cell office:value-type="float" office:value="0.00219224" calcext:value-type="float">
            <text:p>0.00219224</text:p>
          </table:table-cell>
          <table:table-cell office:value-type="float" office:value="0.00147044" calcext:value-type="float">
            <text:p>0.00147044</text:p>
          </table:table-cell>
          <table:table-cell office:value-type="float" office:value="0.00350775" calcext:value-type="float">
            <text:p>0.00350775</text:p>
          </table:table-cell>
          <table:table-cell office:value-type="float" office:value="0.00181986" calcext:value-type="float">
            <text:p>0.00181986</text:p>
          </table:table-cell>
          <table:table-cell office:value-type="float" office:value="0.0031022" calcext:value-type="float">
            <text:p>0.0031022</text:p>
          </table:table-cell>
          <table:table-cell office:value-type="float" office:value="0.00188275" calcext:value-type="float">
            <text:p>0.00188275</text:p>
          </table:table-cell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54395" calcext:value-type="float">
            <text:p>0.0054395</text:p>
          </table:table-cell>
          <table:table-cell office:value-type="float" office:value="0.00112884" calcext:value-type="float">
            <text:p>0.00112884</text:p>
          </table:table-cell>
          <table:table-cell office:value-type="float" office:value="0.000593526" calcext:value-type="float">
            <text:p>0.000593526</text:p>
          </table:table-cell>
          <table:table-cell office:value-type="float" office:value="0.00197591" calcext:value-type="float">
            <text:p>0.00197591</text:p>
          </table:table-cell>
          <table:table-cell office:value-type="float" office:value="0.00217434" calcext:value-type="float">
            <text:p>0.00217434</text:p>
          </table:table-cell>
          <table:table-cell office:value-type="float" office:value="0.0023208" calcext:value-type="float">
            <text:p>0.0023208</text:p>
          </table:table-cell>
          <table:table-cell office:value-type="float" office:value="0.00238491" calcext:value-type="float">
            <text:p>0.00238491</text:p>
          </table:table-cell>
          <table:table-cell office:value-type="float" office:value="0.000125943" calcext:value-type="float">
            <text:p>0.000125943</text:p>
          </table:table-cell>
          <table:table-cell office:value-type="float" office:value="0.00211709" calcext:value-type="float">
            <text:p>0.00211709</text:p>
          </table:table-cell>
          <table:table-cell office:value-type="float" office:value="0.00235307" calcext:value-type="float">
            <text:p>0.00235307</text:p>
          </table:table-cell>
          <table:table-cell office:value-type="float" office:value="0.000964221" calcext:value-type="float">
            <text:p>0.0009642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39057" calcext:value-type="float">
            <text:p>0.239057</text:p>
          </table:table-cell>
          <table:table-cell office:value-type="float" office:value="0.0887675" calcext:value-type="float">
            <text:p>0.0887675</text:p>
          </table:table-cell>
          <table:table-cell office:value-type="float" office:value="0.0335076" calcext:value-type="float">
            <text:p>0.0335076</text:p>
          </table:table-cell>
          <table:table-cell office:value-type="float" office:value="0.00909173" calcext:value-type="float">
            <text:p>0.00909173</text:p>
          </table:table-cell>
          <table:table-cell office:value-type="float" office:value="0.00214366" calcext:value-type="float">
            <text:p>0.00214366</text:p>
          </table:table-cell>
          <table:table-cell office:value-type="float" office:value="0.00381471" calcext:value-type="float">
            <text:p>0.00381471</text:p>
          </table:table-cell>
          <table:table-cell office:value-type="float" office:value="0.00124695" calcext:value-type="float">
            <text:p>0.00124695</text:p>
          </table:table-cell>
          <table:table-cell office:value-type="float" office:value="0.00267919" calcext:value-type="float">
            <text:p>0.00267919</text:p>
          </table:table-cell>
          <table:table-cell office:value-type="float" office:value="0.00529627" calcext:value-type="float">
            <text:p>0.00529627</text:p>
          </table:table-cell>
          <table:table-cell office:value-type="float" office:value="0.00433824" calcext:value-type="float">
            <text:p>0.00433824</text:p>
          </table:table-cell>
          <table:table-cell office:value-type="float" office:value="0.00341805" calcext:value-type="float">
            <text:p>0.003418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5319" calcext:value-type="float">
            <text:p>0.275319</text:p>
          </table:table-cell>
          <table:table-cell office:value-type="float" office:value="0.139868" calcext:value-type="float">
            <text:p>0.139868</text:p>
          </table:table-cell>
          <table:table-cell office:value-type="float" office:value="0.0482862" calcext:value-type="float">
            <text:p>0.0482862</text:p>
          </table:table-cell>
          <table:table-cell office:value-type="float" office:value="0.0139001" calcext:value-type="float">
            <text:p>0.0139001</text:p>
          </table:table-cell>
          <table:table-cell office:value-type="float" office:value="0.00315019" calcext:value-type="float">
            <text:p>0.00315019</text:p>
          </table:table-cell>
          <table:table-cell office:value-type="float" office:value="0.000266538" calcext:value-type="float">
            <text:p>0.000266538</text:p>
          </table:table-cell>
          <table:table-cell office:value-type="float" office:value="0.0023575" calcext:value-type="float">
            <text:p>0.0023575</text:p>
          </table:table-cell>
          <table:table-cell office:value-type="float" office:value="0.00417583" calcext:value-type="float">
            <text:p>0.00417583</text:p>
          </table:table-cell>
          <table:table-cell office:value-type="float" office:value="0.00507556" calcext:value-type="float">
            <text:p>0.00507556</text:p>
          </table:table-cell>
          <table:table-cell office:value-type="float" office:value="0.00513114" calcext:value-type="float">
            <text:p>0.00513114</text:p>
          </table:table-cell>
          <table:table-cell office:value-type="float" office:value="0.00172134" calcext:value-type="float">
            <text:p>0.001721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7638" calcext:value-type="float">
            <text:p>0.197638</text:p>
          </table:table-cell>
          <table:table-cell office:value-type="float" office:value="0.132988" calcext:value-type="float">
            <text:p>0.132988</text:p>
          </table:table-cell>
          <table:table-cell office:value-type="float" office:value="0.0507014" calcext:value-type="float">
            <text:p>0.0507014</text:p>
          </table:table-cell>
          <table:table-cell office:value-type="float" office:value="0.00847553" calcext:value-type="float">
            <text:p>0.00847553</text:p>
          </table:table-cell>
          <table:table-cell office:value-type="float" office:value="0.00331242" calcext:value-type="float">
            <text:p>0.00331242</text:p>
          </table:table-cell>
          <table:table-cell office:value-type="float" office:value="0.00254764" calcext:value-type="float">
            <text:p>0.00254764</text:p>
          </table:table-cell>
          <table:table-cell office:value-type="float" office:value="0.00539968" calcext:value-type="float">
            <text:p>0.00539968</text:p>
          </table:table-cell>
          <table:table-cell office:value-type="float" office:value="0.00385463" calcext:value-type="float">
            <text:p>0.00385463</text:p>
          </table:table-cell>
          <table:table-cell office:value-type="float" office:value="0.00295648" calcext:value-type="float">
            <text:p>0.00295648</text:p>
          </table:table-cell>
          <table:table-cell office:value-type="float" office:value="0.000484707" calcext:value-type="float">
            <text:p>0.000484707</text:p>
          </table:table-cell>
          <table:table-cell office:value-type="float" office:value="0.0012208" calcext:value-type="float">
            <text:p>0.00122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77938" calcext:value-type="float">
            <text:p>0.0977938</text:p>
          </table:table-cell>
          <table:table-cell office:value-type="float" office:value="0.081807" calcext:value-type="float">
            <text:p>0.081807</text:p>
          </table:table-cell>
          <table:table-cell office:value-type="float" office:value="0.0317077" calcext:value-type="float">
            <text:p>0.0317077</text:p>
          </table:table-cell>
          <table:table-cell office:value-type="float" office:value="0.00908272" calcext:value-type="float">
            <text:p>0.00908272</text:p>
          </table:table-cell>
          <table:table-cell office:value-type="float" office:value="0.00455136" calcext:value-type="float">
            <text:p>0.00455136</text:p>
          </table:table-cell>
          <table:table-cell office:value-type="float" office:value="0.00467049" calcext:value-type="float">
            <text:p>0.00467049</text:p>
          </table:table-cell>
          <table:table-cell office:value-type="float" office:value="0.00286541" calcext:value-type="float">
            <text:p>0.00286541</text:p>
          </table:table-cell>
          <table:table-cell office:value-type="float" office:value="0.00255853" calcext:value-type="float">
            <text:p>0.00255853</text:p>
          </table:table-cell>
          <table:table-cell office:value-type="float" office:value="0.00552578" calcext:value-type="float">
            <text:p>0.00552578</text:p>
          </table:table-cell>
          <table:table-cell office:value-type="float" office:value="0.00280555" calcext:value-type="float">
            <text:p>0.00280555</text:p>
          </table:table-cell>
          <table:table-cell office:value-type="float" office:value="0.00169127" calcext:value-type="float">
            <text:p>0.001691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91066" calcext:value-type="float">
            <text:p>0.00391066</text:p>
          </table:table-cell>
          <table:table-cell office:value-type="float" office:value="0.00289538" calcext:value-type="float">
            <text:p>0.00289538</text:p>
          </table:table-cell>
          <table:table-cell office:value-type="float" office:value="0.00207455" calcext:value-type="float">
            <text:p>0.00207455</text:p>
          </table:table-cell>
          <table:table-cell office:value-type="float" office:value="0.00175664" calcext:value-type="float">
            <text:p>0.00175664</text:p>
          </table:table-cell>
          <table:table-cell office:value-type="float" office:value="0.00399726" calcext:value-type="float">
            <text:p>0.00399726</text:p>
          </table:table-cell>
          <table:table-cell office:value-type="float" office:value="0.00212161" calcext:value-type="float">
            <text:p>0.00212161</text:p>
          </table:table-cell>
          <table:table-cell office:value-type="float" office:value="0.00199782" calcext:value-type="float">
            <text:p>0.00199782</text:p>
          </table:table-cell>
          <table:table-cell office:value-type="float" office:value="0.00151226" calcext:value-type="float">
            <text:p>0.00151226</text:p>
          </table:table-cell>
          <table:table-cell office:value-type="float" office:value="0.00189557" calcext:value-type="float">
            <text:p>0.00189557</text:p>
          </table:table-cell>
          <table:table-cell office:value-type="float" office:value="0.00430284" calcext:value-type="float">
            <text:p>0.00430284</text:p>
          </table:table-cell>
          <table:table-cell office:value-type="float" office:value="0.00179232" calcext:value-type="float">
            <text:p>0.0017923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146748" calcext:value-type="float">
            <text:p>0.00146748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3804" calcext:value-type="float">
            <text:p>0.003804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29092" calcext:value-type="float">
            <text:p>0.0029092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170839" calcext:value-type="float">
            <text:p>0.00170839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113008" calcext:value-type="float">
            <text:p>0.00113008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0955595" calcext:value-type="float">
            <text:p>0.00095559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297395" calcext:value-type="float">
            <text:p>0.0029739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45686" calcext:value-type="float">
            <text:p>0.0034568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244105" calcext:value-type="float">
            <text:p>0.00244105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16247" calcext:value-type="float">
            <text:p>0.0021624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2248" calcext:value-type="float">
            <text:p>0.00152248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506573" calcext:value-type="float">
            <text:p>0.00506573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274977" calcext:value-type="float">
            <text:p>0.00274977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631437" calcext:value-type="float">
            <text:p>0.00631437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172041" calcext:value-type="float">
            <text:p>0.00172041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00415" calcext:value-type="float">
            <text:p>0.00200415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621717" calcext:value-type="float">
            <text:p>0.0062171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288507" calcext:value-type="float">
            <text:p>0.0028850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280484" calcext:value-type="float">
            <text:p>0.0028048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78375" calcext:value-type="float">
            <text:p>0.00578375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43727" calcext:value-type="float">
            <text:p>0.0044372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12878" calcext:value-type="float">
            <text:p>0.00312878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336538" calcext:value-type="float">
            <text:p>0.00336538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371997" calcext:value-type="float">
            <text:p>0.00371997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319915" calcext:value-type="float">
            <text:p>0.00319915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213094" calcext:value-type="float">
            <text:p>0.00213094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53391" calcext:value-type="float">
            <text:p>0.00253391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432274" calcext:value-type="float">
            <text:p>0.0043227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5518" calcext:value-type="float">
            <text:p>0.001551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13344" calcext:value-type="float">
            <text:p>0.0031334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411374" calcext:value-type="float">
            <text:p>0.0041137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56148" calcext:value-type="float">
            <text:p>0.0045614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19626" calcext:value-type="float">
            <text:p>0.00219626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0983364" calcext:value-type="float">
            <text:p>0.000983364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15782" calcext:value-type="float">
            <text:p>0.0015782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340557" calcext:value-type="float">
            <text:p>0.000340557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260485" calcext:value-type="float">
            <text:p>0.00260485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367644" calcext:value-type="float">
            <text:p>0.00367644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184979" calcext:value-type="float">
            <text:p>0.0018497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206757" calcext:value-type="float">
            <text:p>0.0020675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83679" calcext:value-type="float">
            <text:p>0.0018367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355959" calcext:value-type="float">
            <text:p>0.0035595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1016" calcext:value-type="float">
            <text:p>0.0021016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21346" calcext:value-type="float">
            <text:p>0.00221346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551881" calcext:value-type="float">
            <text:p>0.00551881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164744" calcext:value-type="float">
            <text:p>0.00164744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946391" calcext:value-type="float">
            <text:p>0.000946391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354115" calcext:value-type="float">
            <text:p>0.00354115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04612" calcext:value-type="float">
            <text:p>0.00204612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392574" calcext:value-type="float">
            <text:p>0.0039257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01988" calcext:value-type="float">
            <text:p>0.0060198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438811" calcext:value-type="float">
            <text:p>0.0043881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286066" calcext:value-type="float">
            <text:p>0.0028606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22272" calcext:value-type="float">
            <text:p>0.00422272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76001" calcext:value-type="float">
            <text:p>0.00576001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129916" calcext:value-type="float">
            <text:p>0.00129916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35138" calcext:value-type="float">
            <text:p>0.0035138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932692" calcext:value-type="float">
            <text:p>0.000932692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177236" calcext:value-type="float">
            <text:p>0.00177236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54578" calcext:value-type="float">
            <text:p>0.00254578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172675" calcext:value-type="float">
            <text:p>0.0017267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10277" calcext:value-type="float">
            <text:p>0.0051027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70545" calcext:value-type="float">
            <text:p>0.0017054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371046" calcext:value-type="float">
            <text:p>0.0037104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79469" calcext:value-type="float">
            <text:p>0.0027946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46163" calcext:value-type="float">
            <text:p>0.00246163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305945" calcext:value-type="float">
            <text:p>0.00305945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514998" calcext:value-type="float">
            <text:p>0.000514998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255041" calcext:value-type="float">
            <text:p>0.00255041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14024" calcext:value-type="float">
            <text:p>0.0014024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324959" calcext:value-type="float">
            <text:p>0.00324959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354691" calcext:value-type="float">
            <text:p>0.00354691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38273" calcext:value-type="float">
            <text:p>0.0053827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307188" calcext:value-type="float">
            <text:p>0.0030718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200472" calcext:value-type="float">
            <text:p>0.00200472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687588" calcext:value-type="float">
            <text:p>0.00068758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85457" calcext:value-type="float">
            <text:p>0.00385457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498994" calcext:value-type="float">
            <text:p>0.00498994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502968" calcext:value-type="float">
            <text:p>0.00502968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35647" calcext:value-type="float">
            <text:p>0.0035647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408243" calcext:value-type="float">
            <text:p>0.00408243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83564" calcext:value-type="float">
            <text:p>0.00283564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408004" calcext:value-type="float">
            <text:p>0.0040800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64126" calcext:value-type="float">
            <text:p>0.0016412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261381" calcext:value-type="float">
            <text:p>0.0026138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14392" calcext:value-type="float">
            <text:p>0.00514392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97661" calcext:value-type="float">
            <text:p>0.00297661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55749" calcext:value-type="float">
            <text:p>0.00455749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0631548" calcext:value-type="float">
            <text:p>0.000631548</text:p>
          </table:table-cell>
          <table:table-cell table:number-columns-repeated="10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510032" calcext:value-type="float">
            <text:p>0.00510032</text:p>
          </table:table-cell>
          <table:table-cell table:number-columns-repeated="10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42889" calcext:value-type="float">
            <text:p>0.0042889</text:p>
          </table:table-cell>
          <table:table-cell table:number-columns-repeated="10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473502" calcext:value-type="float">
            <text:p>0.00473502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269316" calcext:value-type="float">
            <text:p>0.00269316</text:p>
          </table:table-cell>
          <table:table-cell table:number-columns-repeated="10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0389267" calcext:value-type="float">
            <text:p>0.00038926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741436" calcext:value-type="float">
            <text:p>0.00074143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839372" calcext:value-type="float">
            <text:p>0.00083937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73737" calcext:value-type="float">
            <text:p>0.0057373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290868" calcext:value-type="float">
            <text:p>0.0029086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64824" calcext:value-type="float">
            <text:p>0.00264824</text:p>
          </table:table-cell>
          <table:table-cell table:number-columns-repeated="10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11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11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1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1"/>
        </table:table-row>
      </table:table>
      <table:table table:name="Variation10" table:style-name="ta1">
        <table:shapes>
          <draw:frame draw:z-index="0" draw:style-name="gr1" draw:text-style-name="P1" svg:width="181.74mm" svg:height="113.75mm" svg:x="208.81mm" svg:y="5.51mm">
            <loext:p draw:notify-on-update-of-ranges="Variation10.A3:Variation10.A13 Variation10.B2:Variation10.B2 Variation10.B3:Variation10.B13 Variation10.A3:Variation10.A13 Variation10.C2:Variation10.C2 Variation10.C3:Variation10.C13 Variation10.A3:Variation10.A13 Variation10.D2:Variation10.D2 Variation10.D3:Variation10.D13 Variation10.A3:Variation10.A13 Variation10.E2:Variation10.E2 Variation10.E3:Variation10.E13 Variation10.A3:Variation10.A13 Variation10.F2:Variation10.F2 Variation10.F3:Variation10.F13 Variation10.A3:Variation10.A13 Variation10.G2:Variation10.G2 Variation10.G3:Variation10.G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Input centre: (5.09;4.98)</text:p>
          </table:table-cell>
          <table:table-cell office:value-type="string" calcext:value-type="string">
            <text:p><text:s/>pixels in each dimension: 10;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riation</text:p>
          </table:table-cell>
          <table:table-cell office:value-type="string" calcext:value-type="string">
            <text:p>Sigma 0.5</text:p>
          </table:table-cell>
          <table:table-cell office:value-type="string" calcext:value-type="string">
            <text:p>Sigma 1.0</text:p>
          </table:table-cell>
          <table:table-cell office:value-type="string" calcext:value-type="string">
            <text:p>Sigma 1.5</text:p>
          </table:table-cell>
          <table:table-cell office:value-type="string" calcext:value-type="string">
            <text:p>Sigma 2.0</text:p>
          </table:table-cell>
          <table:table-cell office:value-type="string" calcext:value-type="string">
            <text:p>Sigma 2.5</text:p>
          </table:table-cell>
          <table:table-cell office:value-type="string" calcext:value-type="string">
            <text:p>Sigma 3.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488316" calcext:value-type="float">
            <text:p>0.488316</text:p>
          </table:table-cell>
          <table:table-cell office:value-type="float" office:value="0.466039" calcext:value-type="float">
            <text:p>0.466039</text:p>
          </table:table-cell>
          <table:table-cell office:value-type="float" office:value="0.399117" calcext:value-type="float">
            <text:p>0.399117</text:p>
          </table:table-cell>
          <table:table-cell office:value-type="float" office:value="0.333819" calcext:value-type="float">
            <text:p>0.333819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0.244762" calcext:value-type="float">
            <text:p>0.24476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516226" calcext:value-type="float">
            <text:p>0.516226</text:p>
          </table:table-cell>
          <table:table-cell office:value-type="float" office:value="0.495212" calcext:value-type="float">
            <text:p>0.495212</text:p>
          </table:table-cell>
          <table:table-cell office:value-type="float" office:value="0.432701" calcext:value-type="float">
            <text:p>0.432701</text:p>
          </table:table-cell>
          <table:table-cell office:value-type="float" office:value="0.373379" calcext:value-type="float">
            <text:p>0.373379</text:p>
          </table:table-cell>
          <table:table-cell office:value-type="float" office:value="0.328682" calcext:value-type="float">
            <text:p>0.328682</text:p>
          </table:table-cell>
          <table:table-cell office:value-type="float" office:value="0.296471" calcext:value-type="float">
            <text:p>0.296471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560761" calcext:value-type="float">
            <text:p>0.560761</text:p>
          </table:table-cell>
          <table:table-cell office:value-type="float" office:value="0.541454" calcext:value-type="float">
            <text:p>0.541454</text:p>
          </table:table-cell>
          <table:table-cell office:value-type="float" office:value="0.485045" calcext:value-type="float">
            <text:p>0.485045</text:p>
          </table:table-cell>
          <table:table-cell office:value-type="float" office:value="0.432918" calcext:value-type="float">
            <text:p>0.432918</text:p>
          </table:table-cell>
          <table:table-cell office:value-type="float" office:value="0.395006" calcext:value-type="float">
            <text:p>0.395006</text:p>
          </table:table-cell>
          <table:table-cell office:value-type="float" office:value="0.368614" calcext:value-type="float">
            <text:p>0.36861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18432" calcext:value-type="float">
            <text:p>0.618432</text:p>
          </table:table-cell>
          <table:table-cell office:value-type="float" office:value="0.600978" calcext:value-type="float">
            <text:p>0.600978</text:p>
          </table:table-cell>
          <table:table-cell office:value-type="float" office:value="0.550724" calcext:value-type="float">
            <text:p>0.550724</text:p>
          </table:table-cell>
          <table:table-cell office:value-type="float" office:value="0.505359" calcext:value-type="float">
            <text:p>0.505359</text:p>
          </table:table-cell>
          <table:table-cell office:value-type="float" office:value="0.473339" calcext:value-type="float">
            <text:p>0.473339</text:p>
          </table:table-cell>
          <table:table-cell office:value-type="float" office:value="0.451451" calcext:value-type="float">
            <text:p>0.45145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669832" calcext:value-type="float">
            <text:p>0.669832</text:p>
          </table:table-cell>
          <table:table-cell office:value-type="float" office:value="0.564726" calcext:value-type="float">
            <text:p>0.564726</text:p>
          </table:table-cell>
          <table:table-cell office:value-type="float" office:value="0.455593" calcext:value-type="float">
            <text:p>0.455593</text:p>
          </table:table-cell>
          <table:table-cell office:value-type="float" office:value="0.369244" calcext:value-type="float">
            <text:p>0.369244</text:p>
          </table:table-cell>
          <table:table-cell office:value-type="float" office:value="0.305091" calcext:value-type="float">
            <text:p>0.305091</text:p>
          </table:table-cell>
          <table:table-cell office:value-type="float" office:value="0.257533" calcext:value-type="float">
            <text:p>0.257533</text:p>
          </table:table-cell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631234" calcext:value-type="float">
            <text:p>0.631234</text:p>
          </table:table-cell>
          <table:table-cell office:value-type="float" office:value="0.614126" calcext:value-type="float">
            <text:p>0.614126</text:p>
          </table:table-cell>
          <table:table-cell office:value-type="float" office:value="0.565019" calcext:value-type="float">
            <text:p>0.565019</text:p>
          </table:table-cell>
          <table:table-cell office:value-type="float" office:value="0.52099" calcext:value-type="float">
            <text:p>0.52099</text:p>
          </table:table-cell>
          <table:table-cell office:value-type="float" office:value="0.489847" calcext:value-type="float">
            <text:p>0.489847</text:p>
          </table:table-cell>
          <table:table-cell office:value-type="float" office:value="0.467823" calcext:value-type="float">
            <text:p>0.46782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71343" calcext:value-type="float">
            <text:p>0.571343</text:p>
          </table:table-cell>
          <table:table-cell office:value-type="float" office:value="0.552484" calcext:value-type="float">
            <text:p>0.552484</text:p>
          </table:table-cell>
          <table:table-cell office:value-type="float" office:value="0.497252" calcext:value-type="float">
            <text:p>0.497252</text:p>
          </table:table-cell>
          <table:table-cell office:value-type="float" office:value="0.446567" calcext:value-type="float">
            <text:p>0.446567</text:p>
          </table:table-cell>
          <table:table-cell office:value-type="float" office:value="0.409907" calcext:value-type="float">
            <text:p>0.409907</text:p>
          </table:table-cell>
          <table:table-cell office:value-type="float" office:value="0.384513" calcext:value-type="float">
            <text:p>0.3845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23889" calcext:value-type="float">
            <text:p>0.523889</text:p>
          </table:table-cell>
          <table:table-cell office:value-type="float" office:value="0.503188" calcext:value-type="float">
            <text:p>0.503188</text:p>
          </table:table-cell>
          <table:table-cell office:value-type="float" office:value="0.44193" calcext:value-type="float">
            <text:p>0.44193</text:p>
          </table:table-cell>
          <table:table-cell office:value-type="float" office:value="0.383933" calcext:value-type="float">
            <text:p>0.383933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30964" calcext:value-type="float">
            <text:p>0.309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92408" calcext:value-type="float">
            <text:p>0.492408</text:p>
          </table:table-cell>
          <table:table-cell office:value-type="float" office:value="0.47029" calcext:value-type="float">
            <text:p>0.47029</text:p>
          </table:table-cell>
          <table:table-cell office:value-type="float" office:value="0.404106" calcext:value-type="float">
            <text:p>0.404106</text:p>
          </table:table-cell>
          <table:table-cell office:value-type="float" office:value="0.339682" calcext:value-type="float">
            <text:p>0.339682</text:p>
          </table:table-cell>
          <table:table-cell office:value-type="float" office:value="0.289887" calcext:value-type="float">
            <text:p>0.289887</text:p>
          </table:table-cell>
          <table:table-cell office:value-type="float" office:value="0.252787" calcext:value-type="float">
            <text:p>0.25278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80045" calcext:value-type="float">
            <text:p>0.480045</text:p>
          </table:table-cell>
          <table:table-cell office:value-type="float" office:value="0.457376" calcext:value-type="float">
            <text:p>0.457376</text:p>
          </table:table-cell>
          <table:table-cell office:value-type="float" office:value="0.388954" calcext:value-type="float">
            <text:p>0.388954</text:p>
          </table:table-cell>
          <table:table-cell office:value-type="float" office:value="0.321577" calcext:value-type="float">
            <text:p>0.321577</text:p>
          </table:table-cell>
          <table:table-cell office:value-type="float" office:value="0.268402" calcext:value-type="float">
            <text:p>0.268402</text:p>
          </table:table-cell>
          <table:table-cell office:value-type="float" office:value="0.227802" calcext:value-type="float">
            <text:p>0.2278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8306" calcext:value-type="float">
            <text:p>0.488306</text:p>
          </table:table-cell>
          <table:table-cell office:value-type="float" office:value="0.466031" calcext:value-type="float">
            <text:p>0.466031</text:p>
          </table:table-cell>
          <table:table-cell office:value-type="float" office:value="0.39907" calcext:value-type="float">
            <text:p>0.39907</text:p>
          </table:table-cell>
          <table:table-cell office:value-type="float" office:value="0.333812" calcext:value-type="float">
            <text:p>0.333812</text:p>
          </table:table-cell>
          <table:table-cell office:value-type="float" office:value="0.282917" calcext:value-type="float">
            <text:p>0.282917</text:p>
          </table:table-cell>
          <table:table-cell office:value-type="float" office:value="0.244719" calcext:value-type="float">
            <text:p>0.244719</text:p>
          </table:table-cell>
        </table:table-row>
      </table:table>
      <table:table table:name="Variation" table:style-name="ta1">
        <table:shapes>
          <draw:frame draw:z-index="0" draw:style-name="gr1" draw:text-style-name="P1" svg:width="186.13mm" svg:height="114.81mm" svg:x="23.04mm" svg:y="126.9mm">
            <loext:p draw:notify-on-update-of-ranges="Variation.A3:Variation.A13 Variation.B2:Variation.B2 Variation.B3:Variation.B13 Variation.A3:Variation.A13 Variation.C2:Variation.C2 Variation.C3:Variation.C13 Variation.A3:Variation.A13 Variation.D2:Variation.D2 Variation.D3:Variation.D13 Variation.A3:Variation.A13 Variation.E2:Variation.E2 Variation.E3:Variation.E13 Variation.A3:Variation.A13 Variation.F2:Variation.F2 Variation.F3:Variation.F13 Variation.A3:Variation.A13 Variation.G2:Variation.G2 Variation.G3:Variation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2.43mm" svg:height="116.93mm" svg:x="213.89mm" svg:y="126.37mm">
            <loext:p draw:notify-on-update-of-ranges="Variation.A16:Variation.A26 Variation.B15:Variation.B15 Variation.B16:Variation.B26 Variation.A16:Variation.A26 Variation.C15:Variation.C15 Variation.C16:Variation.C26 Variation.A16:Variation.A26 Variation.D15:Variation.D15 Variation.D16:Variation.D26 Variation.A16:Variation.A26 Variation.E15:Variation.E15 Variation.E16:Variation.E26 Variation.A16:Variation.A26 Variation.F15:Variation.F15 Variation.F16:Variation.F26 Variation.A16:Variation.A26 Variation.G15:Variation.G15 Variation.G16:Variation.G26 Variation.A16:Variation.A26 Variation.H15:Variation.H15 Variation.H16:Variation.H26 Variation.A16:Variation.A26 Variation.I15:Variation.I15 Variation.I16:Variation.I26 Variation.A16:Variation.A26 Variation.J15:Variation.J15 Variation.J16:Variation.J26 Variation.A16:Variation.A26 Variation.K15:Variation.K15 Variation.K16:Variation.K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nput centre: (50;50)</text:p>
          </table:table-cell>
          <table:table-cell office:value-type="string" calcext:value-type="string">
            <text:p><text:s/>pixels in each dimension: 100;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iation</text:p>
          </table:table-cell>
          <table:table-cell office:value-type="string" calcext:value-type="string">
            <text:p>Sigma 5</text:p>
          </table:table-cell>
          <table:table-cell office:value-type="string" calcext:value-type="string">
            <text:p>Sigma 10</text:p>
          </table:table-cell>
          <table:table-cell office:value-type="string" calcext:value-type="string">
            <text:p>Sigma 15</text:p>
          </table:table-cell>
          <table:table-cell office:value-type="string" calcext:value-type="string">
            <text:p>Sigma 20</text:p>
          </table:table-cell>
          <table:table-cell office:value-type="string" calcext:value-type="string">
            <text:p>Sigma 25</text:p>
          </table:table-cell>
          <table:table-cell office:value-type="string" calcext:value-type="string">
            <text:p>Sigma 30</text:p>
          </table:table-cell>
          <table:table-cell table:number-columns-repeated="4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146152" calcext:value-type="float">
            <text:p>0.00146152</text:p>
          </table:table-cell>
          <table:table-cell office:value-type="float" office:value="0.00272447" calcext:value-type="float">
            <text:p>0.00272447</text:p>
          </table:table-cell>
          <table:table-cell office:value-type="float" office:value="0.00273156" calcext:value-type="float">
            <text:p>0.00273156</text:p>
          </table:table-cell>
          <table:table-cell office:value-type="float" office:value="0.00104879" calcext:value-type="float">
            <text:p>0.00104879</text:p>
          </table:table-cell>
          <table:table-cell office:value-type="float" office:value="0.00196878" calcext:value-type="float">
            <text:p>0.00196878</text:p>
          </table:table-cell>
          <table:table-cell office:value-type="float" office:value="0.00182837" calcext:value-type="float">
            <text:p>0.00182837</text:p>
          </table:table-cell>
          <table:table-cell table:number-columns-repeated="4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98142" calcext:value-type="float">
            <text:p>0.098142</text:p>
          </table:table-cell>
          <table:table-cell office:value-type="float" office:value="0.0981502" calcext:value-type="float">
            <text:p>0.0981502</text:p>
          </table:table-cell>
          <table:table-cell office:value-type="float" office:value="0.0966686" calcext:value-type="float">
            <text:p>0.0966686</text:p>
          </table:table-cell>
          <table:table-cell office:value-type="float" office:value="0.078589" calcext:value-type="float">
            <text:p>0.078589</text:p>
          </table:table-cell>
          <table:table-cell office:value-type="float" office:value="0.0538501" calcext:value-type="float">
            <text:p>0.0538501</text:p>
          </table:table-cell>
          <table:table-cell office:value-type="float" office:value="0.0297047" calcext:value-type="float">
            <text:p>0.0297047</text:p>
          </table:table-cell>
          <table:table-cell table:number-columns-repeated="4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199616" calcext:value-type="float">
            <text:p>0.199616</text:p>
          </table:table-cell>
          <table:table-cell office:value-type="float" office:value="0.201235" calcext:value-type="float">
            <text:p>0.201235</text:p>
          </table:table-cell>
          <table:table-cell office:value-type="float" office:value="0.177762" calcext:value-type="float">
            <text:p>0.177762</text:p>
          </table:table-cell>
          <table:table-cell office:value-type="float" office:value="0.133816" calcext:value-type="float">
            <text:p>0.133816</text:p>
          </table:table-cell>
          <table:table-cell office:value-type="float" office:value="0.0932889" calcext:value-type="float">
            <text:p>0.0932889</text:p>
          </table:table-cell>
          <table:table-cell office:value-type="float" office:value="0.0530287" calcext:value-type="float">
            <text:p>0.0530287</text:p>
          </table:table-cell>
          <table:table-cell table:number-columns-repeated="4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99629" calcext:value-type="float">
            <text:p>0.299629</text:p>
          </table:table-cell>
          <table:table-cell office:value-type="float" office:value="0.275444" calcext:value-type="float">
            <text:p>0.275444</text:p>
          </table:table-cell>
          <table:table-cell office:value-type="float" office:value="0.209477" calcext:value-type="float">
            <text:p>0.209477</text:p>
          </table:table-cell>
          <table:table-cell office:value-type="float" office:value="0.145214" calcext:value-type="float">
            <text:p>0.145214</text:p>
          </table:table-cell>
          <table:table-cell office:value-type="float" office:value="0.0920859" calcext:value-type="float">
            <text:p>0.0920859</text:p>
          </table:table-cell>
          <table:table-cell office:value-type="float" office:value="0.0507792" calcext:value-type="float">
            <text:p>0.0507792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378964" calcext:value-type="float">
            <text:p>0.378964</text:p>
          </table:table-cell>
          <table:table-cell office:value-type="float" office:value="0.239558" calcext:value-type="float">
            <text:p>0.239558</text:p>
          </table:table-cell>
          <table:table-cell office:value-type="float" office:value="0.147111" calcext:value-type="float">
            <text:p>0.147111</text:p>
          </table:table-cell>
          <table:table-cell office:value-type="float" office:value="0.0903176" calcext:value-type="float">
            <text:p>0.0903176</text:p>
          </table:table-cell>
          <table:table-cell office:value-type="float" office:value="0.0554985" calcext:value-type="float">
            <text:p>0.0554985</text:p>
          </table:table-cell>
          <table:table-cell office:value-type="float" office:value="0.0317441" calcext:value-type="float">
            <text:p>0.0317441</text:p>
          </table:table-cell>
          <table:table-cell table:number-columns-repeated="4"/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0975735" calcext:value-type="float">
            <text:p>0.000975735</text:p>
          </table:table-cell>
          <table:table-cell office:value-type="float" office:value="0.00197143" calcext:value-type="float">
            <text:p>0.00197143</text:p>
          </table:table-cell>
          <table:table-cell office:value-type="float" office:value="0.00189622" calcext:value-type="float">
            <text:p>0.00189622</text:p>
          </table:table-cell>
          <table:table-cell office:value-type="float" office:value="0.00217961" calcext:value-type="float">
            <text:p>0.00217961</text:p>
          </table:table-cell>
          <table:table-cell office:value-type="float" office:value="0.00172502" calcext:value-type="float">
            <text:p>0.00172502</text:p>
          </table:table-cell>
          <table:table-cell office:value-type="float" office:value="0.0020371" calcext:value-type="float">
            <text:p>0.002037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7661" calcext:value-type="float">
            <text:p>0.37661</text:p>
          </table:table-cell>
          <table:table-cell office:value-type="float" office:value="0.241181" calcext:value-type="float">
            <text:p>0.241181</text:p>
          </table:table-cell>
          <table:table-cell office:value-type="float" office:value="0.147511" calcext:value-type="float">
            <text:p>0.147511</text:p>
          </table:table-cell>
          <table:table-cell office:value-type="float" office:value="0.0936452" calcext:value-type="float">
            <text:p>0.0936452</text:p>
          </table:table-cell>
          <table:table-cell office:value-type="float" office:value="0.0582338" calcext:value-type="float">
            <text:p>0.0582338</text:p>
          </table:table-cell>
          <table:table-cell office:value-type="float" office:value="0.0304313" calcext:value-type="float">
            <text:p>0.030431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9116" calcext:value-type="float">
            <text:p>0.299116</text:p>
          </table:table-cell>
          <table:table-cell office:value-type="float" office:value="0.275845" calcext:value-type="float">
            <text:p>0.275845</text:p>
          </table:table-cell>
          <table:table-cell office:value-type="float" office:value="0.208054" calcext:value-type="float">
            <text:p>0.208054</text:p>
          </table:table-cell>
          <table:table-cell office:value-type="float" office:value="0.145905" calcext:value-type="float">
            <text:p>0.145905</text:p>
          </table:table-cell>
          <table:table-cell office:value-type="float" office:value="0.0906897" calcext:value-type="float">
            <text:p>0.0906897</text:p>
          </table:table-cell>
          <table:table-cell office:value-type="float" office:value="0.0505561" calcext:value-type="float">
            <text:p>0.050556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0192" calcext:value-type="float">
            <text:p>0.20192</text:p>
          </table:table-cell>
          <table:table-cell office:value-type="float" office:value="0.201038" calcext:value-type="float">
            <text:p>0.201038</text:p>
          </table:table-cell>
          <table:table-cell office:value-type="float" office:value="0.177392" calcext:value-type="float">
            <text:p>0.177392</text:p>
          </table:table-cell>
          <table:table-cell office:value-type="float" office:value="0.134874" calcext:value-type="float">
            <text:p>0.134874</text:p>
          </table:table-cell>
          <table:table-cell office:value-type="float" office:value="0.0911497" calcext:value-type="float">
            <text:p>0.0911497</text:p>
          </table:table-cell>
          <table:table-cell office:value-type="float" office:value="0.052819" calcext:value-type="float">
            <text:p>0.05281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228" calcext:value-type="float">
            <text:p>0.10228</text:p>
          </table:table-cell>
          <table:table-cell office:value-type="float" office:value="0.0979615" calcext:value-type="float">
            <text:p>0.0979615</text:p>
          </table:table-cell>
          <table:table-cell office:value-type="float" office:value="0.0970088" calcext:value-type="float">
            <text:p>0.0970088</text:p>
          </table:table-cell>
          <table:table-cell office:value-type="float" office:value="0.0791198" calcext:value-type="float">
            <text:p>0.0791198</text:p>
          </table:table-cell>
          <table:table-cell office:value-type="float" office:value="0.0536822" calcext:value-type="float">
            <text:p>0.0536822</text:p>
          </table:table-cell>
          <table:table-cell office:value-type="float" office:value="0.033558" calcext:value-type="float">
            <text:p>0.03355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852122" calcext:value-type="float">
            <text:p>0.000852122</text:p>
          </table:table-cell>
          <table:table-cell office:value-type="float" office:value="0.00470681" calcext:value-type="float">
            <text:p>0.00470681</text:p>
          </table:table-cell>
          <table:table-cell office:value-type="float" office:value="0.00234272" calcext:value-type="float">
            <text:p>0.00234272</text:p>
          </table:table-cell>
          <table:table-cell office:value-type="float" office:value="0.00208999" calcext:value-type="float">
            <text:p>0.00208999</text:p>
          </table:table-cell>
          <table:table-cell office:value-type="float" office:value="0.00218306" calcext:value-type="float">
            <text:p>0.00218306</text:p>
          </table:table-cell>
          <table:table-cell office:value-type="float" office:value="0.00195741" calcext:value-type="float">
            <text:p>0.0019574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ma, variation /pixels</text:p>
          </table:table-cell>
          <table:table-cell office:value-type="string" calcext:value-type="string">
            <text:p>Sigma 1</text:p>
          </table:table-cell>
          <table:table-cell office:value-type="string" calcext:value-type="string">
            <text:p>Sigma 2</text:p>
          </table:table-cell>
          <table:table-cell office:value-type="string" calcext:value-type="string">
            <text:p>Sigma 3</text:p>
          </table:table-cell>
          <table:table-cell office:value-type="string" calcext:value-type="string">
            <text:p>Sigma 4</text:p>
          </table:table-cell>
          <table:table-cell office:value-type="string" calcext:value-type="string">
            <text:p>Sigma 5</text:p>
          </table:table-cell>
          <table:table-cell office:value-type="string" calcext:value-type="string">
            <text:p>Sigma 6</text:p>
          </table:table-cell>
          <table:table-cell office:value-type="string" calcext:value-type="string">
            <text:p>Sigma 7</text:p>
          </table:table-cell>
          <table:table-cell office:value-type="string" calcext:value-type="string">
            <text:p>Sigma 8</text:p>
          </table:table-cell>
          <table:table-cell office:value-type="string" calcext:value-type="string">
            <text:p>Sigma 9</text:p>
          </table:table-cell>
          <table:table-cell office:value-type="string" calcext:value-type="string">
            <text:p>Sigma 1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315754" calcext:value-type="float">
            <text:p>0.00315754</text:p>
          </table:table-cell>
          <table:table-cell office:value-type="float" office:value="0.00262358" calcext:value-type="float">
            <text:p>0.00262358</text:p>
          </table:table-cell>
          <table:table-cell office:value-type="float" office:value="0.00115482" calcext:value-type="float">
            <text:p>0.00115482</text:p>
          </table:table-cell>
          <table:table-cell office:value-type="float" office:value="0.00254758" calcext:value-type="float">
            <text:p>0.00254758</text:p>
          </table:table-cell>
          <table:table-cell office:value-type="float" office:value="0.00268291" calcext:value-type="float">
            <text:p>0.00268291</text:p>
          </table:table-cell>
          <table:table-cell office:value-type="float" office:value="0.00526734" calcext:value-type="float">
            <text:p>0.00526734</text:p>
          </table:table-cell>
          <table:table-cell office:value-type="float" office:value="0.00163883" calcext:value-type="float">
            <text:p>0.00163883</text:p>
          </table:table-cell>
          <table:table-cell office:value-type="float" office:value="0.00680181" calcext:value-type="float">
            <text:p>0.00680181</text:p>
          </table:table-cell>
          <table:table-cell office:value-type="float" office:value="0.00232638" calcext:value-type="float">
            <text:p>0.00232638</text:p>
          </table:table-cell>
          <table:table-cell office:value-type="float" office:value="0.000893682" calcext:value-type="float">
            <text:p>0.00089368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978142" calcext:value-type="float">
            <text:p>0.0978142</text:p>
          </table:table-cell>
          <table:table-cell office:value-type="float" office:value="0.0798498" calcext:value-type="float">
            <text:p>0.0798498</text:p>
          </table:table-cell>
          <table:table-cell office:value-type="float" office:value="0.0313843" calcext:value-type="float">
            <text:p>0.0313843</text:p>
          </table:table-cell>
          <table:table-cell office:value-type="float" office:value="0.00819514" calcext:value-type="float">
            <text:p>0.00819514</text:p>
          </table:table-cell>
          <table:table-cell office:value-type="float" office:value="0.00398056" calcext:value-type="float">
            <text:p>0.00398056</text:p>
          </table:table-cell>
          <table:table-cell office:value-type="float" office:value="0.00401302" calcext:value-type="float">
            <text:p>0.00401302</text:p>
          </table:table-cell>
          <table:table-cell office:value-type="float" office:value="0.00278041" calcext:value-type="float">
            <text:p>0.00278041</text:p>
          </table:table-cell>
          <table:table-cell office:value-type="float" office:value="0.00212877" calcext:value-type="float">
            <text:p>0.00212877</text:p>
          </table:table-cell>
          <table:table-cell office:value-type="float" office:value="0.00160447" calcext:value-type="float">
            <text:p>0.00160447</text:p>
          </table:table-cell>
          <table:table-cell office:value-type="float" office:value="0.00188009" calcext:value-type="float">
            <text:p>0.0018800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195939" calcext:value-type="float">
            <text:p>0.195939</text:p>
          </table:table-cell>
          <table:table-cell office:value-type="float" office:value="0.133296" calcext:value-type="float">
            <text:p>0.133296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121553" calcext:value-type="float">
            <text:p>0.0121553</text:p>
          </table:table-cell>
          <table:table-cell office:value-type="float" office:value="0.00324453" calcext:value-type="float">
            <text:p>0.00324453</text:p>
          </table:table-cell>
          <table:table-cell office:value-type="float" office:value="0.00556394" calcext:value-type="float">
            <text:p>0.00556394</text:p>
          </table:table-cell>
          <table:table-cell office:value-type="float" office:value="0.00155349" calcext:value-type="float">
            <text:p>0.00155349</text:p>
          </table:table-cell>
          <table:table-cell office:value-type="float" office:value="0.00279236" calcext:value-type="float">
            <text:p>0.00279236</text:p>
          </table:table-cell>
          <table:table-cell office:value-type="float" office:value="0.00129518" calcext:value-type="float">
            <text:p>0.00129518</text:p>
          </table:table-cell>
          <table:table-cell office:value-type="float" office:value="0.00132268" calcext:value-type="float">
            <text:p>0.0013226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76097" calcext:value-type="float">
            <text:p>0.276097</text:p>
          </table:table-cell>
          <table:table-cell office:value-type="float" office:value="0.142242" calcext:value-type="float">
            <text:p>0.142242</text:p>
          </table:table-cell>
          <table:table-cell office:value-type="float" office:value="0.0513497" calcext:value-type="float">
            <text:p>0.0513497</text:p>
          </table:table-cell>
          <table:table-cell office:value-type="float" office:value="0.0126262" calcext:value-type="float">
            <text:p>0.0126262</text:p>
          </table:table-cell>
          <table:table-cell office:value-type="float" office:value="0.00320875" calcext:value-type="float">
            <text:p>0.00320875</text:p>
          </table:table-cell>
          <table:table-cell office:value-type="float" office:value="0.00428238" calcext:value-type="float">
            <text:p>0.00428238</text:p>
          </table:table-cell>
          <table:table-cell office:value-type="float" office:value="0.000850754" calcext:value-type="float">
            <text:p>0.000850754</text:p>
          </table:table-cell>
          <table:table-cell office:value-type="float" office:value="0.0009423" calcext:value-type="float">
            <text:p>0.0009423</text:p>
          </table:table-cell>
          <table:table-cell office:value-type="float" office:value="0.000436162" calcext:value-type="float">
            <text:p>0.000436162</text:p>
          </table:table-cell>
          <table:table-cell office:value-type="float" office:value="0.00445956" calcext:value-type="float">
            <text:p>0.0044595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38916" calcext:value-type="float">
            <text:p>0.238916</text:p>
          </table:table-cell>
          <table:table-cell office:value-type="float" office:value="0.0929475" calcext:value-type="float">
            <text:p>0.0929475</text:p>
          </table:table-cell>
          <table:table-cell office:value-type="float" office:value="0.0327347" calcext:value-type="float">
            <text:p>0.0327347</text:p>
          </table:table-cell>
          <table:table-cell office:value-type="float" office:value="0.00593488" calcext:value-type="float">
            <text:p>0.00593488</text:p>
          </table:table-cell>
          <table:table-cell office:value-type="float" office:value="0.00431244" calcext:value-type="float">
            <text:p>0.00431244</text:p>
          </table:table-cell>
          <table:table-cell office:value-type="float" office:value="0.00110089" calcext:value-type="float">
            <text:p>0.00110089</text:p>
          </table:table-cell>
          <table:table-cell office:value-type="float" office:value="0.00183959" calcext:value-type="float">
            <text:p>0.00183959</text:p>
          </table:table-cell>
          <table:table-cell office:value-type="float" office:value="0.00357365" calcext:value-type="float">
            <text:p>0.00357365</text:p>
          </table:table-cell>
          <table:table-cell office:value-type="float" office:value="0.00043429" calcext:value-type="float">
            <text:p>0.00043429</text:p>
          </table:table-cell>
          <table:table-cell office:value-type="float" office:value="0.0017909" calcext:value-type="float">
            <text:p>0.0017909</text:p>
          </table:table-cell>
        </table:table-row>
        <table:table-row table:style-name="ro1">
          <table:table-cell office:value-type="float" office:value="-0.0000000163913" calcext:value-type="float">
            <text:p>-1.63913E-08</text:p>
          </table:table-cell>
          <table:table-cell office:value-type="float" office:value="0.00228014" calcext:value-type="float">
            <text:p>0.00228014</text:p>
          </table:table-cell>
          <table:table-cell office:value-type="float" office:value="0.00209225" calcext:value-type="float">
            <text:p>0.00209225</text:p>
          </table:table-cell>
          <table:table-cell office:value-type="float" office:value="0.00158185" calcext:value-type="float">
            <text:p>0.00158185</text:p>
          </table:table-cell>
          <table:table-cell office:value-type="float" office:value="0.00353347" calcext:value-type="float">
            <text:p>0.00353347</text:p>
          </table:table-cell>
          <table:table-cell office:value-type="float" office:value="0.00270941" calcext:value-type="float">
            <text:p>0.00270941</text:p>
          </table:table-cell>
          <table:table-cell office:value-type="float" office:value="0.00486908" calcext:value-type="float">
            <text:p>0.00486908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485394" calcext:value-type="float">
            <text:p>0.00485394</text:p>
          </table:table-cell>
          <table:table-cell office:value-type="float" office:value="0.00332335" calcext:value-type="float">
            <text:p>0.00332335</text:p>
          </table:table-cell>
          <table:table-cell office:value-type="float" office:value="0.00266989" calcext:value-type="float">
            <text:p>0.002669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36947" calcext:value-type="float">
            <text:p>0.236947</text:p>
          </table:table-cell>
          <table:table-cell office:value-type="float" office:value="0.0946132" calcext:value-type="float">
            <text:p>0.0946132</text:p>
          </table:table-cell>
          <table:table-cell office:value-type="float" office:value="0.0328853" calcext:value-type="float">
            <text:p>0.0328853</text:p>
          </table:table-cell>
          <table:table-cell office:value-type="float" office:value="0.00973824" calcext:value-type="float">
            <text:p>0.00973824</text:p>
          </table:table-cell>
          <table:table-cell office:value-type="float" office:value="0.00321134" calcext:value-type="float">
            <text:p>0.00321134</text:p>
          </table:table-cell>
          <table:table-cell office:value-type="float" office:value="0.0033205" calcext:value-type="float">
            <text:p>0.0033205</text:p>
          </table:table-cell>
          <table:table-cell office:value-type="float" office:value="0.00319806" calcext:value-type="float">
            <text:p>0.00319806</text:p>
          </table:table-cell>
          <table:table-cell office:value-type="float" office:value="0.0043306" calcext:value-type="float">
            <text:p>0.0043306</text:p>
          </table:table-cell>
          <table:table-cell office:value-type="float" office:value="0.00151628" calcext:value-type="float">
            <text:p>0.00151628</text:p>
          </table:table-cell>
          <table:table-cell office:value-type="float" office:value="0.00404637" calcext:value-type="float">
            <text:p>0.004046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4937" calcext:value-type="float">
            <text:p>0.274937</text:p>
          </table:table-cell>
          <table:table-cell office:value-type="float" office:value="0.143519" calcext:value-type="float">
            <text:p>0.143519</text:p>
          </table:table-cell>
          <table:table-cell office:value-type="float" office:value="0.0526403" calcext:value-type="float">
            <text:p>0.0526403</text:p>
          </table:table-cell>
          <table:table-cell office:value-type="float" office:value="0.0136191" calcext:value-type="float">
            <text:p>0.0136191</text:p>
          </table:table-cell>
          <table:table-cell office:value-type="float" office:value="0.00439808" calcext:value-type="float">
            <text:p>0.00439808</text:p>
          </table:table-cell>
          <table:table-cell office:value-type="float" office:value="0.00524945" calcext:value-type="float">
            <text:p>0.00524945</text:p>
          </table:table-cell>
          <table:table-cell office:value-type="float" office:value="0.00314972" calcext:value-type="float">
            <text:p>0.00314972</text:p>
          </table:table-cell>
          <table:table-cell office:value-type="float" office:value="0.00344586" calcext:value-type="float">
            <text:p>0.00344586</text:p>
          </table:table-cell>
          <table:table-cell office:value-type="float" office:value="0.000838071" calcext:value-type="float">
            <text:p>0.000838071</text:p>
          </table:table-cell>
          <table:table-cell office:value-type="float" office:value="0.00161767" calcext:value-type="float">
            <text:p>0.001617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34854" calcext:value-type="float">
            <text:p>0.134854</text:p>
          </table:table-cell>
          <table:table-cell office:value-type="float" office:value="0.0531275" calcext:value-type="float">
            <text:p>0.0531275</text:p>
          </table:table-cell>
          <table:table-cell office:value-type="float" office:value="0.0132598" calcext:value-type="float">
            <text:p>0.0132598</text:p>
          </table:table-cell>
          <table:table-cell office:value-type="float" office:value="0.00233074" calcext:value-type="float">
            <text:p>0.00233074</text:p>
          </table:table-cell>
          <table:table-cell office:value-type="float" office:value="0.00371162" calcext:value-type="float">
            <text:p>0.00371162</text:p>
          </table:table-cell>
          <table:table-cell office:value-type="float" office:value="0.00404839" calcext:value-type="float">
            <text:p>0.00404839</text:p>
          </table:table-cell>
          <table:table-cell office:value-type="float" office:value="0.00198227" calcext:value-type="float">
            <text:p>0.00198227</text:p>
          </table:table-cell>
          <table:table-cell office:value-type="float" office:value="0.00144553" calcext:value-type="float">
            <text:p>0.00144553</text:p>
          </table:table-cell>
          <table:table-cell office:value-type="float" office:value="0.00241523" calcext:value-type="float">
            <text:p>0.002415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0748869" calcext:value-type="float">
            <text:p>0.0748869</text:p>
          </table:table-cell>
          <table:table-cell office:value-type="float" office:value="0.0342348" calcext:value-type="float">
            <text:p>0.0342348</text:p>
          </table:table-cell>
          <table:table-cell office:value-type="float" office:value="0.0069002" calcext:value-type="float">
            <text:p>0.0069002</text:p>
          </table:table-cell>
          <table:table-cell office:value-type="float" office:value="0.00105248" calcext:value-type="float">
            <text:p>0.00105248</text:p>
          </table:table-cell>
          <table:table-cell office:value-type="float" office:value="0.00425272" calcext:value-type="float">
            <text:p>0.00425272</text:p>
          </table:table-cell>
          <table:table-cell office:value-type="float" office:value="0.00429377" calcext:value-type="float">
            <text:p>0.00429377</text:p>
          </table:table-cell>
          <table:table-cell office:value-type="float" office:value="0.00291768" calcext:value-type="float">
            <text:p>0.00291768</text:p>
          </table:table-cell>
          <table:table-cell office:value-type="float" office:value="0.00570134" calcext:value-type="float">
            <text:p>0.00570134</text:p>
          </table:table-cell>
          <table:table-cell office:value-type="float" office:value="0.000749081" calcext:value-type="float">
            <text:p>0.0007490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894341" calcext:value-type="float">
            <text:p>0.000894341</text:p>
          </table:table-cell>
          <table:table-cell office:value-type="float" office:value="0.00171139" calcext:value-type="float">
            <text:p>0.00171139</text:p>
          </table:table-cell>
          <table:table-cell office:value-type="float" office:value="0.00392455" calcext:value-type="float">
            <text:p>0.00392455</text:p>
          </table:table-cell>
          <table:table-cell office:value-type="float" office:value="0.00353823" calcext:value-type="float">
            <text:p>0.00353823</text:p>
          </table:table-cell>
          <table:table-cell office:value-type="float" office:value="0.00186255" calcext:value-type="float">
            <text:p>0.00186255</text:p>
          </table:table-cell>
          <table:table-cell office:value-type="float" office:value="0.00270986" calcext:value-type="float">
            <text:p>0.00270986</text:p>
          </table:table-cell>
          <table:table-cell office:value-type="float" office:value="0.00416454" calcext:value-type="float">
            <text:p>0.00416454</text:p>
          </table:table-cell>
          <table:table-cell office:value-type="float" office:value="0.00210957" calcext:value-type="float">
            <text:p>0.00210957</text:p>
          </table:table-cell>
          <table:table-cell office:value-type="float" office:value="0.00287706" calcext:value-type="float">
            <text:p>0.00287706</text:p>
          </table:table-cell>
          <table:table-cell office:value-type="float" office:value="0.00127451" calcext:value-type="float">
            <text:p>0.00127451</text:p>
          </table:table-cell>
        </table:table-row>
      </table:table>
      <table:table table:name="Medium sigma" table:style-name="ta1">
        <table:shapes>
          <draw:frame draw:z-index="0" draw:style-name="gr1" draw:text-style-name="P1" svg:width="159.99mm" svg:height="89.99mm" svg:x="180.39mm" svg:y="23.57mm">
            <loext:p draw:notify-on-update-of-ranges="'Medium sigma'.A7:'Medium sigma'.A16 'Medium sigma'.B6:'Medium sigma'.B6 'Medium sigma'.B7:'Medium sigma'.B16 'Medium sigma'.A7:'Medium sigma'.A16 'Medium sigma'.C6:'Medium sigma'.C6 'Medium sigma'.C7:'Medium sigma'.C16 'Medium sigma'.A7:'Medium sigma'.A16 'Medium sigma'.D6:'Medium sigma'.D6 'Medium sigma'.D7:'Medium sigma'.D16 'Medium sigma'.A7:'Medium sigma'.A16 'Medium sigma'.E6:'Medium sigma'.E6 'Medium sigma'.E7:'Medium sigma'.E16 'Medium sigma'.A7:'Medium sigma'.A16 'Medium sigma'.F6:'Medium sigma'.F6 'Medium sigma'.F7:'Medium sigma'.F16 'Medium sigma'.A7:'Medium sigma'.A16 'Medium sigma'.G6:'Medium sigma'.G6 'Medium sigma'.G7:'Medium sigma'.G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arying sigma: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<text:s/>Distanc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Mag 10</text:p>
          </table:table-cell>
          <table:table-cell office:value-type="string" calcext:value-type="string">
            <text:p>Mag 11</text:p>
          </table:table-cell>
          <table:table-cell office:value-type="string" calcext:value-type="string">
            <text:p>Mag 12</text:p>
          </table:table-cell>
          <table:table-cell office:value-type="string" calcext:value-type="string">
            <text:p>Mag 13</text:p>
          </table:table-cell>
          <table:table-cell office:value-type="string" calcext:value-type="string">
            <text:p>Mag 14</text:p>
          </table:table-cell>
          <table:table-cell office:value-type="string" calcext:value-type="string">
            <text:p>Mag 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7082" calcext:value-type="float">
            <text:p>0.477082</text:p>
          </table:table-cell>
          <table:table-cell office:value-type="float" office:value="0.247784" calcext:value-type="float">
            <text:p>0.247784</text:p>
          </table:table-cell>
          <table:table-cell office:value-type="float" office:value="0.338313" calcext:value-type="float">
            <text:p>0.338313</text:p>
          </table:table-cell>
          <table:table-cell office:value-type="float" office:value="0.493108" calcext:value-type="float">
            <text:p>0.493108</text:p>
          </table:table-cell>
          <table:table-cell office:value-type="float" office:value="0.504761" calcext:value-type="float">
            <text:p>0.504761</text:p>
          </table:table-cell>
          <table:table-cell office:value-type="float" office:value="0.283202" calcext:value-type="float">
            <text:p>0.283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8482" calcext:value-type="float">
            <text:p>0.388482</text:p>
          </table:table-cell>
          <table:table-cell office:value-type="float" office:value="0.135973" calcext:value-type="float">
            <text:p>0.135973</text:p>
          </table:table-cell>
          <table:table-cell office:value-type="float" office:value="0.457564" calcext:value-type="float">
            <text:p>0.457564</text:p>
          </table:table-cell>
          <table:table-cell office:value-type="float" office:value="0.376882" calcext:value-type="float">
            <text:p>0.376882</text:p>
          </table:table-cell>
          <table:table-cell office:value-type="float" office:value="0.178354" calcext:value-type="float">
            <text:p>0.178354</text:p>
          </table:table-cell>
          <table:table-cell office:value-type="float" office:value="0.390171" calcext:value-type="float">
            <text:p>0.390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1113" calcext:value-type="float">
            <text:p>0.231113</text:p>
          </table:table-cell>
          <table:table-cell office:value-type="float" office:value="0.48725" calcext:value-type="float">
            <text:p>0.48725</text:p>
          </table:table-cell>
          <table:table-cell office:value-type="float" office:value="0.324185" calcext:value-type="float">
            <text:p>0.324185</text:p>
          </table:table-cell>
          <table:table-cell office:value-type="float" office:value="0.471451" calcext:value-type="float">
            <text:p>0.471451</text:p>
          </table:table-cell>
          <table:table-cell office:value-type="float" office:value="0.41994" calcext:value-type="float">
            <text:p>0.41994</text:p>
          </table:table-cell>
          <table:table-cell office:value-type="float" office:value="0.396267" calcext:value-type="float">
            <text:p>0.396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737" calcext:value-type="float">
            <text:p>0.243737</text:p>
          </table:table-cell>
          <table:table-cell office:value-type="float" office:value="0.321181" calcext:value-type="float">
            <text:p>0.321181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491185" calcext:value-type="float">
            <text:p>0.491185</text:p>
          </table:table-cell>
          <table:table-cell office:value-type="float" office:value="0.39323" calcext:value-type="float">
            <text:p>0.39323</text:p>
          </table:table-cell>
          <table:table-cell office:value-type="float" office:value="0.36617" calcext:value-type="float">
            <text:p>0.36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7986" calcext:value-type="float">
            <text:p>0.0667986</text:p>
          </table:table-cell>
          <table:table-cell office:value-type="float" office:value="0.119354" calcext:value-type="float">
            <text:p>0.119354</text:p>
          </table:table-cell>
          <table:table-cell office:value-type="float" office:value="0.401618" calcext:value-type="float">
            <text:p>0.401618</text:p>
          </table:table-cell>
          <table:table-cell office:value-type="float" office:value="0.214584" calcext:value-type="float">
            <text:p>0.214584</text:p>
          </table:table-cell>
          <table:table-cell office:value-type="float" office:value="0.278849" calcext:value-type="float">
            <text:p>0.278849</text:p>
          </table:table-cell>
          <table:table-cell office:value-type="float" office:value="0.287612" calcext:value-type="float">
            <text:p>0.287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9997" calcext:value-type="float">
            <text:p>0.319997</text:p>
          </table:table-cell>
          <table:table-cell office:value-type="float" office:value="0.317235" calcext:value-type="float">
            <text:p>0.317235</text:p>
          </table:table-cell>
          <table:table-cell office:value-type="float" office:value="0.247005" calcext:value-type="float">
            <text:p>0.247005</text:p>
          </table:table-cell>
          <table:table-cell office:value-type="float" office:value="0.149044" calcext:value-type="float">
            <text:p>0.149044</text:p>
          </table:table-cell>
          <table:table-cell office:value-type="float" office:value="0.242844" calcext:value-type="float">
            <text:p>0.242844</text:p>
          </table:table-cell>
          <table:table-cell office:value-type="float" office:value="0.135071" calcext:value-type="float">
            <text:p>0.135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3919" calcext:value-type="float">
            <text:p>0.353919</text:p>
          </table:table-cell>
          <table:table-cell office:value-type="float" office:value="0.0944721" calcext:value-type="float">
            <text:p>0.0944721</text:p>
          </table:table-cell>
          <table:table-cell office:value-type="float" office:value="0.278524" calcext:value-type="float">
            <text:p>0.278524</text:p>
          </table:table-cell>
          <table:table-cell office:value-type="float" office:value="0.400673" calcext:value-type="float">
            <text:p>0.400673</text:p>
          </table:table-cell>
          <table:table-cell office:value-type="float" office:value="0.229792" calcext:value-type="float">
            <text:p>0.229792</text:p>
          </table:table-cell>
          <table:table-cell office:value-type="float" office:value="0.413956" calcext:value-type="float">
            <text:p>0.413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6864" calcext:value-type="float">
            <text:p>0.376864</text:p>
          </table:table-cell>
          <table:table-cell office:value-type="float" office:value="0.319818" calcext:value-type="float">
            <text:p>0.319818</text:p>
          </table:table-cell>
          <table:table-cell office:value-type="float" office:value="0.250938" calcext:value-type="float">
            <text:p>0.250938</text:p>
          </table:table-cell>
          <table:table-cell office:value-type="float" office:value="0.055411" calcext:value-type="float">
            <text:p>0.055411</text:p>
          </table:table-cell>
          <table:table-cell office:value-type="float" office:value="0.117359" calcext:value-type="float">
            <text:p>0.117359</text:p>
          </table:table-cell>
          <table:table-cell office:value-type="float" office:value="0.0891552" calcext:value-type="float">
            <text:p>0.089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4129" calcext:value-type="float">
            <text:p>0.304129</text:p>
          </table:table-cell>
          <table:table-cell office:value-type="float" office:value="0.145864" calcext:value-type="float">
            <text:p>0.145864</text:p>
          </table:table-cell>
          <table:table-cell office:value-type="float" office:value="0.192913" calcext:value-type="float">
            <text:p>0.192913</text:p>
          </table:table-cell>
          <table:table-cell office:value-type="float" office:value="0.349094" calcext:value-type="float">
            <text:p>0.349094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0.148564" calcext:value-type="float">
            <text:p>0.148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5174" calcext:value-type="float">
            <text:p>0.365174</text:p>
          </table:table-cell>
          <table:table-cell office:value-type="float" office:value="0.232128" calcext:value-type="float">
            <text:p>0.232128</text:p>
          </table:table-cell>
          <table:table-cell office:value-type="float" office:value="0.250722" calcext:value-type="float">
            <text:p>0.250722</text:p>
          </table:table-cell>
          <table:table-cell office:value-type="float" office:value="0.341626" calcext:value-type="float">
            <text:p>0.341626</text:p>
          </table:table-cell>
          <table:table-cell office:value-type="float" office:value="0.329183" calcext:value-type="float">
            <text:p>0.329183</text:p>
          </table:table-cell>
          <table:table-cell office:value-type="float" office:value="0.193555" calcext:value-type="float">
            <text:p>0.193555</text:p>
          </table:table-cell>
        </table:table-row>
      </table:table>
      <table:table table:name="Large sigma" table:style-name="ta1">
        <table:shapes>
          <draw:frame draw:z-index="0" draw:style-name="gr1" draw:text-style-name="P1" svg:width="176.59mm" svg:height="124.91mm" svg:x="2.66mm" svg:y="117.6mm">
            <loext:p draw:notify-on-update-of-ranges="'Large sigma'.A3:'Large sigma'.A12 'Large sigma'.B2:'Large sigma'.B2 'Large sigma'.B3:'Large sigma'.B12 'Large sigma'.A3:'Large sigma'.A12 'Large sigma'.C2:'Large sigma'.C2 'Large sigma'.C3:'Large sigma'.C12 'Large sigma'.A3:'Large sigma'.A12 'Large sigma'.D2:'Large sigma'.D2 'Large sigma'.D3:'Large sigma'.D12 'Large sigma'.A3:'Large sigma'.A12 'Large sigma'.E2:'Large sigma'.E2 'Large sigma'.E3:'Large sigma'.E12 'Large sigma'.A3:'Large sigma'.A12 'Large sigma'.F2:'Large sigma'.F2 'Large sigma'.F3:'Large sigma'.F12 'Large sigma'.A3:'Large sigma'.A12 'Large sigma'.G2:'Large sigma'.G2 'Large sigma'.G3:'Large sigma'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39mm" svg:height="125.1mm" svg:x="180.07mm" svg:y="118.74mm">
            <loext:p draw:notify-on-update-of-ranges="'Large sigma'.A16:'Large sigma'.A25 'Large sigma'.B15:'Large sigma'.B15 'Large sigma'.B16:'Large sigma'.B25 'Large sigma'.A16:'Large sigma'.A25 'Large sigma'.C15:'Large sigma'.C15 'Large sigma'.C16:'Large sigma'.C25 'Large sigma'.A16:'Large sigma'.A25 'Large sigma'.D15:'Large sigma'.D15 'Large sigma'.D16:'Large sigma'.D25 'Large sigma'.A16:'Large sigma'.A25 'Large sigma'.E15:'Large sigma'.E15 'Large sigma'.E16:'Large sigma'.E25 'Large sigma'.A16:'Large sigma'.A25 'Large sigma'.F15:'Large sigma'.F15 'Large sigma'.F16:'Large sigma'.F25 'Large sigma'.A16:'Large sigma'.A25 'Large sigma'.G15:'Large sigma'.G15 'Large sigma'.G16:'Large sigma'.G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100x100 pixels, pixel sampling 100, with nois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Mag 10</text:p>
          </table:table-cell>
          <table:table-cell office:value-type="string" calcext:value-type="string">
            <text:p>Mag 11</text:p>
          </table:table-cell>
          <table:table-cell office:value-type="string" calcext:value-type="string">
            <text:p>Mag 12</text:p>
          </table:table-cell>
          <table:table-cell office:value-type="string" calcext:value-type="string">
            <text:p>Mag 13</text:p>
          </table:table-cell>
          <table:table-cell office:value-type="string" calcext:value-type="string">
            <text:p>Mag 14</text:p>
          </table:table-cell>
          <table:table-cell office:value-type="string" calcext:value-type="string">
            <text:p>Mag 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With noise'.$B6]" office:value-type="float" office:value="0.392705" calcext:value-type="float">
            <text:p>0.392705</text:p>
          </table:table-cell>
          <table:table-cell table:formula="of:=['With noise'.$B18]" office:value-type="float" office:value="0.394959" calcext:value-type="float">
            <text:p>0.394959</text:p>
          </table:table-cell>
          <table:table-cell table:formula="of:=['With noise'.$B30]" office:value-type="float" office:value="0.414555" calcext:value-type="float">
            <text:p>0.414555</text:p>
          </table:table-cell>
          <table:table-cell table:formula="of:=['With noise'.$B42]" office:value-type="float" office:value="0.5099" calcext:value-type="float">
            <text:p>0.5099</text:p>
          </table:table-cell>
          <table:table-cell table:formula="of:=['With noise'.$B54]" office:value-type="float" office:value="0.84564" calcext:value-type="float">
            <text:p>0.84564</text:p>
          </table:table-cell>
          <table:table-cell table:formula="of:=['With noise'.$B66]" office:value-type="float" office:value="1.95657" calcext:value-type="float">
            <text:p>1.956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With noise'.$B7]" office:value-type="float" office:value="0.201576" calcext:value-type="float">
            <text:p>0.201576</text:p>
          </table:table-cell>
          <table:table-cell table:formula="of:=['With noise'.$B19]" office:value-type="float" office:value="0.206352" calcext:value-type="float">
            <text:p>0.206352</text:p>
          </table:table-cell>
          <table:table-cell table:formula="of:=['With noise'.$B31]" office:value-type="float" office:value="0.241915" calcext:value-type="float">
            <text:p>0.241915</text:p>
          </table:table-cell>
          <table:table-cell table:formula="of:=['With noise'.$B43]" office:value-type="float" office:value="0.365537" calcext:value-type="float">
            <text:p>0.365537</text:p>
          </table:table-cell>
          <table:table-cell table:formula="of:=['With noise'.$B55]" office:value-type="float" office:value="0.858284" calcext:value-type="float">
            <text:p>0.858284</text:p>
          </table:table-cell>
          <table:table-cell table:formula="of:=['With noise'.$B67]" office:value-type="float" office:value="2.24968" calcext:value-type="float">
            <text:p>2.24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With noise'.$B8]" office:value-type="float" office:value="0.0752153" calcext:value-type="float">
            <text:p>0.0752153</text:p>
          </table:table-cell>
          <table:table-cell table:formula="of:=['With noise'.$B20]" office:value-type="float" office:value="0.090782" calcext:value-type="float">
            <text:p>0.090782</text:p>
          </table:table-cell>
          <table:table-cell table:formula="of:=['With noise'.$B32]" office:value-type="float" office:value="0.149511" calcext:value-type="float">
            <text:p>0.149511</text:p>
          </table:table-cell>
          <table:table-cell table:formula="of:=['With noise'.$B44]" office:value-type="float" office:value="0.323397" calcext:value-type="float">
            <text:p>0.323397</text:p>
          </table:table-cell>
          <table:table-cell table:formula="of:=['With noise'.$B56]" office:value-type="float" office:value="0.845938" calcext:value-type="float">
            <text:p>0.845938</text:p>
          </table:table-cell>
          <table:table-cell table:formula="of:=['With noise'.$B68]" office:value-type="float" office:value="2.6798" calcext:value-type="float">
            <text:p>2.6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'With noise'.$B9]" office:value-type="float" office:value="0.0266436" calcext:value-type="float">
            <text:p>0.0266436</text:p>
          </table:table-cell>
          <table:table-cell table:formula="of:=['With noise'.$B21]" office:value-type="float" office:value="0.0546746" calcext:value-type="float">
            <text:p>0.0546746</text:p>
          </table:table-cell>
          <table:table-cell table:formula="of:=['With noise'.$B33]" office:value-type="float" office:value="0.134569" calcext:value-type="float">
            <text:p>0.134569</text:p>
          </table:table-cell>
          <table:table-cell table:formula="of:=['With noise'.$B45]" office:value-type="float" office:value="0.335259" calcext:value-type="float">
            <text:p>0.335259</text:p>
          </table:table-cell>
          <table:table-cell table:formula="of:=['With noise'.$B57]" office:value-type="float" office:value="0.974319" calcext:value-type="float">
            <text:p>0.974319</text:p>
          </table:table-cell>
          <table:table-cell table:formula="of:=['With noise'.$B69]" office:value-type="float" office:value="3.22058" calcext:value-type="float">
            <text:p>3.220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With noise'.$B10]" office:value-type="float" office:value="0.0207463" calcext:value-type="float">
            <text:p>0.0207463</text:p>
          </table:table-cell>
          <table:table-cell table:formula="of:=['With noise'.$B22]" office:value-type="float" office:value="0.0496642" calcext:value-type="float">
            <text:p>0.0496642</text:p>
          </table:table-cell>
          <table:table-cell table:formula="of:=['With noise'.$B34]" office:value-type="float" office:value="0.1309" calcext:value-type="float">
            <text:p>0.1309</text:p>
          </table:table-cell>
          <table:table-cell table:formula="of:=['With noise'.$B46]" office:value-type="float" office:value="0.366672" calcext:value-type="float">
            <text:p>0.366672</text:p>
          </table:table-cell>
          <table:table-cell table:formula="of:=['With noise'.$B58]" office:value-type="float" office:value="1.12476" calcext:value-type="float">
            <text:p>1.12476</text:p>
          </table:table-cell>
          <table:table-cell table:formula="of:=['With noise'.$B70]" office:value-type="float" office:value="4.48679" calcext:value-type="float">
            <text:p>4.486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'With noise'.$B11]" office:value-type="float" office:value="0.0201889" calcext:value-type="float">
            <text:p>0.0201889</text:p>
          </table:table-cell>
          <table:table-cell table:formula="of:=['With noise'.$B23]" office:value-type="float" office:value="0.0498654" calcext:value-type="float">
            <text:p>0.0498654</text:p>
          </table:table-cell>
          <table:table-cell table:formula="of:=['With noise'.$B35]" office:value-type="float" office:value="0.136459" calcext:value-type="float">
            <text:p>0.136459</text:p>
          </table:table-cell>
          <table:table-cell table:formula="of:=['With noise'.$B47]" office:value-type="float" office:value="0.387533" calcext:value-type="float">
            <text:p>0.387533</text:p>
          </table:table-cell>
          <table:table-cell table:formula="of:=['With noise'.$B59]" office:value-type="float" office:value="1.21953" calcext:value-type="float">
            <text:p>1.21953</text:p>
          </table:table-cell>
          <table:table-cell table:formula="of:=['With noise'.$B71]" office:value-type="float" office:value="6.2379" calcext:value-type="float">
            <text:p>6.2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'With noise'.$B12]" office:value-type="float" office:value="0.0200869" calcext:value-type="float">
            <text:p>0.0200869</text:p>
          </table:table-cell>
          <table:table-cell table:formula="of:=['With noise'.$B24]" office:value-type="float" office:value="0.0490431" calcext:value-type="float">
            <text:p>0.0490431</text:p>
          </table:table-cell>
          <table:table-cell table:formula="of:=['With noise'.$B36]" office:value-type="float" office:value="0.128981" calcext:value-type="float">
            <text:p>0.128981</text:p>
          </table:table-cell>
          <table:table-cell table:formula="of:=['With noise'.$B48]" office:value-type="float" office:value="0.417739" calcext:value-type="float">
            <text:p>0.417739</text:p>
          </table:table-cell>
          <table:table-cell table:formula="of:=['With noise'.$B60]" office:value-type="float" office:value="1.57693" calcext:value-type="float">
            <text:p>1.57693</text:p>
          </table:table-cell>
          <table:table-cell table:formula="of:=['With noise'.$B72]" office:value-type="float" office:value="17.5462" calcext:value-type="float">
            <text:p>17.54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'With noise'.$B13]" office:value-type="float" office:value="0.0192781" calcext:value-type="float">
            <text:p>0.0192781</text:p>
          </table:table-cell>
          <table:table-cell table:formula="of:=['With noise'.$B25]" office:value-type="float" office:value="0.0514336" calcext:value-type="float">
            <text:p>0.0514336</text:p>
          </table:table-cell>
          <table:table-cell table:formula="of:=['With noise'.$B37]" office:value-type="float" office:value="0.14756" calcext:value-type="float">
            <text:p>0.14756</text:p>
          </table:table-cell>
          <table:table-cell table:formula="of:=['With noise'.$B49]" office:value-type="float" office:value="0.417282" calcext:value-type="float">
            <text:p>0.417282</text:p>
          </table:table-cell>
          <table:table-cell table:formula="of:=['With noise'.$B61]" office:value-type="float" office:value="1.91742" calcext:value-type="float">
            <text:p>1.91742</text:p>
          </table:table-cell>
          <table:table-cell table:formula="of:=['With noise'.$B73]" office:value-type="float" office:value="63.7028" calcext:value-type="float">
            <text:p>63.7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'With noise'.$B14]" office:value-type="float" office:value="0.0200588" calcext:value-type="float">
            <text:p>0.0200588</text:p>
          </table:table-cell>
          <table:table-cell table:formula="of:=['With noise'.$B26]" office:value-type="float" office:value="0.0535393" calcext:value-type="float">
            <text:p>0.0535393</text:p>
          </table:table-cell>
          <table:table-cell table:formula="of:=['With noise'.$B38]" office:value-type="float" office:value="0.154087" calcext:value-type="float">
            <text:p>0.154087</text:p>
          </table:table-cell>
          <table:table-cell table:formula="of:=['With noise'.$B50]" office:value-type="float" office:value="0.497728" calcext:value-type="float">
            <text:p>0.497728</text:p>
          </table:table-cell>
          <table:table-cell table:formula="of:=['With noise'.$B62]" office:value-type="float" office:value="2.49212" calcext:value-type="float">
            <text:p>2.49212</text:p>
          </table:table-cell>
          <table:table-cell table:formula="of:=['With noise'.$B74]" office:value-type="float" office:value="63.6748" calcext:value-type="float">
            <text:p>63.6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With noise'.$B15]" office:value-type="float" office:value="0.0209264" calcext:value-type="float">
            <text:p>0.0209264</text:p>
          </table:table-cell>
          <table:table-cell table:formula="of:=['With noise'.$B27]" office:value-type="float" office:value="0.053247" calcext:value-type="float">
            <text:p>0.053247</text:p>
          </table:table-cell>
          <table:table-cell table:formula="of:=['With noise'.$B39]" office:value-type="float" office:value="0.14739" calcext:value-type="float">
            <text:p>0.14739</text:p>
          </table:table-cell>
          <table:table-cell table:formula="of:=['With noise'.$B51]" office:value-type="float" office:value="0.55309" calcext:value-type="float">
            <text:p>0.55309</text:p>
          </table:table-cell>
          <table:table-cell table:formula="of:=['With noise'.$B63]" office:value-type="float" office:value="3.37993" calcext:value-type="float">
            <text:p>3.37993</text:p>
          </table:table-cell>
          <table:table-cell table:formula="of:=['With noise'.$B75]" office:value-type="float" office:value="65.9217" calcext:value-type="float">
            <text:p>65.92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100x100 pixels, pixel sampling 100, ideal without nois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Mag 10</text:p>
          </table:table-cell>
          <table:table-cell office:value-type="string" calcext:value-type="string">
            <text:p>Mag 11</text:p>
          </table:table-cell>
          <table:table-cell office:value-type="string" calcext:value-type="string">
            <text:p>Mag 12</text:p>
          </table:table-cell>
          <table:table-cell office:value-type="string" calcext:value-type="string">
            <text:p>Mag 13</text:p>
          </table:table-cell>
          <table:table-cell office:value-type="string" calcext:value-type="string">
            <text:p>Mag 14</text:p>
          </table:table-cell>
          <table:table-cell office:value-type="string" calcext:value-type="string">
            <text:p>Mag 15</text:p>
          </table:table-cell>
        </table:table-row>
        <table:table-row table:style-name="ro1">
          <table:table-cell table:formula="of:=[Ideal.A6]" office:value-type="float" office:value="10" calcext:value-type="float">
            <text:p>10</text:p>
          </table:table-cell>
          <table:table-cell table:formula="of:=[Ideal.$B6]" office:value-type="float" office:value="0.392384" calcext:value-type="float">
            <text:p>0.392384</text:p>
          </table:table-cell>
          <table:table-cell table:formula="of:=[Ideal.$B18]" office:value-type="float" office:value="0.392736" calcext:value-type="float">
            <text:p>0.392736</text:p>
          </table:table-cell>
          <table:table-cell table:formula="of:=[Ideal.$B30]" office:value-type="float" office:value="0.393414" calcext:value-type="float">
            <text:p>0.393414</text:p>
          </table:table-cell>
          <table:table-cell table:formula="of:=[Ideal.$B42]" office:value-type="float" office:value="0.394679" calcext:value-type="float">
            <text:p>0.394679</text:p>
          </table:table-cell>
          <table:table-cell table:formula="of:=[Ideal.$B54]" office:value-type="float" office:value="0.39753" calcext:value-type="float">
            <text:p>0.39753</text:p>
          </table:table-cell>
          <table:table-cell table:formula="of:=[Ideal.$B66]" office:value-type="float" office:value="0.402516" calcext:value-type="float">
            <text:p>0.402516</text:p>
          </table:table-cell>
        </table:table-row>
        <table:table-row table:style-name="ro1">
          <table:table-cell table:formula="of:=[Ideal.A7]" office:value-type="float" office:value="20" calcext:value-type="float">
            <text:p>20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7]" office:value-type="float" office:value="0.20083" calcext:value-type="float">
            <text:p>0.20083</text:p>
          </table:table-cell>
          <table:table-cell table:formula="of:=[Ideal.$B67]" office:value-type="float" office:value="0.237551" calcext:value-type="float">
            <text:p>0.237551</text:p>
          </table:table-cell>
        </table:table-row>
        <table:table-row table:style-name="ro1">
          <table:table-cell table:formula="of:=[Ideal.A8]" office:value-type="float" office:value="30" calcext:value-type="float">
            <text:p>30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8]" office:value-type="float" office:value="0.0729269" calcext:value-type="float">
            <text:p>0.0729269</text:p>
          </table:table-cell>
          <table:table-cell table:formula="of:=[Ideal.$B68]" office:value-type="float" office:value="0.123516" calcext:value-type="float">
            <text:p>0.123516</text:p>
          </table:table-cell>
        </table:table-row>
        <table:table-row table:style-name="ro1">
          <table:table-cell table:formula="of:=[Ideal.A9]" office:value-type="float" office:value="40" calcext:value-type="float">
            <text:p>40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9]" office:value-type="float" office:value="0.0183251" calcext:value-type="float">
            <text:p>0.0183251</text:p>
          </table:table-cell>
          <table:table-cell table:formula="of:=[Ideal.$B69]" office:value-type="float" office:value="0.0662199" calcext:value-type="float">
            <text:p>0.0662199</text:p>
          </table:table-cell>
        </table:table-row>
        <table:table-row table:style-name="ro1">
          <table:table-cell table:formula="of:=[Ideal.A10]" office:value-type="float" office:value="50" calcext:value-type="float">
            <text:p>50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10]" office:value-type="float" office:value="0.0033967" calcext:value-type="float">
            <text:p>0.0033967</text:p>
          </table:table-cell>
          <table:table-cell table:formula="of:=[Ideal.$B70]" office:value-type="float" office:value="0.0375316" calcext:value-type="float">
            <text:p>0.0375316</text:p>
          </table:table-cell>
        </table:table-row>
        <table:table-row table:style-name="ro1">
          <table:table-cell table:formula="of:=[Ideal.A11]" office:value-type="float" office:value="60" calcext:value-type="float">
            <text:p>60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11]" office:value-type="float" office:value="0.000263672" calcext:value-type="float">
            <text:p>0.000263672</text:p>
          </table:table-cell>
          <table:table-cell table:formula="of:=[Ideal.$B71]" office:value-type="float" office:value="0.0477568" calcext:value-type="float">
            <text:p>0.0477568</text:p>
          </table:table-cell>
        </table:table-row>
        <table:table-row table:style-name="ro1">
          <table:table-cell table:formula="of:=[Ideal.A12]" office:value-type="float" office:value="70" calcext:value-type="float">
            <text:p>70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12]" office:value-type="float" office:value="0.000210741" calcext:value-type="float">
            <text:p>0.000210741</text:p>
          </table:table-cell>
          <table:table-cell table:formula="of:=[Ideal.$B72]" office:value-type="float" office:value="0.287615" calcext:value-type="float">
            <text:p>0.287615</text:p>
          </table:table-cell>
        </table:table-row>
        <table:table-row table:style-name="ro1">
          <table:table-cell table:formula="of:=[Ideal.A13]" office:value-type="float" office:value="80" calcext:value-type="float">
            <text:p>80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13]" office:value-type="float" office:value="0.000144312" calcext:value-type="float">
            <text:p>0.000144312</text:p>
          </table:table-cell>
          <table:table-cell table:formula="of:=[Ideal.$B73]" office:value-type="string" office:string-value="-nan" calcext:value-type="string">
            <text:p>-nan</text:p>
          </table:table-cell>
        </table:table-row>
        <table:table-row table:style-name="ro1">
          <table:table-cell table:formula="of:=[Ideal.A14]" office:value-type="float" office:value="90" calcext:value-type="float">
            <text:p>90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14]" office:value-type="float" office:value="0.000239057" calcext:value-type="float">
            <text:p>0.000239057</text:p>
          </table:table-cell>
          <table:table-cell table:formula="of:=[Ideal.$B74]" office:value-type="string" office:string-value="-nan" calcext:value-type="string">
            <text:p>-nan</text:p>
          </table:table-cell>
        </table:table-row>
        <table:table-row table:style-name="ro1">
          <table:table-cell table:formula="of:=[Ideal.A15]" office:value-type="float" office:value="100" calcext:value-type="float">
            <text:p>100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15]" office:value-type="float" office:value="0.000264348" calcext:value-type="float">
            <text:p>0.000264348</text:p>
          </table:table-cell>
          <table:table-cell table:formula="of:=[Ideal.$B75]" office:value-type="string" office:string-value="-nan" calcext:value-type="string">
            <text:p>-nan</text:p>
          </table:table-cell>
        </table:table-row>
      </table:table>
      <table:table table:name="With noise" table:style-name="ta1"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ying sigma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x-centre</text:p>
          </table:table-cell>
          <table:table-cell office:value-type="string" calcext:value-type="string">
            <text:p><text:s/>y-cent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705" calcext:value-type="float">
            <text:p>0.392705</text:p>
          </table:table-cell>
          <table:table-cell office:value-type="float" office:value="4.49007" calcext:value-type="float">
            <text:p>4.49007</text:p>
          </table:table-cell>
          <table:table-cell office:value-type="float" office:value="4.53528" calcext:value-type="float">
            <text:p>4.535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576" calcext:value-type="float">
            <text:p>0.201576</text:p>
          </table:table-cell>
          <table:table-cell office:value-type="float" office:value="4.35548" calcext:value-type="float">
            <text:p>4.35548</text:p>
          </table:table-cell>
          <table:table-cell office:value-type="float" office:value="4.6717" calcext:value-type="float">
            <text:p>4.6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52153" calcext:value-type="float">
            <text:p>0.0752153</text:p>
          </table:table-cell>
          <table:table-cell office:value-type="float" office:value="4.26429" calcext:value-type="float">
            <text:p>4.26429</text:p>
          </table:table-cell>
          <table:table-cell office:value-type="float" office:value="4.76096" calcext:value-type="float">
            <text:p>4.760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6436" calcext:value-type="float">
            <text:p>0.0266436</text:p>
          </table:table-cell>
          <table:table-cell office:value-type="float" office:value="4.22664" calcext:value-type="float">
            <text:p>4.22664</text:p>
          </table:table-cell>
          <table:table-cell office:value-type="float" office:value="4.80026" calcext:value-type="float">
            <text:p>4.80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7463" calcext:value-type="float">
            <text:p>0.0207463</text:p>
          </table:table-cell>
          <table:table-cell office:value-type="float" office:value="4.21722" calcext:value-type="float">
            <text:p>4.21722</text:p>
          </table:table-cell>
          <table:table-cell office:value-type="float" office:value="4.81157" calcext:value-type="float">
            <text:p>4.811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1889" calcext:value-type="float">
            <text:p>0.0201889</text:p>
          </table:table-cell>
          <table:table-cell office:value-type="float" office:value="4.21458" calcext:value-type="float">
            <text:p>4.21458</text:p>
          </table:table-cell>
          <table:table-cell office:value-type="float" office:value="4.81397" calcext:value-type="float">
            <text:p>4.813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00869" calcext:value-type="float">
            <text:p>0.0200869</text:p>
          </table:table-cell>
          <table:table-cell office:value-type="float" office:value="4.21429" calcext:value-type="float">
            <text:p>4.21429</text:p>
          </table:table-cell>
          <table:table-cell office:value-type="float" office:value="4.81411" calcext:value-type="float">
            <text:p>4.814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2781" calcext:value-type="float">
            <text:p>0.0192781</text:p>
          </table:table-cell>
          <table:table-cell office:value-type="float" office:value="4.2141" calcext:value-type="float">
            <text:p>4.2141</text:p>
          </table:table-cell>
          <table:table-cell office:value-type="float" office:value="4.81315" calcext:value-type="float">
            <text:p>4.81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0588" calcext:value-type="float">
            <text:p>0.0200588</text:p>
          </table:table-cell>
          <table:table-cell office:value-type="float" office:value="4.21412" calcext:value-type="float">
            <text:p>4.21412</text:p>
          </table:table-cell>
          <table:table-cell office:value-type="float" office:value="4.81425" calcext:value-type="float">
            <text:p>4.81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9264" calcext:value-type="float">
            <text:p>0.0209264</text:p>
          </table:table-cell>
          <table:table-cell office:value-type="float" office:value="4.21443" calcext:value-type="float">
            <text:p>4.21443</text:p>
          </table:table-cell>
          <table:table-cell office:value-type="float" office:value="4.81516" calcext:value-type="float">
            <text:p>4.815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4959" calcext:value-type="float">
            <text:p>0.394959</text:p>
          </table:table-cell>
          <table:table-cell office:value-type="float" office:value="4.51106" calcext:value-type="float">
            <text:p>4.51106</text:p>
          </table:table-cell>
          <table:table-cell office:value-type="float" office:value="4.55661" calcext:value-type="float">
            <text:p>4.55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6352" calcext:value-type="float">
            <text:p>0.206352</text:p>
          </table:table-cell>
          <table:table-cell office:value-type="float" office:value="4.37603" calcext:value-type="float">
            <text:p>4.37603</text:p>
          </table:table-cell>
          <table:table-cell office:value-type="float" office:value="4.69232" calcext:value-type="float">
            <text:p>4.69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0782" calcext:value-type="float">
            <text:p>0.090782</text:p>
          </table:table-cell>
          <table:table-cell office:value-type="float" office:value="4.28917" calcext:value-type="float">
            <text:p>4.28917</text:p>
          </table:table-cell>
          <table:table-cell office:value-type="float" office:value="4.78295" calcext:value-type="float">
            <text:p>4.782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46746" calcext:value-type="float">
            <text:p>0.0546746</text:p>
          </table:table-cell>
          <table:table-cell office:value-type="float" office:value="4.24962" calcext:value-type="float">
            <text:p>4.24962</text:p>
          </table:table-cell>
          <table:table-cell office:value-type="float" office:value="4.82297" calcext:value-type="float">
            <text:p>4.82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96642" calcext:value-type="float">
            <text:p>0.0496642</text:p>
          </table:table-cell>
          <table:table-cell office:value-type="float" office:value="4.23779" calcext:value-type="float">
            <text:p>4.23779</text:p>
          </table:table-cell>
          <table:table-cell office:value-type="float" office:value="4.83223" calcext:value-type="float">
            <text:p>4.832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98654" calcext:value-type="float">
            <text:p>0.0498654</text:p>
          </table:table-cell>
          <table:table-cell office:value-type="float" office:value="4.23657" calcext:value-type="float">
            <text:p>4.23657</text:p>
          </table:table-cell>
          <table:table-cell office:value-type="float" office:value="4.8339" calcext:value-type="float">
            <text:p>4.83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90431" calcext:value-type="float">
            <text:p>0.0490431</text:p>
          </table:table-cell>
          <table:table-cell office:value-type="float" office:value="4.23494" calcext:value-type="float">
            <text:p>4.23494</text:p>
          </table:table-cell>
          <table:table-cell office:value-type="float" office:value="4.83442" calcext:value-type="float">
            <text:p>4.834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14336" calcext:value-type="float">
            <text:p>0.0514336</text:p>
          </table:table-cell>
          <table:table-cell office:value-type="float" office:value="4.23619" calcext:value-type="float">
            <text:p>4.23619</text:p>
          </table:table-cell>
          <table:table-cell office:value-type="float" office:value="4.83655" calcext:value-type="float">
            <text:p>4.836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35393" calcext:value-type="float">
            <text:p>0.0535393</text:p>
          </table:table-cell>
          <table:table-cell office:value-type="float" office:value="4.23773" calcext:value-type="float">
            <text:p>4.23773</text:p>
          </table:table-cell>
          <table:table-cell office:value-type="float" office:value="4.83798" calcext:value-type="float">
            <text:p>4.83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3247" calcext:value-type="float">
            <text:p>0.053247</text:p>
          </table:table-cell>
          <table:table-cell office:value-type="float" office:value="4.23861" calcext:value-type="float">
            <text:p>4.23861</text:p>
          </table:table-cell>
          <table:table-cell office:value-type="float" office:value="4.83667" calcext:value-type="float">
            <text:p>4.83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555" calcext:value-type="float">
            <text:p>0.414555</text:p>
          </table:table-cell>
          <table:table-cell office:value-type="float" office:value="4.56492" calcext:value-type="float">
            <text:p>4.56492</text:p>
          </table:table-cell>
          <table:table-cell office:value-type="float" office:value="4.6033" calcext:value-type="float">
            <text:p>4.6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4.4332" calcext:value-type="float">
            <text:p>4.4332</text:p>
          </table:table-cell>
          <table:table-cell office:value-type="float" office:value="4.73566" calcext:value-type="float">
            <text:p>4.735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.34527" calcext:value-type="float">
            <text:p>4.34527</text:p>
          </table:table-cell>
          <table:table-cell office:value-type="float" office:value="4.83536" calcext:value-type="float">
            <text:p>4.835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4569" calcext:value-type="float">
            <text:p>0.134569</text:p>
          </table:table-cell>
          <table:table-cell office:value-type="float" office:value="4.30764" calcext:value-type="float">
            <text:p>4.30764</text:p>
          </table:table-cell>
          <table:table-cell office:value-type="float" office:value="4.88076" calcext:value-type="float">
            <text:p>4.88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09" calcext:value-type="float">
            <text:p>0.1309</text:p>
          </table:table-cell>
          <table:table-cell office:value-type="float" office:value="4.29262" calcext:value-type="float">
            <text:p>4.29262</text:p>
          </table:table-cell>
          <table:table-cell office:value-type="float" office:value="4.8925" calcext:value-type="float">
            <text:p>4.8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6459" calcext:value-type="float">
            <text:p>0.136459</text:p>
          </table:table-cell>
          <table:table-cell office:value-type="float" office:value="4.29855" calcext:value-type="float">
            <text:p>4.29855</text:p>
          </table:table-cell>
          <table:table-cell office:value-type="float" office:value="4.89439" calcext:value-type="float">
            <text:p>4.894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28981" calcext:value-type="float">
            <text:p>0.128981</text:p>
          </table:table-cell>
          <table:table-cell office:value-type="float" office:value="4.2913" calcext:value-type="float">
            <text:p>4.2913</text:p>
          </table:table-cell>
          <table:table-cell office:value-type="float" office:value="4.8911" calcext:value-type="float">
            <text:p>4.89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756" calcext:value-type="float">
            <text:p>0.14756</text:p>
          </table:table-cell>
          <table:table-cell office:value-type="float" office:value="4.30225" calcext:value-type="float">
            <text:p>4.30225</text:p>
          </table:table-cell>
          <table:table-cell office:value-type="float" office:value="4.90639" calcext:value-type="float">
            <text:p>4.906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4087" calcext:value-type="float">
            <text:p>0.154087</text:p>
          </table:table-cell>
          <table:table-cell office:value-type="float" office:value="4.30665" calcext:value-type="float">
            <text:p>4.30665</text:p>
          </table:table-cell>
          <table:table-cell office:value-type="float" office:value="4.91122" calcext:value-type="float">
            <text:p>4.91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4.30542" calcext:value-type="float">
            <text:p>4.30542</text:p>
          </table:table-cell>
          <table:table-cell office:value-type="float" office:value="4.90301" calcext:value-type="float">
            <text:p>4.903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99" calcext:value-type="float">
            <text:p>0.5099</text:p>
          </table:table-cell>
          <table:table-cell office:value-type="float" office:value="4.70653" calcext:value-type="float">
            <text:p>4.70653</text:p>
          </table:table-cell>
          <table:table-cell office:value-type="float" office:value="4.74151" calcext:value-type="float">
            <text:p>4.74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5537" calcext:value-type="float">
            <text:p>0.365537</text:p>
          </table:table-cell>
          <table:table-cell office:value-type="float" office:value="4.55914" calcext:value-type="float">
            <text:p>4.55914</text:p>
          </table:table-cell>
          <table:table-cell office:value-type="float" office:value="4.86809" calcext:value-type="float">
            <text:p>4.868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3397" calcext:value-type="float">
            <text:p>0.323397</text:p>
          </table:table-cell>
          <table:table-cell office:value-type="float" office:value="4.47832" calcext:value-type="float">
            <text:p>4.47832</text:p>
          </table:table-cell>
          <table:table-cell office:value-type="float" office:value="4.9647" calcext:value-type="float">
            <text:p>4.9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5259" calcext:value-type="float">
            <text:p>0.335259</text:p>
          </table:table-cell>
          <table:table-cell office:value-type="float" office:value="4.44799" calcext:value-type="float">
            <text:p>4.44799</text:p>
          </table:table-cell>
          <table:table-cell office:value-type="float" office:value="5.0256" calcext:value-type="float">
            <text:p>5.02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6672" calcext:value-type="float">
            <text:p>0.366672</text:p>
          </table:table-cell>
          <table:table-cell office:value-type="float" office:value="4.46554" calcext:value-type="float">
            <text:p>4.46554</text:p>
          </table:table-cell>
          <table:table-cell office:value-type="float" office:value="5.05286" calcext:value-type="float">
            <text:p>5.052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7533" calcext:value-type="float">
            <text:p>0.387533</text:p>
          </table:table-cell>
          <table:table-cell office:value-type="float" office:value="4.47286" calcext:value-type="float">
            <text:p>4.47286</text:p>
          </table:table-cell>
          <table:table-cell office:value-type="float" office:value="5.07519" calcext:value-type="float">
            <text:p>5.07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7739" calcext:value-type="float">
            <text:p>0.417739</text:p>
          </table:table-cell>
          <table:table-cell office:value-type="float" office:value="4.49392" calcext:value-type="float">
            <text:p>4.49392</text:p>
          </table:table-cell>
          <table:table-cell office:value-type="float" office:value="5.09684" calcext:value-type="float">
            <text:p>5.096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7282" calcext:value-type="float">
            <text:p>0.417282</text:p>
          </table:table-cell>
          <table:table-cell office:value-type="float" office:value="4.49484" calcext:value-type="float">
            <text:p>4.49484</text:p>
          </table:table-cell>
          <table:table-cell office:value-type="float" office:value="5.09529" calcext:value-type="float">
            <text:p>5.095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7728" calcext:value-type="float">
            <text:p>0.497728</text:p>
          </table:table-cell>
          <table:table-cell office:value-type="float" office:value="4.55533" calcext:value-type="float">
            <text:p>4.55533</text:p>
          </table:table-cell>
          <table:table-cell office:value-type="float" office:value="5.14853" calcext:value-type="float">
            <text:p>5.14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309" calcext:value-type="float">
            <text:p>0.55309</text:p>
          </table:table-cell>
          <table:table-cell office:value-type="float" office:value="4.58547" calcext:value-type="float">
            <text:p>4.58547</text:p>
          </table:table-cell>
          <table:table-cell office:value-type="float" office:value="5.19664" calcext:value-type="float">
            <text:p>5.196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564" calcext:value-type="float">
            <text:p>0.84564</text:p>
          </table:table-cell>
          <table:table-cell office:value-type="float" office:value="5.00716" calcext:value-type="float">
            <text:p>5.00716</text:p>
          </table:table-cell>
          <table:table-cell office:value-type="float" office:value="5.0522" calcext:value-type="float">
            <text:p>5.0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8284" calcext:value-type="float">
            <text:p>0.858284</text:p>
          </table:table-cell>
          <table:table-cell office:value-type="float" office:value="4.94157" calcext:value-type="float">
            <text:p>4.94157</text:p>
          </table:table-cell>
          <table:table-cell office:value-type="float" office:value="5.23211" calcext:value-type="float">
            <text:p>5.23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5938" calcext:value-type="float">
            <text:p>0.845938</text:p>
          </table:table-cell>
          <table:table-cell office:value-type="float" office:value="4.86093" calcext:value-type="float">
            <text:p>4.86093</text:p>
          </table:table-cell>
          <table:table-cell office:value-type="float" office:value="5.32799" calcext:value-type="float">
            <text:p>5.327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4319" calcext:value-type="float">
            <text:p>0.974319</text:p>
          </table:table-cell>
          <table:table-cell office:value-type="float" office:value="4.92969" calcext:value-type="float">
            <text:p>4.92969</text:p>
          </table:table-cell>
          <table:table-cell office:value-type="float" office:value="5.44563" calcext:value-type="float">
            <text:p>5.44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476" calcext:value-type="float">
            <text:p>1.12476</text:p>
          </table:table-cell>
          <table:table-cell office:value-type="float" office:value="5.01266" calcext:value-type="float">
            <text:p>5.01266</text:p>
          </table:table-cell>
          <table:table-cell office:value-type="float" office:value="5.57761" calcext:value-type="float">
            <text:p>5.577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5.06933" calcext:value-type="float">
            <text:p>5.06933</text:p>
          </table:table-cell>
          <table:table-cell office:value-type="float" office:value="5.65529" calcext:value-type="float">
            <text:p>5.65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7693" calcext:value-type="float">
            <text:p>1.57693</text:p>
          </table:table-cell>
          <table:table-cell office:value-type="float" office:value="5.32591" calcext:value-type="float">
            <text:p>5.32591</text:p>
          </table:table-cell>
          <table:table-cell office:value-type="float" office:value="5.9041" calcext:value-type="float">
            <text:p>5.9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1742" calcext:value-type="float">
            <text:p>1.91742</text:p>
          </table:table-cell>
          <table:table-cell office:value-type="float" office:value="5.54531" calcext:value-type="float">
            <text:p>5.54531</text:p>
          </table:table-cell>
          <table:table-cell office:value-type="float" office:value="6.16625" calcext:value-type="float">
            <text:p>6.16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49212" calcext:value-type="float">
            <text:p>2.49212</text:p>
          </table:table-cell>
          <table:table-cell office:value-type="float" office:value="5.96398" calcext:value-type="float">
            <text:p>5.96398</text:p>
          </table:table-cell>
          <table:table-cell office:value-type="float" office:value="6.5604" calcext:value-type="float">
            <text:p>6.5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7993" calcext:value-type="float">
            <text:p>3.37993</text:p>
          </table:table-cell>
          <table:table-cell office:value-type="float" office:value="6.60383" calcext:value-type="float">
            <text:p>6.60383</text:p>
          </table:table-cell>
          <table:table-cell office:value-type="float" office:value="7.17603" calcext:value-type="float">
            <text:p>7.176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5657" calcext:value-type="float">
            <text:p>1.95657</text:p>
          </table:table-cell>
          <table:table-cell office:value-type="float" office:value="5.84708" calcext:value-type="float">
            <text:p>5.84708</text:p>
          </table:table-cell>
          <table:table-cell office:value-type="float" office:value="5.85607" calcext:value-type="float">
            <text:p>5.85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4968" calcext:value-type="float">
            <text:p>2.24968</text:p>
          </table:table-cell>
          <table:table-cell office:value-type="float" office:value="5.96205" calcext:value-type="float">
            <text:p>5.96205</text:p>
          </table:table-cell>
          <table:table-cell office:value-type="float" office:value="6.19866" calcext:value-type="float">
            <text:p>6.198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798" calcext:value-type="float">
            <text:p>2.6798</text:p>
          </table:table-cell>
          <table:table-cell office:value-type="float" office:value="6.17391" calcext:value-type="float">
            <text:p>6.17391</text:p>
          </table:table-cell>
          <table:table-cell office:value-type="float" office:value="6.61247" calcext:value-type="float">
            <text:p>6.612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2058" calcext:value-type="float">
            <text:p>3.22058</text:p>
          </table:table-cell>
          <table:table-cell office:value-type="float" office:value="6.54585" calcext:value-type="float">
            <text:p>6.54585</text:p>
          </table:table-cell>
          <table:table-cell office:value-type="float" office:value="7.0066" calcext:value-type="float">
            <text:p>7.0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8679" calcext:value-type="float">
            <text:p>4.48679</text:p>
          </table:table-cell>
          <table:table-cell office:value-type="float" office:value="7.4623" calcext:value-type="float">
            <text:p>7.4623</text:p>
          </table:table-cell>
          <table:table-cell office:value-type="float" office:value="7.88036" calcext:value-type="float">
            <text:p>7.88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379" calcext:value-type="float">
            <text:p>6.2379</text:p>
          </table:table-cell>
          <table:table-cell office:value-type="float" office:value="8.58722" calcext:value-type="float">
            <text:p>8.58722</text:p>
          </table:table-cell>
          <table:table-cell office:value-type="float" office:value="9.23437" calcext:value-type="float">
            <text:p>9.23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5462" calcext:value-type="float">
            <text:p>17.5462</text:p>
          </table:table-cell>
          <table:table-cell office:value-type="float" office:value="16.9416" calcext:value-type="float">
            <text:p>16.9416</text:p>
          </table:table-cell>
          <table:table-cell office:value-type="float" office:value="16.8633" calcext:value-type="float">
            <text:p>16.86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028" calcext:value-type="float">
            <text:p>63.7028</text:p>
          </table:table-cell>
          <table:table-cell office:value-type="float" office:value="49.8698" calcext:value-type="float">
            <text:p>49.8698</text:p>
          </table:table-cell>
          <table:table-cell office:value-type="float" office:value="49.2107" calcext:value-type="float">
            <text:p>49.2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6748" calcext:value-type="float">
            <text:p>63.6748</text:p>
          </table:table-cell>
          <table:table-cell office:value-type="float" office:value="49.1065" calcext:value-type="float">
            <text:p>49.1065</text:p>
          </table:table-cell>
          <table:table-cell office:value-type="float" office:value="49.943" calcext:value-type="float">
            <text:p>49.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9217" calcext:value-type="float">
            <text:p>65.9217</text:p>
          </table:table-cell>
          <table:table-cell office:value-type="float" office:value="50.6887" calcext:value-type="float">
            <text:p>50.6887</text:p>
          </table:table-cell>
          <table:table-cell office:value-type="float" office:value="51.5383" calcext:value-type="float">
            <text:p>51.5383</text:p>
          </table:table-cell>
        </table:table-row>
      </table:table>
      <table:table table:name="Ideal" table:style-name="ta1">
        <table:table-column table:style-name="co9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ying sigma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 in both dimension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x-centre</text:p>
          </table:table-cell>
          <table:table-cell office:value-type="string" calcext:value-type="string">
            <text:p><text:s/>y-cent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384" calcext:value-type="float">
            <text:p>0.392384</text:p>
          </table:table-cell>
          <table:table-cell office:value-type="float" office:value="4.47746" calcext:value-type="float">
            <text:p>4.47746</text:p>
          </table:table-cell>
          <table:table-cell office:value-type="float" office:value="4.52254" calcext:value-type="float">
            <text:p>4.52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083" calcext:value-type="float">
            <text:p>0.20083</text:p>
          </table:table-cell>
          <table:table-cell office:value-type="float" office:value="4.34201" calcext:value-type="float">
            <text:p>4.34201</text:p>
          </table:table-cell>
          <table:table-cell office:value-type="float" office:value="4.65799" calcext:value-type="float">
            <text:p>4.657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29269" calcext:value-type="float">
            <text:p>0.0729269</text:p>
          </table:table-cell>
          <table:table-cell office:value-type="float" office:value="4.25156" calcext:value-type="float">
            <text:p>4.25156</text:p>
          </table:table-cell>
          <table:table-cell office:value-type="float" office:value="4.74843" calcext:value-type="float">
            <text:p>4.74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3251" calcext:value-type="float">
            <text:p>0.0183251</text:p>
          </table:table-cell>
          <table:table-cell office:value-type="float" office:value="4.21296" calcext:value-type="float">
            <text:p>4.21296</text:p>
          </table:table-cell>
          <table:table-cell office:value-type="float" office:value="4.78704" calcext:value-type="float">
            <text:p>4.78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3967" calcext:value-type="float">
            <text:p>0.0033967</text:p>
          </table:table-cell>
          <table:table-cell office:value-type="float" office:value="4.2024" calcext:value-type="float">
            <text:p>4.2024</text:p>
          </table:table-cell>
          <table:table-cell office:value-type="float" office:value="4.7976" calcext:value-type="float">
            <text:p>4.79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63672" calcext:value-type="float">
            <text:p>0.000263672</text:p>
          </table:table-cell>
          <table:table-cell office:value-type="float" office:value="4.20019" calcext:value-type="float">
            <text:p>4.20019</text:p>
          </table:table-cell>
          <table:table-cell office:value-type="float" office:value="4.79981" calcext:value-type="float">
            <text:p>4.799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210741" calcext:value-type="float">
            <text:p>0.000210741</text:p>
          </table:table-cell>
          <table:table-cell office:value-type="float" office:value="4.19985" calcext:value-type="float">
            <text:p>4.19985</text:p>
          </table:table-cell>
          <table:table-cell office:value-type="float" office:value="4.80015" calcext:value-type="float">
            <text:p>4.800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144312" calcext:value-type="float">
            <text:p>0.000144312</text:p>
          </table:table-cell>
          <table:table-cell office:value-type="float" office:value="4.2001" calcext:value-type="float">
            <text:p>4.2001</text:p>
          </table:table-cell>
          <table:table-cell office:value-type="float" office:value="4.7999" calcext:value-type="float">
            <text:p>4.79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239057" calcext:value-type="float">
            <text:p>0.000239057</text:p>
          </table:table-cell>
          <table:table-cell office:value-type="float" office:value="4.20017" calcext:value-type="float">
            <text:p>4.20017</text:p>
          </table:table-cell>
          <table:table-cell office:value-type="float" office:value="4.79983" calcext:value-type="float">
            <text:p>4.799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64348" calcext:value-type="float">
            <text:p>0.000264348</text:p>
          </table:table-cell>
          <table:table-cell office:value-type="float" office:value="4.19981" calcext:value-type="float">
            <text:p>4.19981</text:p>
          </table:table-cell>
          <table:table-cell office:value-type="float" office:value="4.80019" calcext:value-type="float">
            <text:p>4.800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736" calcext:value-type="float">
            <text:p>0.392736</text:p>
          </table:table-cell>
          <table:table-cell office:value-type="float" office:value="4.4777" calcext:value-type="float">
            <text:p>4.4777</text:p>
          </table:table-cell>
          <table:table-cell office:value-type="float" office:value="4.52229" calcext:value-type="float">
            <text:p>4.522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909" calcext:value-type="float">
            <text:p>0.201909</text:p>
          </table:table-cell>
          <table:table-cell office:value-type="float" office:value="4.34277" calcext:value-type="float">
            <text:p>4.34277</text:p>
          </table:table-cell>
          <table:table-cell office:value-type="float" office:value="4.65722" calcext:value-type="float">
            <text:p>4.65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36106" calcext:value-type="float">
            <text:p>0.0736106</text:p>
          </table:table-cell>
          <table:table-cell office:value-type="float" office:value="4.25205" calcext:value-type="float">
            <text:p>4.25205</text:p>
          </table:table-cell>
          <table:table-cell office:value-type="float" office:value="4.74794" calcext:value-type="float">
            <text:p>4.74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2267" calcext:value-type="float">
            <text:p>0.0182267</text:p>
          </table:table-cell>
          <table:table-cell office:value-type="float" office:value="4.21289" calcext:value-type="float">
            <text:p>4.21289</text:p>
          </table:table-cell>
          <table:table-cell office:value-type="float" office:value="4.78711" calcext:value-type="float">
            <text:p>4.787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55686" calcext:value-type="float">
            <text:p>0.00355686</text:p>
          </table:table-cell>
          <table:table-cell office:value-type="float" office:value="4.20252" calcext:value-type="float">
            <text:p>4.20252</text:p>
          </table:table-cell>
          <table:table-cell office:value-type="float" office:value="4.79749" calcext:value-type="float">
            <text:p>4.797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848006" calcext:value-type="float">
            <text:p>0.000848006</text:p>
          </table:table-cell>
          <table:table-cell office:value-type="float" office:value="4.2006" calcext:value-type="float">
            <text:p>4.2006</text:p>
          </table:table-cell>
          <table:table-cell office:value-type="float" office:value="4.7994" calcext:value-type="float">
            <text:p>4.79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412703" calcext:value-type="float">
            <text:p>0.000412703</text:p>
          </table:table-cell>
          <table:table-cell office:value-type="float" office:value="4.19971" calcext:value-type="float">
            <text:p>4.19971</text:p>
          </table:table-cell>
          <table:table-cell office:value-type="float" office:value="4.80029" calcext:value-type="float">
            <text:p>4.800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432958" calcext:value-type="float">
            <text:p>0.000432958</text:p>
          </table:table-cell>
          <table:table-cell office:value-type="float" office:value="4.19969" calcext:value-type="float">
            <text:p>4.19969</text:p>
          </table:table-cell>
          <table:table-cell office:value-type="float" office:value="4.8003" calcext:value-type="float">
            <text:p>4.80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408359" calcext:value-type="float">
            <text:p>0.000408359</text:p>
          </table:table-cell>
          <table:table-cell office:value-type="float" office:value="4.20029" calcext:value-type="float">
            <text:p>4.20029</text:p>
          </table:table-cell>
          <table:table-cell office:value-type="float" office:value="4.79972" calcext:value-type="float">
            <text:p>4.79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20402" calcext:value-type="float">
            <text:p>0.000620402</text:p>
          </table:table-cell>
          <table:table-cell office:value-type="float" office:value="4.20044" calcext:value-type="float">
            <text:p>4.20044</text:p>
          </table:table-cell>
          <table:table-cell office:value-type="float" office:value="4.79956" calcext:value-type="float">
            <text:p>4.799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3414" calcext:value-type="float">
            <text:p>0.393414</text:p>
          </table:table-cell>
          <table:table-cell office:value-type="float" office:value="4.47818" calcext:value-type="float">
            <text:p>4.47818</text:p>
          </table:table-cell>
          <table:table-cell office:value-type="float" office:value="4.52181" calcext:value-type="float">
            <text:p>4.52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4202" calcext:value-type="float">
            <text:p>0.204202</text:p>
          </table:table-cell>
          <table:table-cell office:value-type="float" office:value="4.34438" calcext:value-type="float">
            <text:p>4.34438</text:p>
          </table:table-cell>
          <table:table-cell office:value-type="float" office:value="4.6556" calcext:value-type="float">
            <text:p>4.6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55538" calcext:value-type="float">
            <text:p>0.0755538</text:p>
          </table:table-cell>
          <table:table-cell office:value-type="float" office:value="4.25342" calcext:value-type="float">
            <text:p>4.25342</text:p>
          </table:table-cell>
          <table:table-cell office:value-type="float" office:value="4.74657" calcext:value-type="float">
            <text:p>4.746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7627" calcext:value-type="float">
            <text:p>0.0177627</text:p>
          </table:table-cell>
          <table:table-cell office:value-type="float" office:value="4.21257" calcext:value-type="float">
            <text:p>4.21257</text:p>
          </table:table-cell>
          <table:table-cell office:value-type="float" office:value="4.78745" calcext:value-type="float">
            <text:p>4.78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17417" calcext:value-type="float">
            <text:p>0.00317417</text:p>
          </table:table-cell>
          <table:table-cell office:value-type="float" office:value="4.20224" calcext:value-type="float">
            <text:p>4.20224</text:p>
          </table:table-cell>
          <table:table-cell office:value-type="float" office:value="4.79775" calcext:value-type="float">
            <text:p>4.797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87336" calcext:value-type="float">
            <text:p>0.00187336</text:p>
          </table:table-cell>
          <table:table-cell office:value-type="float" office:value="4.20132" calcext:value-type="float">
            <text:p>4.20132</text:p>
          </table:table-cell>
          <table:table-cell office:value-type="float" office:value="4.79867" calcext:value-type="float">
            <text:p>4.798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9397" calcext:value-type="float">
            <text:p>0.00119397</text:p>
          </table:table-cell>
          <table:table-cell office:value-type="float" office:value="4.20085" calcext:value-type="float">
            <text:p>4.20085</text:p>
          </table:table-cell>
          <table:table-cell office:value-type="float" office:value="4.79916" calcext:value-type="float">
            <text:p>4.799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4.1988" calcext:value-type="float">
            <text:p>4.1988</text:p>
          </table:table-cell>
          <table:table-cell office:value-type="float" office:value="4.80117" calcext:value-type="float">
            <text:p>4.80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66296" calcext:value-type="float">
            <text:p>0.00166296</text:p>
          </table:table-cell>
          <table:table-cell office:value-type="float" office:value="4.19883" calcext:value-type="float">
            <text:p>4.19883</text:p>
          </table:table-cell>
          <table:table-cell office:value-type="float" office:value="4.80118" calcext:value-type="float">
            <text:p>4.80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5294" calcext:value-type="float">
            <text:p>0.000375294</text:p>
          </table:table-cell>
          <table:table-cell office:value-type="float" office:value="4.19974" calcext:value-type="float">
            <text:p>4.19974</text:p>
          </table:table-cell>
          <table:table-cell office:value-type="float" office:value="4.80027" calcext:value-type="float">
            <text:p>4.80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4679" calcext:value-type="float">
            <text:p>0.394679</text:p>
          </table:table-cell>
          <table:table-cell office:value-type="float" office:value="4.47908" calcext:value-type="float">
            <text:p>4.47908</text:p>
          </table:table-cell>
          <table:table-cell office:value-type="float" office:value="4.52092" calcext:value-type="float">
            <text:p>4.52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9044" calcext:value-type="float">
            <text:p>0.209044</text:p>
          </table:table-cell>
          <table:table-cell office:value-type="float" office:value="4.34776" calcext:value-type="float">
            <text:p>4.34776</text:p>
          </table:table-cell>
          <table:table-cell office:value-type="float" office:value="4.65213" calcext:value-type="float">
            <text:p>4.65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06114" calcext:value-type="float">
            <text:p>0.0806114</text:p>
          </table:table-cell>
          <table:table-cell office:value-type="float" office:value="4.25698" calcext:value-type="float">
            <text:p>4.25698</text:p>
          </table:table-cell>
          <table:table-cell office:value-type="float" office:value="4.74297" calcext:value-type="float">
            <text:p>4.74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1178" calcext:value-type="float">
            <text:p>0.0181178</text:p>
          </table:table-cell>
          <table:table-cell office:value-type="float" office:value="4.21282" calcext:value-type="float">
            <text:p>4.21282</text:p>
          </table:table-cell>
          <table:table-cell office:value-type="float" office:value="4.78719" calcext:value-type="float">
            <text:p>4.787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04691" calcext:value-type="float">
            <text:p>0.000404691</text:p>
          </table:table-cell>
          <table:table-cell office:value-type="float" office:value="4.20028" calcext:value-type="float">
            <text:p>4.20028</text:p>
          </table:table-cell>
          <table:table-cell office:value-type="float" office:value="4.79971" calcext:value-type="float">
            <text:p>4.799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38517" calcext:value-type="float">
            <text:p>0.00138517</text:p>
          </table:table-cell>
          <table:table-cell office:value-type="float" office:value="4.20099" calcext:value-type="float">
            <text:p>4.20099</text:p>
          </table:table-cell>
          <table:table-cell office:value-type="float" office:value="4.79903" calcext:value-type="float">
            <text:p>4.799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45639" calcext:value-type="float">
            <text:p>0.00245639</text:p>
          </table:table-cell>
          <table:table-cell office:value-type="float" office:value="4.20175" calcext:value-type="float">
            <text:p>4.20175</text:p>
          </table:table-cell>
          <table:table-cell office:value-type="float" office:value="4.79828" calcext:value-type="float">
            <text:p>4.798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469318" calcext:value-type="float">
            <text:p>0.00469318</text:p>
          </table:table-cell>
          <table:table-cell office:value-type="float" office:value="4.20333" calcext:value-type="float">
            <text:p>4.20333</text:p>
          </table:table-cell>
          <table:table-cell office:value-type="float" office:value="4.7967" calcext:value-type="float">
            <text:p>4.79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22092" calcext:value-type="float">
            <text:p>0.00522092</text:p>
          </table:table-cell>
          <table:table-cell office:value-type="float" office:value="4.20367" calcext:value-type="float">
            <text:p>4.20367</text:p>
          </table:table-cell>
          <table:table-cell office:value-type="float" office:value="4.79629" calcext:value-type="float">
            <text:p>4.79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3938" calcext:value-type="float">
            <text:p>0.00333938</text:p>
          </table:table-cell>
          <table:table-cell office:value-type="float" office:value="4.20236" calcext:value-type="float">
            <text:p>4.20236</text:p>
          </table:table-cell>
          <table:table-cell office:value-type="float" office:value="4.79764" calcext:value-type="float">
            <text:p>4.797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753" calcext:value-type="float">
            <text:p>0.39753</text:p>
          </table:table-cell>
          <table:table-cell office:value-type="float" office:value="4.48105" calcext:value-type="float">
            <text:p>4.48105</text:p>
          </table:table-cell>
          <table:table-cell office:value-type="float" office:value="4.51886" calcext:value-type="float">
            <text:p>4.51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8508" calcext:value-type="float">
            <text:p>0.218508</text:p>
          </table:table-cell>
          <table:table-cell office:value-type="float" office:value="4.35447" calcext:value-type="float">
            <text:p>4.35447</text:p>
          </table:table-cell>
          <table:table-cell office:value-type="float" office:value="4.64545" calcext:value-type="float">
            <text:p>4.64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46566" calcext:value-type="float">
            <text:p>0.0946566</text:p>
          </table:table-cell>
          <table:table-cell office:value-type="float" office:value="4.26682" calcext:value-type="float">
            <text:p>4.26682</text:p>
          </table:table-cell>
          <table:table-cell office:value-type="float" office:value="4.73296" calcext:value-type="float">
            <text:p>4.73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3632" calcext:value-type="float">
            <text:p>0.0243632</text:p>
          </table:table-cell>
          <table:table-cell office:value-type="float" office:value="4.21721" calcext:value-type="float">
            <text:p>4.21721</text:p>
          </table:table-cell>
          <table:table-cell office:value-type="float" office:value="4.78276" calcext:value-type="float">
            <text:p>4.782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79113" calcext:value-type="float">
            <text:p>0.00279113</text:p>
          </table:table-cell>
          <table:table-cell office:value-type="float" office:value="4.19803" calcext:value-type="float">
            <text:p>4.19803</text:p>
          </table:table-cell>
          <table:table-cell office:value-type="float" office:value="4.80197" calcext:value-type="float">
            <text:p>4.80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467" calcext:value-type="float">
            <text:p>0.0125467</text:p>
          </table:table-cell>
          <table:table-cell office:value-type="float" office:value="4.19117" calcext:value-type="float">
            <text:p>4.19117</text:p>
          </table:table-cell>
          <table:table-cell office:value-type="float" office:value="4.80891" calcext:value-type="float">
            <text:p>4.808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4245" calcext:value-type="float">
            <text:p>0.0164245</text:p>
          </table:table-cell>
          <table:table-cell office:value-type="float" office:value="4.18846" calcext:value-type="float">
            <text:p>4.18846</text:p>
          </table:table-cell>
          <table:table-cell office:value-type="float" office:value="4.81169" calcext:value-type="float">
            <text:p>4.81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36371" calcext:value-type="float">
            <text:p>0.0136371</text:p>
          </table:table-cell>
          <table:table-cell office:value-type="float" office:value="4.19039" calcext:value-type="float">
            <text:p>4.19039</text:p>
          </table:table-cell>
          <table:table-cell office:value-type="float" office:value="4.80967" calcext:value-type="float">
            <text:p>4.809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9115" calcext:value-type="float">
            <text:p>0.0529115</text:p>
          </table:table-cell>
          <table:table-cell office:value-type="float" office:value="4.16259" calcext:value-type="float">
            <text:p>4.16259</text:p>
          </table:table-cell>
          <table:table-cell office:value-type="float" office:value="4.83741" calcext:value-type="float">
            <text:p>4.83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01608" calcext:value-type="float">
            <text:p>0.0501608</text:p>
          </table:table-cell>
          <table:table-cell office:value-type="float" office:value="4.16453" calcext:value-type="float">
            <text:p>4.16453</text:p>
          </table:table-cell>
          <table:table-cell office:value-type="float" office:value="4.83547" calcext:value-type="float">
            <text:p>4.835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gnitude: 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2516" calcext:value-type="float">
            <text:p>0.402516</text:p>
          </table:table-cell>
          <table:table-cell office:value-type="float" office:value="4.4845" calcext:value-type="float">
            <text:p>4.4845</text:p>
          </table:table-cell>
          <table:table-cell office:value-type="float" office:value="4.51525" calcext:value-type="float">
            <text:p>4.515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7551" calcext:value-type="float">
            <text:p>0.237551</text:p>
          </table:table-cell>
          <table:table-cell office:value-type="float" office:value="4.36783" calcext:value-type="float">
            <text:p>4.36783</text:p>
          </table:table-cell>
          <table:table-cell office:value-type="float" office:value="4.63188" calcext:value-type="float">
            <text:p>4.631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3516" calcext:value-type="float">
            <text:p>0.123516</text:p>
          </table:table-cell>
          <table:table-cell office:value-type="float" office:value="4.28717" calcext:value-type="float">
            <text:p>4.28717</text:p>
          </table:table-cell>
          <table:table-cell office:value-type="float" office:value="4.71249" calcext:value-type="float">
            <text:p>4.712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2199" calcext:value-type="float">
            <text:p>0.0662199</text:p>
          </table:table-cell>
          <table:table-cell office:value-type="float" office:value="4.24655" calcext:value-type="float">
            <text:p>4.24655</text:p>
          </table:table-cell>
          <table:table-cell office:value-type="float" office:value="4.7529" calcext:value-type="float">
            <text:p>4.7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75316" calcext:value-type="float">
            <text:p>0.0375316</text:p>
          </table:table-cell>
          <table:table-cell office:value-type="float" office:value="4.22638" calcext:value-type="float">
            <text:p>4.22638</text:p>
          </table:table-cell>
          <table:table-cell office:value-type="float" office:value="4.77331" calcext:value-type="float">
            <text:p>4.773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77568" calcext:value-type="float">
            <text:p>0.0477568</text:p>
          </table:table-cell>
          <table:table-cell office:value-type="float" office:value="4.23377" calcext:value-type="float">
            <text:p>4.23377</text:p>
          </table:table-cell>
          <table:table-cell office:value-type="float" office:value="4.76623" calcext:value-type="float">
            <text:p>4.766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4.40337" calcext:value-type="float">
            <text:p>4.40337</text:p>
          </table:table-cell>
          <table:table-cell office:value-type="float" office:value="4.59663" calcext:value-type="float">
            <text:p>4.59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-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-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0:37:15.781423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5:08:22.153066555</meta:creation-date>
    <dc:date>2017-08-16T12:38:22.024228541</dc:date>
    <meta:editing-duration>PT5H12M30S</meta:editing-duration>
    <meta:editing-cycles>9</meta:editing-cycles>
    <meta:generator>LibreOffice/5.1.6.2$Linux_X86_64 LibreOffice_project/10m0$Build-2</meta:generator>
    <meta:document-statistic meta:table-count="8" meta:cell-count="165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66cm" svg:height="12.492cm" xlink:href=".." xlink:type="simple" chart:class="chart:scatter" chart:style-name="ch1">
        <chart:title svg:x="3.005cm" svg:y="0.385cm" chart:style-name="ch2">
          <text:p>Centroid recovery error with varying sigma and magnitude</text:p>
        </chart:title>
        <chart:subtitle svg:x="3.6cm" svg:y="1.413cm" chart:style-name="ch3">
          <text:p>100x100 pixels, pixel sampling 100, at 273K, with shot noise</text:p>
        </chart:subtitle>
        <chart:legend chart:legend-position="end" svg:x="15.767cm" svg:y="4.702cm" style:legend-expansion="high" chart:style-name="ch4"/>
        <chart:plot-area chart:style-name="ch5" table:cell-range-address="'Large sigma'.A3:'Large sigma'.G12 'Large sigma'.B2:'Large sigma'.G2" chart:data-source-has-labels="row" svg:x="1.364cm" svg:y="2.345cm" svg:width="14.05cm" svg:height="8.917cm">
          <chartooo:coordinate-region svg:x="2.091cm" svg:y="2.544cm" svg:width="13.044cm" svg:height="8.071cm"/>
          <chart:axis chart:dimension="x" chart:name="primary-x" chart:style-name="ch6">
            <chart:title svg:x="7.869cm" svg:y="11.511cm" chart:style-name="ch7">
              <text:p>Sigma</text:p>
            </chart:title>
          </chart:axis>
          <chart:axis chart:dimension="y" chart:name="primary-y" chart:style-name="ch8">
            <chart:title svg:x="0.451cm" svg:y="7.72cm" chart:style-name="ch9">
              <text:p>Error /pixels</text:p>
            </chart:title>
            <chart:grid chart:style-name="ch10" chart:class="major"/>
          </chart:axis>
          <chart:series chart:style-name="ch11" chart:values-cell-range-address="'Large sigma'.B3:'Large sigma'.B12" chart:label-cell-address="'Large sigma'.B2:'Large sigma'.B2" chart:class="chart:scatter">
            <chart:domain table:cell-range-address="'Large sigma'.A3:'Large sigma'.A12"/>
            <chart:data-point chart:repeated="10"/>
          </chart:series>
          <chart:series chart:style-name="ch12" chart:values-cell-range-address="'Large sigma'.C3:'Large sigma'.C12" chart:label-cell-address="'Large sigma'.C2:'Large sigma'.C2" chart:class="chart:scatter">
            <chart:data-point chart:repeated="10"/>
          </chart:series>
          <chart:series chart:style-name="ch13" chart:values-cell-range-address="'Large sigma'.D3:'Large sigma'.D12" chart:label-cell-address="'Large sigma'.D2:'Large sigma'.D2" chart:class="chart:scatter">
            <chart:data-point chart:repeated="10"/>
          </chart:series>
          <chart:series chart:style-name="ch14" chart:values-cell-range-address="'Large sigma'.E3:'Large sigma'.E12" chart:label-cell-address="'Large sigma'.E2:'Large sigma'.E2" chart:class="chart:scatter">
            <chart:data-point chart:repeated="10"/>
          </chart:series>
          <chart:series chart:style-name="ch15" chart:values-cell-range-address="'Large sigma'.F3:'Large sigma'.F12" chart:label-cell-address="'Large sigma'.F2:'Large sigma'.F2" chart:class="chart:scatter">
            <chart:data-point chart:repeated="10"/>
          </chart:series>
          <chart:series chart:style-name="ch16" chart:values-cell-range-address="'Large sigma'.G3:'Large sigma'.G12" chart:label-cell-address="'Large sigma'.G2:'Large sigma'.G2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 10</text:p>
                <draw:g>
                  <svg:desc>'Large sigma'.B2:'Large sigma'.B2</svg:desc>
                </draw:g>
              </table:table-cell>
              <table:table-cell office:value-type="string">
                <text:p>Mag 11</text:p>
                <draw:g>
                  <svg:desc>'Large sigma'.C2:'Large sigma'.C2</svg:desc>
                </draw:g>
              </table:table-cell>
              <table:table-cell office:value-type="string">
                <text:p>Mag 12</text:p>
                <draw:g>
                  <svg:desc>'Large sigma'.D2:'Large sigma'.D2</svg:desc>
                </draw:g>
              </table:table-cell>
              <table:table-cell office:value-type="string">
                <text:p>Mag 13</text:p>
                <draw:g>
                  <svg:desc>'Large sigma'.E2:'Large sigma'.E2</svg:desc>
                </draw:g>
              </table:table-cell>
              <table:table-cell office:value-type="string">
                <text:p>Mag 14</text:p>
                <draw:g>
                  <svg:desc>'Large sigma'.F2:'Large sigma'.F2</svg:desc>
                </draw:g>
              </table:table-cell>
              <table:table-cell office:value-type="string">
                <text:p>Mag 15</text:p>
                <draw:g>
                  <svg:desc>'Large sigma'.G2:'Large sigma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arge sigma'.A3:'Large sigma'.A12</svg:desc>
                </draw:g>
              </table:table-cell>
              <table:table-cell office:value-type="float" office:value="0.392705">
                <text:p>0.392705</text:p>
                <draw:g>
                  <svg:desc>'Large sigma'.B3:'Large sigma'.B12</svg:desc>
                </draw:g>
              </table:table-cell>
              <table:table-cell office:value-type="float" office:value="0.394959">
                <text:p>0.394959</text:p>
                <draw:g>
                  <svg:desc>'Large sigma'.C3:'Large sigma'.C12</svg:desc>
                </draw:g>
              </table:table-cell>
              <table:table-cell office:value-type="float" office:value="0.414555">
                <text:p>0.414555</text:p>
                <draw:g>
                  <svg:desc>'Large sigma'.D3:'Large sigma'.D12</svg:desc>
                </draw:g>
              </table:table-cell>
              <table:table-cell office:value-type="float" office:value="0.5099">
                <text:p>0.5099</text:p>
                <draw:g>
                  <svg:desc>'Large sigma'.E3:'Large sigma'.E12</svg:desc>
                </draw:g>
              </table:table-cell>
              <table:table-cell office:value-type="float" office:value="0.84564">
                <text:p>0.84564</text:p>
                <draw:g>
                  <svg:desc>'Large sigma'.F3:'Large sigma'.F12</svg:desc>
                </draw:g>
              </table:table-cell>
              <table:table-cell office:value-type="float" office:value="1.95657">
                <text:p>1.95657</text:p>
                <draw:g>
                  <svg:desc>'Large sigma'.G3:'Large sigma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01576">
                <text:p>0.201576</text:p>
              </table:table-cell>
              <table:table-cell office:value-type="float" office:value="0.206352">
                <text:p>0.206352</text:p>
              </table:table-cell>
              <table:table-cell office:value-type="float" office:value="0.241915">
                <text:p>0.241915</text:p>
              </table:table-cell>
              <table:table-cell office:value-type="float" office:value="0.365537">
                <text:p>0.365537</text:p>
              </table:table-cell>
              <table:table-cell office:value-type="float" office:value="0.858284">
                <text:p>0.858284</text:p>
              </table:table-cell>
              <table:table-cell office:value-type="float" office:value="2.24968">
                <text:p>2.24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52153">
                <text:p>0.0752153</text:p>
              </table:table-cell>
              <table:table-cell office:value-type="float" office:value="0.090782">
                <text:p>0.090782</text:p>
              </table:table-cell>
              <table:table-cell office:value-type="float" office:value="0.149511">
                <text:p>0.149511</text:p>
              </table:table-cell>
              <table:table-cell office:value-type="float" office:value="0.323397">
                <text:p>0.323397</text:p>
              </table:table-cell>
              <table:table-cell office:value-type="float" office:value="0.845938">
                <text:p>0.845938</text:p>
              </table:table-cell>
              <table:table-cell office:value-type="float" office:value="2.6798">
                <text:p>2.6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266436">
                <text:p>0.0266436</text:p>
              </table:table-cell>
              <table:table-cell office:value-type="float" office:value="0.0546746">
                <text:p>0.0546746</text:p>
              </table:table-cell>
              <table:table-cell office:value-type="float" office:value="0.134569">
                <text:p>0.134569</text:p>
              </table:table-cell>
              <table:table-cell office:value-type="float" office:value="0.335259">
                <text:p>0.335259</text:p>
              </table:table-cell>
              <table:table-cell office:value-type="float" office:value="0.974319">
                <text:p>0.974319</text:p>
              </table:table-cell>
              <table:table-cell office:value-type="float" office:value="3.22058">
                <text:p>3.22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07463">
                <text:p>0.0207463</text:p>
              </table:table-cell>
              <table:table-cell office:value-type="float" office:value="0.0496642">
                <text:p>0.0496642</text:p>
              </table:table-cell>
              <table:table-cell office:value-type="float" office:value="0.1309">
                <text:p>0.1309</text:p>
              </table:table-cell>
              <table:table-cell office:value-type="float" office:value="0.366672">
                <text:p>0.366672</text:p>
              </table:table-cell>
              <table:table-cell office:value-type="float" office:value="1.12476">
                <text:p>1.12476</text:p>
              </table:table-cell>
              <table:table-cell office:value-type="float" office:value="4.48679">
                <text:p>4.48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201889">
                <text:p>0.0201889</text:p>
              </table:table-cell>
              <table:table-cell office:value-type="float" office:value="0.0498654">
                <text:p>0.0498654</text:p>
              </table:table-cell>
              <table:table-cell office:value-type="float" office:value="0.136459">
                <text:p>0.136459</text:p>
              </table:table-cell>
              <table:table-cell office:value-type="float" office:value="0.387533">
                <text:p>0.387533</text:p>
              </table:table-cell>
              <table:table-cell office:value-type="float" office:value="1.21953">
                <text:p>1.21953</text:p>
              </table:table-cell>
              <table:table-cell office:value-type="float" office:value="6.2379">
                <text:p>6.2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00869">
                <text:p>0.0200869</text:p>
              </table:table-cell>
              <table:table-cell office:value-type="float" office:value="0.0490431">
                <text:p>0.0490431</text:p>
              </table:table-cell>
              <table:table-cell office:value-type="float" office:value="0.128981">
                <text:p>0.128981</text:p>
              </table:table-cell>
              <table:table-cell office:value-type="float" office:value="0.417739">
                <text:p>0.417739</text:p>
              </table:table-cell>
              <table:table-cell office:value-type="float" office:value="1.57693">
                <text:p>1.57693</text:p>
              </table:table-cell>
              <table:table-cell office:value-type="float" office:value="17.5462">
                <text:p>17.5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192781">
                <text:p>0.0192781</text:p>
              </table:table-cell>
              <table:table-cell office:value-type="float" office:value="0.0514336">
                <text:p>0.0514336</text:p>
              </table:table-cell>
              <table:table-cell office:value-type="float" office:value="0.14756">
                <text:p>0.14756</text:p>
              </table:table-cell>
              <table:table-cell office:value-type="float" office:value="0.417282">
                <text:p>0.417282</text:p>
              </table:table-cell>
              <table:table-cell office:value-type="float" office:value="1.91742">
                <text:p>1.91742</text:p>
              </table:table-cell>
              <table:table-cell office:value-type="float" office:value="63.7028">
                <text:p>63.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200588">
                <text:p>0.0200588</text:p>
              </table:table-cell>
              <table:table-cell office:value-type="float" office:value="0.0535393">
                <text:p>0.0535393</text:p>
              </table:table-cell>
              <table:table-cell office:value-type="float" office:value="0.154087">
                <text:p>0.154087</text:p>
              </table:table-cell>
              <table:table-cell office:value-type="float" office:value="0.497728">
                <text:p>0.497728</text:p>
              </table:table-cell>
              <table:table-cell office:value-type="float" office:value="2.49212">
                <text:p>2.49212</text:p>
              </table:table-cell>
              <table:table-cell office:value-type="float" office:value="63.6748">
                <text:p>63.6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209264">
                <text:p>0.0209264</text:p>
              </table:table-cell>
              <table:table-cell office:value-type="float" office:value="0.053247">
                <text:p>0.053247</text:p>
              </table:table-cell>
              <table:table-cell office:value-type="float" office:value="0.14739">
                <text:p>0.14739</text:p>
              </table:table-cell>
              <table:table-cell office:value-type="float" office:value="0.55309">
                <text:p>0.55309</text:p>
              </table:table-cell>
              <table:table-cell office:value-type="float" office:value="3.37993">
                <text:p>3.37993</text:p>
              </table:table-cell>
              <table:table-cell office:value-type="float" office:value="65.9217">
                <text:p>65.9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54cm" svg:height="12.511cm" xlink:href=".." xlink:type="simple" chart:class="chart:scatter" chart:style-name="ch1">
        <chart:title svg:x="2.945cm" svg:y="0.386cm" chart:style-name="ch2">
          <text:p>Centroid recovery error with varying sigma and magnitude</text:p>
        </chart:title>
        <chart:subtitle svg:x="4.017cm" svg:y="1.415cm" chart:style-name="ch3">
          <text:p>100x100 pixels, pixel sampling 100, ideal with no noise</text:p>
        </chart:subtitle>
        <chart:legend chart:legend-position="end" svg:x="15.647cm" svg:y="4.711cm" style:legend-expansion="high" chart:style-name="ch4"/>
        <chart:plot-area chart:style-name="ch5" table:cell-range-address="'Large sigma'.A16:'Large sigma'.G25 'Large sigma'.B15:'Large sigma'.G15" chart:data-source-has-labels="row" svg:x="1.361cm" svg:y="2.348cm" svg:width="13.936cm" svg:height="8.932cm">
          <chartooo:coordinate-region svg:x="2.273cm" svg:y="2.547cm" svg:width="12.744cm" svg:height="8.086cm"/>
          <chart:axis chart:dimension="x" chart:name="primary-x" chart:style-name="ch6">
            <chart:title svg:x="7.809cm" svg:y="11.53cm" chart:style-name="ch7">
              <text:p>Sigma</text:p>
            </chart:title>
          </chart:axis>
          <chart:axis chart:dimension="y" chart:name="primary-y" chart:style-name="ch6">
            <chart:title svg:x="0.451cm" svg:y="7.731cm" chart:style-name="ch8">
              <text:p>Error /pixels</text:p>
            </chart:title>
            <chart:grid chart:style-name="ch9" chart:class="major"/>
          </chart:axis>
          <chart:series chart:style-name="ch10" chart:values-cell-range-address="'Large sigma'.B16:'Large sigma'.B25" chart:label-cell-address="'Large sigma'.B15:'Large sigma'.B15" chart:class="chart:scatter">
            <chart:domain table:cell-range-address="'Large sigma'.A16:'Large sigma'.A25"/>
            <chart:data-point chart:repeated="10"/>
          </chart:series>
          <chart:series chart:style-name="ch11" chart:values-cell-range-address="'Large sigma'.C16:'Large sigma'.C25" chart:label-cell-address="'Large sigma'.C15:'Large sigma'.C15" chart:class="chart:scatter">
            <chart:data-point chart:repeated="10"/>
          </chart:series>
          <chart:series chart:style-name="ch12" chart:values-cell-range-address="'Large sigma'.D16:'Large sigma'.D25" chart:label-cell-address="'Large sigma'.D15:'Large sigma'.D15" chart:class="chart:scatter">
            <chart:data-point chart:repeated="10"/>
          </chart:series>
          <chart:series chart:style-name="ch13" chart:values-cell-range-address="'Large sigma'.E16:'Large sigma'.E25" chart:label-cell-address="'Large sigma'.E15:'Large sigma'.E15" chart:class="chart:scatter">
            <chart:data-point chart:repeated="10"/>
          </chart:series>
          <chart:series chart:style-name="ch14" chart:values-cell-range-address="'Large sigma'.F16:'Large sigma'.F25" chart:label-cell-address="'Large sigma'.F15:'Large sigma'.F15" chart:class="chart:scatter">
            <chart:data-point chart:repeated="10"/>
          </chart:series>
          <chart:series chart:style-name="ch15" chart:values-cell-range-address="'Large sigma'.G16:'Large sigma'.G25" chart:label-cell-address="'Large sigma'.G15:'Large sigma'.G15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 10</text:p>
                <draw:g>
                  <svg:desc>'Large sigma'.B15:'Large sigma'.B15</svg:desc>
                </draw:g>
              </table:table-cell>
              <table:table-cell office:value-type="string">
                <text:p>Mag 11</text:p>
                <draw:g>
                  <svg:desc>'Large sigma'.C15:'Large sigma'.C15</svg:desc>
                </draw:g>
              </table:table-cell>
              <table:table-cell office:value-type="string">
                <text:p>Mag 12</text:p>
                <draw:g>
                  <svg:desc>'Large sigma'.D15:'Large sigma'.D15</svg:desc>
                </draw:g>
              </table:table-cell>
              <table:table-cell office:value-type="string">
                <text:p>Mag 13</text:p>
                <draw:g>
                  <svg:desc>'Large sigma'.E15:'Large sigma'.E15</svg:desc>
                </draw:g>
              </table:table-cell>
              <table:table-cell office:value-type="string">
                <text:p>Mag 14</text:p>
                <draw:g>
                  <svg:desc>'Large sigma'.F15:'Large sigma'.F15</svg:desc>
                </draw:g>
              </table:table-cell>
              <table:table-cell office:value-type="string">
                <text:p>Mag 15</text:p>
                <draw:g>
                  <svg:desc>'Large sigma'.G15:'Large sigma'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arge sigma'.A16:'Large sigma'.A25</svg:desc>
                </draw:g>
              </table:table-cell>
              <table:table-cell office:value-type="float" office:value="0.392384">
                <text:p>0.392384</text:p>
                <draw:g>
                  <svg:desc>'Large sigma'.B16:'Large sigma'.B25</svg:desc>
                </draw:g>
              </table:table-cell>
              <table:table-cell office:value-type="float" office:value="0.392736">
                <text:p>0.392736</text:p>
                <draw:g>
                  <svg:desc>'Large sigma'.C16:'Large sigma'.C25</svg:desc>
                </draw:g>
              </table:table-cell>
              <table:table-cell office:value-type="float" office:value="0.393414">
                <text:p>0.393414</text:p>
                <draw:g>
                  <svg:desc>'Large sigma'.D16:'Large sigma'.D25</svg:desc>
                </draw:g>
              </table:table-cell>
              <table:table-cell office:value-type="float" office:value="0.394679">
                <text:p>0.394679</text:p>
                <draw:g>
                  <svg:desc>'Large sigma'.E16:'Large sigma'.E25</svg:desc>
                </draw:g>
              </table:table-cell>
              <table:table-cell office:value-type="float" office:value="0.39753">
                <text:p>0.39753</text:p>
                <draw:g>
                  <svg:desc>'Large sigma'.F16:'Large sigma'.F25</svg:desc>
                </draw:g>
              </table:table-cell>
              <table:table-cell office:value-type="float" office:value="0.402516">
                <text:p>0.402516</text:p>
                <draw:g>
                  <svg:desc>'Large sigma'.G16:'Large sigma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0083">
                <text:p>0.20083</text:p>
              </table:table-cell>
              <table:table-cell office:value-type="float" office:value="0.237551">
                <text:p>0.237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0729269">
                <text:p>0.0729269</text:p>
              </table:table-cell>
              <table:table-cell office:value-type="float" office:value="0.123516">
                <text:p>0.123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183251">
                <text:p>0.0183251</text:p>
              </table:table-cell>
              <table:table-cell office:value-type="float" office:value="0.0662199">
                <text:p>0.066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033967">
                <text:p>0.0033967</text:p>
              </table:table-cell>
              <table:table-cell office:value-type="float" office:value="0.0375316">
                <text:p>0.037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00263672">
                <text:p>0.000263672</text:p>
              </table:table-cell>
              <table:table-cell office:value-type="float" office:value="0.0477568">
                <text:p>0.0477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000210741">
                <text:p>0.000210741</text:p>
              </table:table-cell>
              <table:table-cell office:value-type="float" office:value="0.287615">
                <text:p>0.287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0.000144312">
                <text:p>0.00014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0.000239057">
                <text:p>0.00023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0.000264348">
                <text:p>0.0002643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2.956cm" style:legend-expansion="high" chart:style-name="ch2"/>
        <chart:plot-area chart:style-name="ch3" table:cell-range-address="'Medium sigma'.A7:'Medium sigma'.G16 'Medium sigma'.B6:'Medium sigma'.G6" chart:data-source-has-labels="row" svg:x="0.32cm" svg:y="0.18cm" svg:width="13.467cm" svg:height="8.64cm">
          <chartooo:coordinate-region svg:x="1.047cm" svg:y="0.38cm" svg:width="12.5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um sigma'.B7:'Medium sigma'.B16" chart:label-cell-address="'Medium sigma'.B6:'Medium sigma'.B6" chart:class="chart:scatter">
            <chart:domain table:cell-range-address="'Medium sigma'.A7:'Medium sigma'.A16"/>
            <chart:data-point chart:repeated="10"/>
          </chart:series>
          <chart:series chart:style-name="ch7" chart:values-cell-range-address="'Medium sigma'.C7:'Medium sigma'.C16" chart:label-cell-address="'Medium sigma'.C6:'Medium sigma'.C6" chart:class="chart:scatter">
            <chart:data-point chart:repeated="10"/>
          </chart:series>
          <chart:series chart:style-name="ch8" chart:values-cell-range-address="'Medium sigma'.D7:'Medium sigma'.D16" chart:label-cell-address="'Medium sigma'.D6:'Medium sigma'.D6" chart:class="chart:scatter">
            <chart:data-point chart:repeated="10"/>
          </chart:series>
          <chart:series chart:style-name="ch9" chart:values-cell-range-address="'Medium sigma'.E7:'Medium sigma'.E16" chart:label-cell-address="'Medium sigma'.E6:'Medium sigma'.E6" chart:class="chart:scatter">
            <chart:data-point chart:repeated="10"/>
          </chart:series>
          <chart:series chart:style-name="ch10" chart:values-cell-range-address="'Medium sigma'.F7:'Medium sigma'.F16" chart:label-cell-address="'Medium sigma'.F6:'Medium sigma'.F6" chart:class="chart:scatter">
            <chart:data-point chart:repeated="10"/>
          </chart:series>
          <chart:series chart:style-name="ch11" chart:values-cell-range-address="'Medium sigma'.G7:'Medium sigma'.G16" chart:label-cell-address="'Medium sigma'.G6:'Medium sigma'.G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 10</text:p>
                <draw:g>
                  <svg:desc>'Medium sigma'.B6:'Medium sigma'.B6</svg:desc>
                </draw:g>
              </table:table-cell>
              <table:table-cell office:value-type="string">
                <text:p>Mag 11</text:p>
                <draw:g>
                  <svg:desc>'Medium sigma'.C6:'Medium sigma'.C6</svg:desc>
                </draw:g>
              </table:table-cell>
              <table:table-cell office:value-type="string">
                <text:p>Mag 12</text:p>
                <draw:g>
                  <svg:desc>'Medium sigma'.D6:'Medium sigma'.D6</svg:desc>
                </draw:g>
              </table:table-cell>
              <table:table-cell office:value-type="string">
                <text:p>Mag 13</text:p>
                <draw:g>
                  <svg:desc>'Medium sigma'.E6:'Medium sigma'.E6</svg:desc>
                </draw:g>
              </table:table-cell>
              <table:table-cell office:value-type="string">
                <text:p>Mag 14</text:p>
                <draw:g>
                  <svg:desc>'Medium sigma'.F6:'Medium sigma'.F6</svg:desc>
                </draw:g>
              </table:table-cell>
              <table:table-cell office:value-type="string">
                <text:p>Mag 15</text:p>
                <draw:g>
                  <svg:desc>'Medium sigma'.G6:'Medium sigma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edium sigma'.A7:'Medium sigma'.A16</svg:desc>
                </draw:g>
              </table:table-cell>
              <table:table-cell office:value-type="float" office:value="0.477082">
                <text:p>0.477082</text:p>
                <draw:g>
                  <svg:desc>'Medium sigma'.B7:'Medium sigma'.B16</svg:desc>
                </draw:g>
              </table:table-cell>
              <table:table-cell office:value-type="float" office:value="0.247784">
                <text:p>0.247784</text:p>
                <draw:g>
                  <svg:desc>'Medium sigma'.C7:'Medium sigma'.C16</svg:desc>
                </draw:g>
              </table:table-cell>
              <table:table-cell office:value-type="float" office:value="0.338313">
                <text:p>0.338313</text:p>
                <draw:g>
                  <svg:desc>'Medium sigma'.D7:'Medium sigma'.D16</svg:desc>
                </draw:g>
              </table:table-cell>
              <table:table-cell office:value-type="float" office:value="0.493108">
                <text:p>0.493108</text:p>
                <draw:g>
                  <svg:desc>'Medium sigma'.E7:'Medium sigma'.E16</svg:desc>
                </draw:g>
              </table:table-cell>
              <table:table-cell office:value-type="float" office:value="0.504761">
                <text:p>0.504761</text:p>
                <draw:g>
                  <svg:desc>'Medium sigma'.F7:'Medium sigma'.F16</svg:desc>
                </draw:g>
              </table:table-cell>
              <table:table-cell office:value-type="float" office:value="0.283202">
                <text:p>0.283202</text:p>
                <draw:g>
                  <svg:desc>'Medium sigma'.G7:'Medium sigma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88482">
                <text:p>0.388482</text:p>
              </table:table-cell>
              <table:table-cell office:value-type="float" office:value="0.135973">
                <text:p>0.135973</text:p>
              </table:table-cell>
              <table:table-cell office:value-type="float" office:value="0.457564">
                <text:p>0.457564</text:p>
              </table:table-cell>
              <table:table-cell office:value-type="float" office:value="0.376882">
                <text:p>0.376882</text:p>
              </table:table-cell>
              <table:table-cell office:value-type="float" office:value="0.178354">
                <text:p>0.178354</text:p>
              </table:table-cell>
              <table:table-cell office:value-type="float" office:value="0.390171">
                <text:p>0.39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31113">
                <text:p>0.231113</text:p>
              </table:table-cell>
              <table:table-cell office:value-type="float" office:value="0.48725">
                <text:p>0.48725</text:p>
              </table:table-cell>
              <table:table-cell office:value-type="float" office:value="0.324185">
                <text:p>0.324185</text:p>
              </table:table-cell>
              <table:table-cell office:value-type="float" office:value="0.471451">
                <text:p>0.471451</text:p>
              </table:table-cell>
              <table:table-cell office:value-type="float" office:value="0.41994">
                <text:p>0.41994</text:p>
              </table:table-cell>
              <table:table-cell office:value-type="float" office:value="0.396267">
                <text:p>0.396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43737">
                <text:p>0.243737</text:p>
              </table:table-cell>
              <table:table-cell office:value-type="float" office:value="0.321181">
                <text:p>0.321181</text:p>
              </table:table-cell>
              <table:table-cell office:value-type="float" office:value="0.191683">
                <text:p>0.191683</text:p>
              </table:table-cell>
              <table:table-cell office:value-type="float" office:value="0.491185">
                <text:p>0.491185</text:p>
              </table:table-cell>
              <table:table-cell office:value-type="float" office:value="0.39323">
                <text:p>0.39323</text:p>
              </table:table-cell>
              <table:table-cell office:value-type="float" office:value="0.36617">
                <text:p>0.36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67986">
                <text:p>0.0667986</text:p>
              </table:table-cell>
              <table:table-cell office:value-type="float" office:value="0.119354">
                <text:p>0.119354</text:p>
              </table:table-cell>
              <table:table-cell office:value-type="float" office:value="0.401618">
                <text:p>0.401618</text:p>
              </table:table-cell>
              <table:table-cell office:value-type="float" office:value="0.214584">
                <text:p>0.214584</text:p>
              </table:table-cell>
              <table:table-cell office:value-type="float" office:value="0.278849">
                <text:p>0.278849</text:p>
              </table:table-cell>
              <table:table-cell office:value-type="float" office:value="0.287612">
                <text:p>0.287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19997">
                <text:p>0.319997</text:p>
              </table:table-cell>
              <table:table-cell office:value-type="float" office:value="0.317235">
                <text:p>0.317235</text:p>
              </table:table-cell>
              <table:table-cell office:value-type="float" office:value="0.247005">
                <text:p>0.247005</text:p>
              </table:table-cell>
              <table:table-cell office:value-type="float" office:value="0.149044">
                <text:p>0.149044</text:p>
              </table:table-cell>
              <table:table-cell office:value-type="float" office:value="0.242844">
                <text:p>0.242844</text:p>
              </table:table-cell>
              <table:table-cell office:value-type="float" office:value="0.135071">
                <text:p>0.135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53919">
                <text:p>0.353919</text:p>
              </table:table-cell>
              <table:table-cell office:value-type="float" office:value="0.0944721">
                <text:p>0.0944721</text:p>
              </table:table-cell>
              <table:table-cell office:value-type="float" office:value="0.278524">
                <text:p>0.278524</text:p>
              </table:table-cell>
              <table:table-cell office:value-type="float" office:value="0.400673">
                <text:p>0.400673</text:p>
              </table:table-cell>
              <table:table-cell office:value-type="float" office:value="0.229792">
                <text:p>0.229792</text:p>
              </table:table-cell>
              <table:table-cell office:value-type="float" office:value="0.413956">
                <text:p>0.41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76864">
                <text:p>0.376864</text:p>
              </table:table-cell>
              <table:table-cell office:value-type="float" office:value="0.319818">
                <text:p>0.319818</text:p>
              </table:table-cell>
              <table:table-cell office:value-type="float" office:value="0.250938">
                <text:p>0.250938</text:p>
              </table:table-cell>
              <table:table-cell office:value-type="float" office:value="0.055411">
                <text:p>0.055411</text:p>
              </table:table-cell>
              <table:table-cell office:value-type="float" office:value="0.117359">
                <text:p>0.117359</text:p>
              </table:table-cell>
              <table:table-cell office:value-type="float" office:value="0.0891552">
                <text:p>0.0891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04129">
                <text:p>0.304129</text:p>
              </table:table-cell>
              <table:table-cell office:value-type="float" office:value="0.145864">
                <text:p>0.145864</text:p>
              </table:table-cell>
              <table:table-cell office:value-type="float" office:value="0.192913">
                <text:p>0.192913</text:p>
              </table:table-cell>
              <table:table-cell office:value-type="float" office:value="0.349094">
                <text:p>0.349094</text:p>
              </table:table-cell>
              <table:table-cell office:value-type="float" office:value="0.214683">
                <text:p>0.214683</text:p>
              </table:table-cell>
              <table:table-cell office:value-type="float" office:value="0.148564">
                <text:p>0.148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65174">
                <text:p>0.365174</text:p>
              </table:table-cell>
              <table:table-cell office:value-type="float" office:value="0.232128">
                <text:p>0.232128</text:p>
              </table:table-cell>
              <table:table-cell office:value-type="float" office:value="0.250722">
                <text:p>0.250722</text:p>
              </table:table-cell>
              <table:table-cell office:value-type="float" office:value="0.341626">
                <text:p>0.341626</text:p>
              </table:table-cell>
              <table:table-cell office:value-type="float" office:value="0.329183">
                <text:p>0.329183</text:p>
              </table:table-cell>
              <table:table-cell office:value-type="float" office:value="0.193555">
                <text:p>0.193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14cm" svg:height="11.482cm" xlink:href=".." xlink:type="simple" chart:class="chart:scatter" chart:style-name="ch1">
        <chart:title svg:x="6.684cm" svg:y="0.365cm" chart:style-name="ch2">
          <text:p>Centroid error within pixel</text:p>
        </chart:title>
        <chart:subtitle svg:x="4.091cm" svg:y="1.373cm" chart:style-name="ch3">
          <text:p>Sigma is in units of pixels, equivalent to units of 100 s-pixels</text:p>
        </chart:subtitle>
        <chart:legend chart:legend-position="end" svg:x="15.815cm" svg:y="4.197cm" style:legend-expansion="high" chart:style-name="ch4"/>
        <chart:plot-area chart:style-name="ch5" table:cell-range-address="Variation.A3:Variation.G13 Variation.B2:Variation.G2" chart:data-source-has-labels="row" svg:x="1.383cm" svg:y="2.285cm" svg:width="14.06cm" svg:height="7.987cm">
          <chartooo:coordinate-region svg:x="1.674cm" svg:y="2.484cm" svg:width="13.529cm" svg:height="7.141cm"/>
          <chart:axis chart:dimension="x" chart:name="primary-x" chart:style-name="ch6">
            <chart:title svg:x="5.988cm" svg:y="10.501cm" chart:style-name="ch7">
              <text:p>Variation from pixel centre /pixels</text:p>
            </chart:title>
          </chart:axis>
          <chart:axis chart:dimension="y" chart:name="primary-y" chart:style-name="ch6">
            <chart:title svg:x="0.451cm" svg:y="8.439cm" chart:style-name="ch8">
              <text:p>Error /pixels or /(100 s-pixels)</text:p>
            </chart:title>
            <chart:grid chart:style-name="ch9" chart:class="major"/>
          </chart:axis>
          <chart:series chart:style-name="ch10" chart:values-cell-range-address="Variation.B3:Variation.B13" chart:label-cell-address="Variation.B2:Variation.B2" chart:class="chart:scatter">
            <chart:domain table:cell-range-address="Variation.A3:Variation.A13"/>
            <chart:data-point chart:repeated="11"/>
          </chart:series>
          <chart:series chart:style-name="ch11" chart:values-cell-range-address="Variation.C3:Variation.C13" chart:label-cell-address="Variation.C2:Variation.C2" chart:class="chart:scatter">
            <chart:data-point chart:repeated="11"/>
          </chart:series>
          <chart:series chart:style-name="ch12" chart:values-cell-range-address="Variation.D3:Variation.D13" chart:label-cell-address="Variation.D2:Variation.D2" chart:class="chart:scatter">
            <chart:data-point chart:repeated="11"/>
          </chart:series>
          <chart:series chart:style-name="ch13" chart:values-cell-range-address="Variation.E3:Variation.E13" chart:label-cell-address="Variation.E2:Variation.E2" chart:class="chart:scatter">
            <chart:data-point chart:repeated="11"/>
          </chart:series>
          <chart:series chart:style-name="ch14" chart:values-cell-range-address="Variation.F3:Variation.F13" chart:label-cell-address="Variation.F2:Variation.F2" chart:class="chart:scatter">
            <chart:data-point chart:repeated="11"/>
          </chart:series>
          <chart:series chart:style-name="ch15" chart:values-cell-range-address="Variation.G3:Variation.G13" chart:label-cell-address="Variation.G2:Variation.G2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5</text:p>
                <draw:g>
                  <svg:desc>Variation.B2:Variation.B2</svg:desc>
                </draw:g>
              </table:table-cell>
              <table:table-cell office:value-type="string">
                <text:p>Sigma 10</text:p>
                <draw:g>
                  <svg:desc>Variation.C2:Variation.C2</svg:desc>
                </draw:g>
              </table:table-cell>
              <table:table-cell office:value-type="string">
                <text:p>Sigma 15</text:p>
                <draw:g>
                  <svg:desc>Variation.D2:Variation.D2</svg:desc>
                </draw:g>
              </table:table-cell>
              <table:table-cell office:value-type="string">
                <text:p>Sigma 20</text:p>
                <draw:g>
                  <svg:desc>Variation.E2:Variation.E2</svg:desc>
                </draw:g>
              </table:table-cell>
              <table:table-cell office:value-type="string">
                <text:p>Sigma 25</text:p>
                <draw:g>
                  <svg:desc>Variation.F2:Variation.F2</svg:desc>
                </draw:g>
              </table:table-cell>
              <table:table-cell office:value-type="string">
                <text:p>Sigma 30</text:p>
                <draw:g>
                  <svg:desc>Variation.G2:Vari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Variation.A3:Variation.A13</svg:desc>
                </draw:g>
              </table:table-cell>
              <table:table-cell office:value-type="float" office:value="0.00146152">
                <text:p>0.00146152</text:p>
                <draw:g>
                  <svg:desc>Variation.B3:Variation.B13</svg:desc>
                </draw:g>
              </table:table-cell>
              <table:table-cell office:value-type="float" office:value="0.00272447">
                <text:p>0.00272447</text:p>
                <draw:g>
                  <svg:desc>Variation.C3:Variation.C13</svg:desc>
                </draw:g>
              </table:table-cell>
              <table:table-cell office:value-type="float" office:value="0.00273156">
                <text:p>0.00273156</text:p>
                <draw:g>
                  <svg:desc>Variation.D3:Variation.D13</svg:desc>
                </draw:g>
              </table:table-cell>
              <table:table-cell office:value-type="float" office:value="0.00104879">
                <text:p>0.00104879</text:p>
                <draw:g>
                  <svg:desc>Variation.E3:Variation.E13</svg:desc>
                </draw:g>
              </table:table-cell>
              <table:table-cell office:value-type="float" office:value="0.00196878">
                <text:p>0.00196878</text:p>
                <draw:g>
                  <svg:desc>Variation.F3:Variation.F13</svg:desc>
                </draw:g>
              </table:table-cell>
              <table:table-cell office:value-type="float" office:value="0.00182837">
                <text:p>0.00182837</text:p>
                <draw:g>
                  <svg:desc>Variation.G3:Variation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0.098142">
                <text:p>0.098142</text:p>
              </table:table-cell>
              <table:table-cell office:value-type="float" office:value="0.0981502">
                <text:p>0.0981502</text:p>
              </table:table-cell>
              <table:table-cell office:value-type="float" office:value="0.0966686">
                <text:p>0.0966686</text:p>
              </table:table-cell>
              <table:table-cell office:value-type="float" office:value="0.078589">
                <text:p>0.078589</text:p>
              </table:table-cell>
              <table:table-cell office:value-type="float" office:value="0.0538501">
                <text:p>0.0538501</text:p>
              </table:table-cell>
              <table:table-cell office:value-type="float" office:value="0.0297047">
                <text:p>0.0297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199616">
                <text:p>0.199616</text:p>
              </table:table-cell>
              <table:table-cell office:value-type="float" office:value="0.201235">
                <text:p>0.201235</text:p>
              </table:table-cell>
              <table:table-cell office:value-type="float" office:value="0.177762">
                <text:p>0.177762</text:p>
              </table:table-cell>
              <table:table-cell office:value-type="float" office:value="0.133816">
                <text:p>0.133816</text:p>
              </table:table-cell>
              <table:table-cell office:value-type="float" office:value="0.0932889">
                <text:p>0.0932889</text:p>
              </table:table-cell>
              <table:table-cell office:value-type="float" office:value="0.0530287">
                <text:p>0.0530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299629">
                <text:p>0.299629</text:p>
              </table:table-cell>
              <table:table-cell office:value-type="float" office:value="0.275444">
                <text:p>0.275444</text:p>
              </table:table-cell>
              <table:table-cell office:value-type="float" office:value="0.209477">
                <text:p>0.209477</text:p>
              </table:table-cell>
              <table:table-cell office:value-type="float" office:value="0.145214">
                <text:p>0.145214</text:p>
              </table:table-cell>
              <table:table-cell office:value-type="float" office:value="0.0920859">
                <text:p>0.0920859</text:p>
              </table:table-cell>
              <table:table-cell office:value-type="float" office:value="0.0507792">
                <text:p>0.0507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0.378964">
                <text:p>0.378964</text:p>
              </table:table-cell>
              <table:table-cell office:value-type="float" office:value="0.239558">
                <text:p>0.239558</text:p>
              </table:table-cell>
              <table:table-cell office:value-type="float" office:value="0.147111">
                <text:p>0.147111</text:p>
              </table:table-cell>
              <table:table-cell office:value-type="float" office:value="0.0903176">
                <text:p>0.0903176</text:p>
              </table:table-cell>
              <table:table-cell office:value-type="float" office:value="0.0554985">
                <text:p>0.0554985</text:p>
              </table:table-cell>
              <table:table-cell office:value-type="float" office:value="0.0317441">
                <text:p>0.0317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63913">
                <text:p>-0.0000000163913</text:p>
              </table:table-cell>
              <table:table-cell office:value-type="float" office:value="0.000975735">
                <text:p>0.000975735</text:p>
              </table:table-cell>
              <table:table-cell office:value-type="float" office:value="0.00197143">
                <text:p>0.00197143</text:p>
              </table:table-cell>
              <table:table-cell office:value-type="float" office:value="0.00189622">
                <text:p>0.00189622</text:p>
              </table:table-cell>
              <table:table-cell office:value-type="float" office:value="0.00217961">
                <text:p>0.00217961</text:p>
              </table:table-cell>
              <table:table-cell office:value-type="float" office:value="0.00172502">
                <text:p>0.00172502</text:p>
              </table:table-cell>
              <table:table-cell office:value-type="float" office:value="0.0020371">
                <text:p>0.002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37661">
                <text:p>0.37661</text:p>
              </table:table-cell>
              <table:table-cell office:value-type="float" office:value="0.241181">
                <text:p>0.241181</text:p>
              </table:table-cell>
              <table:table-cell office:value-type="float" office:value="0.147511">
                <text:p>0.147511</text:p>
              </table:table-cell>
              <table:table-cell office:value-type="float" office:value="0.0936452">
                <text:p>0.0936452</text:p>
              </table:table-cell>
              <table:table-cell office:value-type="float" office:value="0.0582338">
                <text:p>0.0582338</text:p>
              </table:table-cell>
              <table:table-cell office:value-type="float" office:value="0.0304313">
                <text:p>0.0304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99116">
                <text:p>0.299116</text:p>
              </table:table-cell>
              <table:table-cell office:value-type="float" office:value="0.275845">
                <text:p>0.275845</text:p>
              </table:table-cell>
              <table:table-cell office:value-type="float" office:value="0.208054">
                <text:p>0.208054</text:p>
              </table:table-cell>
              <table:table-cell office:value-type="float" office:value="0.145905">
                <text:p>0.145905</text:p>
              </table:table-cell>
              <table:table-cell office:value-type="float" office:value="0.0906897">
                <text:p>0.0906897</text:p>
              </table:table-cell>
              <table:table-cell office:value-type="float" office:value="0.0505561">
                <text:p>0.0505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0192">
                <text:p>0.20192</text:p>
              </table:table-cell>
              <table:table-cell office:value-type="float" office:value="0.201038">
                <text:p>0.201038</text:p>
              </table:table-cell>
              <table:table-cell office:value-type="float" office:value="0.177392">
                <text:p>0.177392</text:p>
              </table:table-cell>
              <table:table-cell office:value-type="float" office:value="0.134874">
                <text:p>0.134874</text:p>
              </table:table-cell>
              <table:table-cell office:value-type="float" office:value="0.0911497">
                <text:p>0.0911497</text:p>
              </table:table-cell>
              <table:table-cell office:value-type="float" office:value="0.052819">
                <text:p>0.052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10228">
                <text:p>0.10228</text:p>
              </table:table-cell>
              <table:table-cell office:value-type="float" office:value="0.0979615">
                <text:p>0.0979615</text:p>
              </table:table-cell>
              <table:table-cell office:value-type="float" office:value="0.0970088">
                <text:p>0.0970088</text:p>
              </table:table-cell>
              <table:table-cell office:value-type="float" office:value="0.0791198">
                <text:p>0.0791198</text:p>
              </table:table-cell>
              <table:table-cell office:value-type="float" office:value="0.0536822">
                <text:p>0.0536822</text:p>
              </table:table-cell>
              <table:table-cell office:value-type="float" office:value="0.033558">
                <text:p>0.033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0852122">
                <text:p>0.000852122</text:p>
              </table:table-cell>
              <table:table-cell office:value-type="float" office:value="0.00470681">
                <text:p>0.00470681</text:p>
              </table:table-cell>
              <table:table-cell office:value-type="float" office:value="0.00234272">
                <text:p>0.00234272</text:p>
              </table:table-cell>
              <table:table-cell office:value-type="float" office:value="0.00208999">
                <text:p>0.00208999</text:p>
              </table:table-cell>
              <table:table-cell office:value-type="float" office:value="0.00218306">
                <text:p>0.00218306</text:p>
              </table:table-cell>
              <table:table-cell office:value-type="float" office:value="0.00195741">
                <text:p>0.001957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75cm" svg:height="11.376cm" xlink:href=".." xlink:type="simple" chart:class="chart:scatter" chart:style-name="ch1">
        <chart:title svg:x="6.226cm" svg:y="0.363cm" chart:style-name="ch2">
          <text:p>Centroid determination error</text:p>
        </chart:title>
        <chart:subtitle svg:x="5.22cm" svg:y="1.369cm" chart:style-name="ch3">
          <text:p>1000x1000 s-pixels binned into 10x10 pixels</text:p>
        </chart:subtitle>
        <chart:legend chart:legend-position="end" svg:x="15.27cm" svg:y="4.144cm" style:legend-expansion="high" chart:style-name="ch4"/>
        <chart:plot-area chart:style-name="ch5" table:cell-range-address="Variation10.A3:Variation10.G13 Variation10.B2:Variation10.G2" chart:data-source-has-labels="row" svg:x="1.374cm" svg:y="2.279cm" svg:width="13.533cm" svg:height="7.889cm">
          <chartooo:coordinate-region svg:x="1.665cm" svg:y="2.478cm" svg:width="13.002cm" svg:height="7.043cm"/>
          <chart:axis chart:dimension="x" chart:name="primary-x" chart:style-name="ch6">
            <chart:title svg:x="5.701cm" svg:y="10.395cm" chart:style-name="ch7">
              <text:p>Variation /pixels or /(100 s-pixels)</text:p>
            </chart:title>
          </chart:axis>
          <chart:axis chart:dimension="y" chart:name="primary-y" chart:style-name="ch6">
            <chart:title svg:x="0.451cm" svg:y="8.384cm" chart:style-name="ch8">
              <text:p>Error /pixels or /(100 s-pixels)</text:p>
            </chart:title>
            <chart:grid chart:style-name="ch9" chart:class="major"/>
          </chart:axis>
          <chart:series chart:style-name="ch10" chart:values-cell-range-address="Variation10.B3:Variation10.B13" chart:label-cell-address="Variation10.B2:Variation10.B2" chart:class="chart:scatter">
            <chart:domain table:cell-range-address="Variation10.A3:Variation10.A13"/>
            <chart:data-point chart:repeated="11"/>
          </chart:series>
          <chart:series chart:style-name="ch11" chart:values-cell-range-address="Variation10.C3:Variation10.C13" chart:label-cell-address="Variation10.C2:Variation10.C2" chart:class="chart:scatter">
            <chart:data-point chart:repeated="11"/>
          </chart:series>
          <chart:series chart:style-name="ch12" chart:values-cell-range-address="Variation10.D3:Variation10.D13" chart:label-cell-address="Variation10.D2:Variation10.D2" chart:class="chart:scatter">
            <chart:data-point chart:repeated="11"/>
          </chart:series>
          <chart:series chart:style-name="ch13" chart:values-cell-range-address="Variation10.E3:Variation10.E13" chart:label-cell-address="Variation10.E2:Variation10.E2" chart:class="chart:scatter">
            <chart:data-point chart:repeated="11"/>
          </chart:series>
          <chart:series chart:style-name="ch14" chart:values-cell-range-address="Variation10.F3:Variation10.F13" chart:label-cell-address="Variation10.F2:Variation10.F2" chart:class="chart:scatter">
            <chart:data-point chart:repeated="11"/>
          </chart:series>
          <chart:series chart:style-name="ch15" chart:values-cell-range-address="Variation10.G3:Variation10.G13" chart:label-cell-address="Variation10.G2:Variation10.G2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0.5</text:p>
                <draw:g>
                  <svg:desc>Variation10.B2:Variation10.B2</svg:desc>
                </draw:g>
              </table:table-cell>
              <table:table-cell office:value-type="string">
                <text:p>Sigma 1.0</text:p>
                <draw:g>
                  <svg:desc>Variation10.C2:Variation10.C2</svg:desc>
                </draw:g>
              </table:table-cell>
              <table:table-cell office:value-type="string">
                <text:p>Sigma 1.5</text:p>
                <draw:g>
                  <svg:desc>Variation10.D2:Variation10.D2</svg:desc>
                </draw:g>
              </table:table-cell>
              <table:table-cell office:value-type="string">
                <text:p>Sigma 2.0</text:p>
                <draw:g>
                  <svg:desc>Variation10.E2:Variation10.E2</svg:desc>
                </draw:g>
              </table:table-cell>
              <table:table-cell office:value-type="string">
                <text:p>Sigma 2.5</text:p>
                <draw:g>
                  <svg:desc>Variation10.F2:Variation10.F2</svg:desc>
                </draw:g>
              </table:table-cell>
              <table:table-cell office:value-type="string">
                <text:p>Sigma 3.0</text:p>
                <draw:g>
                  <svg:desc>Variation10.G2:Variation10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Variation10.A3:Variation10.A13</svg:desc>
                </draw:g>
              </table:table-cell>
              <table:table-cell office:value-type="float" office:value="0.488316">
                <text:p>0.488316</text:p>
                <draw:g>
                  <svg:desc>Variation10.B3:Variation10.B13</svg:desc>
                </draw:g>
              </table:table-cell>
              <table:table-cell office:value-type="float" office:value="0.466039">
                <text:p>0.466039</text:p>
                <draw:g>
                  <svg:desc>Variation10.C3:Variation10.C13</svg:desc>
                </draw:g>
              </table:table-cell>
              <table:table-cell office:value-type="float" office:value="0.399117">
                <text:p>0.399117</text:p>
                <draw:g>
                  <svg:desc>Variation10.D3:Variation10.D13</svg:desc>
                </draw:g>
              </table:table-cell>
              <table:table-cell office:value-type="float" office:value="0.333819">
                <text:p>0.333819</text:p>
                <draw:g>
                  <svg:desc>Variation10.E3:Variation10.E13</svg:desc>
                </draw:g>
              </table:table-cell>
              <table:table-cell office:value-type="float" office:value="0.28289">
                <text:p>0.28289</text:p>
                <draw:g>
                  <svg:desc>Variation10.F3:Variation10.F13</svg:desc>
                </draw:g>
              </table:table-cell>
              <table:table-cell office:value-type="float" office:value="0.244762">
                <text:p>0.244762</text:p>
                <draw:g>
                  <svg:desc>Variation10.G3:Variation10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0.516226">
                <text:p>0.516226</text:p>
              </table:table-cell>
              <table:table-cell office:value-type="float" office:value="0.495212">
                <text:p>0.495212</text:p>
              </table:table-cell>
              <table:table-cell office:value-type="float" office:value="0.432701">
                <text:p>0.432701</text:p>
              </table:table-cell>
              <table:table-cell office:value-type="float" office:value="0.373379">
                <text:p>0.373379</text:p>
              </table:table-cell>
              <table:table-cell office:value-type="float" office:value="0.328682">
                <text:p>0.328682</text:p>
              </table:table-cell>
              <table:table-cell office:value-type="float" office:value="0.296471">
                <text:p>0.296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560761">
                <text:p>0.560761</text:p>
              </table:table-cell>
              <table:table-cell office:value-type="float" office:value="0.541454">
                <text:p>0.541454</text:p>
              </table:table-cell>
              <table:table-cell office:value-type="float" office:value="0.485045">
                <text:p>0.485045</text:p>
              </table:table-cell>
              <table:table-cell office:value-type="float" office:value="0.432918">
                <text:p>0.432918</text:p>
              </table:table-cell>
              <table:table-cell office:value-type="float" office:value="0.395006">
                <text:p>0.395006</text:p>
              </table:table-cell>
              <table:table-cell office:value-type="float" office:value="0.368614">
                <text:p>0.368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618432">
                <text:p>0.618432</text:p>
              </table:table-cell>
              <table:table-cell office:value-type="float" office:value="0.600978">
                <text:p>0.600978</text:p>
              </table:table-cell>
              <table:table-cell office:value-type="float" office:value="0.550724">
                <text:p>0.550724</text:p>
              </table:table-cell>
              <table:table-cell office:value-type="float" office:value="0.505359">
                <text:p>0.505359</text:p>
              </table:table-cell>
              <table:table-cell office:value-type="float" office:value="0.473339">
                <text:p>0.473339</text:p>
              </table:table-cell>
              <table:table-cell office:value-type="float" office:value="0.451451">
                <text:p>0.451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0.669832">
                <text:p>0.669832</text:p>
              </table:table-cell>
              <table:table-cell office:value-type="float" office:value="0.564726">
                <text:p>0.564726</text:p>
              </table:table-cell>
              <table:table-cell office:value-type="float" office:value="0.455593">
                <text:p>0.455593</text:p>
              </table:table-cell>
              <table:table-cell office:value-type="float" office:value="0.369244">
                <text:p>0.369244</text:p>
              </table:table-cell>
              <table:table-cell office:value-type="float" office:value="0.305091">
                <text:p>0.305091</text:p>
              </table:table-cell>
              <table:table-cell office:value-type="float" office:value="0.257533">
                <text:p>0.257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63913">
                <text:p>-0.0000000163913</text:p>
              </table:table-cell>
              <table:table-cell office:value-type="float" office:value="0.631234">
                <text:p>0.631234</text:p>
              </table:table-cell>
              <table:table-cell office:value-type="float" office:value="0.614126">
                <text:p>0.614126</text:p>
              </table:table-cell>
              <table:table-cell office:value-type="float" office:value="0.565019">
                <text:p>0.565019</text:p>
              </table:table-cell>
              <table:table-cell office:value-type="float" office:value="0.52099">
                <text:p>0.52099</text:p>
              </table:table-cell>
              <table:table-cell office:value-type="float" office:value="0.489847">
                <text:p>0.489847</text:p>
              </table:table-cell>
              <table:table-cell office:value-type="float" office:value="0.467823">
                <text:p>0.467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571343">
                <text:p>0.571343</text:p>
              </table:table-cell>
              <table:table-cell office:value-type="float" office:value="0.552484">
                <text:p>0.552484</text:p>
              </table:table-cell>
              <table:table-cell office:value-type="float" office:value="0.497252">
                <text:p>0.497252</text:p>
              </table:table-cell>
              <table:table-cell office:value-type="float" office:value="0.446567">
                <text:p>0.446567</text:p>
              </table:table-cell>
              <table:table-cell office:value-type="float" office:value="0.409907">
                <text:p>0.409907</text:p>
              </table:table-cell>
              <table:table-cell office:value-type="float" office:value="0.384513">
                <text:p>0.38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523889">
                <text:p>0.523889</text:p>
              </table:table-cell>
              <table:table-cell office:value-type="float" office:value="0.503188">
                <text:p>0.503188</text:p>
              </table:table-cell>
              <table:table-cell office:value-type="float" office:value="0.44193">
                <text:p>0.44193</text:p>
              </table:table-cell>
              <table:table-cell office:value-type="float" office:value="0.383933">
                <text:p>0.383933</text:p>
              </table:table-cell>
              <table:table-cell office:value-type="float" office:value="0.3407">
                <text:p>0.3407</text:p>
              </table:table-cell>
              <table:table-cell office:value-type="float" office:value="0.30964">
                <text:p>0.30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492408">
                <text:p>0.492408</text:p>
              </table:table-cell>
              <table:table-cell office:value-type="float" office:value="0.47029">
                <text:p>0.47029</text:p>
              </table:table-cell>
              <table:table-cell office:value-type="float" office:value="0.404106">
                <text:p>0.404106</text:p>
              </table:table-cell>
              <table:table-cell office:value-type="float" office:value="0.339682">
                <text:p>0.339682</text:p>
              </table:table-cell>
              <table:table-cell office:value-type="float" office:value="0.289887">
                <text:p>0.289887</text:p>
              </table:table-cell>
              <table:table-cell office:value-type="float" office:value="0.252787">
                <text:p>0.252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80045">
                <text:p>0.480045</text:p>
              </table:table-cell>
              <table:table-cell office:value-type="float" office:value="0.457376">
                <text:p>0.457376</text:p>
              </table:table-cell>
              <table:table-cell office:value-type="float" office:value="0.388954">
                <text:p>0.388954</text:p>
              </table:table-cell>
              <table:table-cell office:value-type="float" office:value="0.321577">
                <text:p>0.321577</text:p>
              </table:table-cell>
              <table:table-cell office:value-type="float" office:value="0.268402">
                <text:p>0.268402</text:p>
              </table:table-cell>
              <table:table-cell office:value-type="float" office:value="0.227802">
                <text:p>0.227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488306">
                <text:p>0.488306</text:p>
              </table:table-cell>
              <table:table-cell office:value-type="float" office:value="0.466031">
                <text:p>0.466031</text:p>
              </table:table-cell>
              <table:table-cell office:value-type="float" office:value="0.39907">
                <text:p>0.39907</text:p>
              </table:table-cell>
              <table:table-cell office:value-type="float" office:value="0.333812">
                <text:p>0.333812</text:p>
              </table:table-cell>
              <table:table-cell office:value-type="float" office:value="0.282917">
                <text:p>0.282917</text:p>
              </table:table-cell>
              <table:table-cell office:value-type="float" office:value="0.244719">
                <text:p>0.244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16cm" svg:height="11.589cm" xlink:href=".." xlink:type="simple" chart:class="chart:scatter" chart:style-name="ch1">
        <chart:title svg:x="6.91cm" svg:y="0.367cm" chart:style-name="ch2">
          <text:p>Centroid recovery error</text:p>
        </chart:title>
        <chart:subtitle svg:x="5.123cm" svg:y="1.377cm" chart:style-name="ch3">
          <text:p>10k x 10k s-pixels binned into 1000x1000 pixels</text:p>
        </chart:subtitle>
        <chart:legend chart:legend-position="end" svg:x="15.526cm" svg:y="4.25cm" style:legend-expansion="high" chart:style-name="ch4"/>
        <chart:plot-area chart:style-name="ch5" table:cell-range-address="Variation1000.A3:Variation1000.G13 Variation1000.B2:Variation1000.G2" chart:data-source-has-labels="row" svg:x="1.383cm" svg:y="2.291cm" svg:width="13.771cm" svg:height="8.086cm">
          <chartooo:coordinate-region svg:x="1.674cm" svg:y="2.49cm" svg:width="13.24cm" svg:height="7.24cm"/>
          <chart:axis chart:dimension="x" chart:name="primary-x" chart:style-name="ch6">
            <chart:title svg:x="5.406cm" svg:y="10.608cm" chart:style-name="ch7">
              <text:p>Centre variation /pixels or /(10 s-pixels)</text:p>
            </chart:title>
          </chart:axis>
          <chart:axis chart:dimension="y" chart:name="primary-y" chart:style-name="ch6">
            <chart:title svg:x="0.451cm" svg:y="8.402cm" chart:style-name="ch8">
              <text:p>Error /pixels or /(10 s-pixels)</text:p>
            </chart:title>
            <chart:grid chart:style-name="ch9" chart:class="major"/>
          </chart:axis>
          <chart:series chart:style-name="ch10" chart:values-cell-range-address="Variation1000.B3:Variation1000.B13" chart:label-cell-address="Variation1000.B2:Variation1000.B2" chart:class="chart:scatter">
            <chart:domain table:cell-range-address="Variation1000.A3:Variation1000.A13"/>
            <chart:data-point chart:repeated="11"/>
          </chart:series>
          <chart:series chart:style-name="ch11" chart:values-cell-range-address="Variation1000.C3:Variation1000.C13" chart:label-cell-address="Variation1000.C2:Variation1000.C2" chart:class="chart:scatter">
            <chart:data-point chart:repeated="11"/>
          </chart:series>
          <chart:series chart:style-name="ch12" chart:values-cell-range-address="Variation1000.D3:Variation1000.D13" chart:label-cell-address="Variation1000.D2:Variation1000.D2" chart:class="chart:scatter">
            <chart:data-point chart:repeated="11"/>
          </chart:series>
          <chart:series chart:style-name="ch13" chart:values-cell-range-address="Variation1000.E3:Variation1000.E13" chart:label-cell-address="Variation1000.E2:Variation1000.E2" chart:class="chart:scatter">
            <chart:data-point chart:repeated="11"/>
          </chart:series>
          <chart:series chart:style-name="ch14" chart:values-cell-range-address="Variation1000.F3:Variation1000.F13" chart:label-cell-address="Variation1000.F2:Variation1000.F2" chart:class="chart:scatter">
            <chart:data-point chart:repeated="11"/>
          </chart:series>
          <chart:series chart:style-name="ch15" chart:values-cell-range-address="Variation1000.G3:Variation1000.G13" chart:label-cell-address="Variation1000.G2:Variation1000.G2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igma 50</text:p>
                <draw:g>
                  <svg:desc>Variation1000.B2:Variation1000.B2</svg:desc>
                </draw:g>
              </table:table-cell>
              <table:table-cell office:value-type="string">
                <text:p> Sigma 100</text:p>
                <draw:g>
                  <svg:desc>Variation1000.C2:Variation1000.C2</svg:desc>
                </draw:g>
              </table:table-cell>
              <table:table-cell office:value-type="string">
                <text:p> Sigma 150</text:p>
                <draw:g>
                  <svg:desc>Variation1000.D2:Variation1000.D2</svg:desc>
                </draw:g>
              </table:table-cell>
              <table:table-cell office:value-type="string">
                <text:p> Sigma 200</text:p>
                <draw:g>
                  <svg:desc>Variation1000.E2:Variation1000.E2</svg:desc>
                </draw:g>
              </table:table-cell>
              <table:table-cell office:value-type="string">
                <text:p> Sigma 250</text:p>
                <draw:g>
                  <svg:desc>Variation1000.F2:Variation1000.F2</svg:desc>
                </draw:g>
              </table:table-cell>
              <table:table-cell office:value-type="string">
                <text:p> Sigma 300</text:p>
                <draw:g>
                  <svg:desc>Variation1000.G2:Variation1000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Variation1000.A3:Variation1000.A13</svg:desc>
                </draw:g>
              </table:table-cell>
              <table:table-cell office:value-type="float" office:value="1.48667">
                <text:p>1.48667</text:p>
                <draw:g>
                  <svg:desc>Variation1000.B3:Variation1000.B13</svg:desc>
                </draw:g>
              </table:table-cell>
              <table:table-cell office:value-type="float" office:value="1.64362">
                <text:p>1.64362</text:p>
                <draw:g>
                  <svg:desc>Variation1000.C3:Variation1000.C13</svg:desc>
                </draw:g>
              </table:table-cell>
              <table:table-cell office:value-type="float" office:value="2.06994">
                <text:p>2.06994</text:p>
                <draw:g>
                  <svg:desc>Variation1000.D3:Variation1000.D13</svg:desc>
                </draw:g>
              </table:table-cell>
              <table:table-cell office:value-type="float" office:value="2.61947">
                <text:p>2.61947</text:p>
                <draw:g>
                  <svg:desc>Variation1000.E3:Variation1000.E13</svg:desc>
                </draw:g>
              </table:table-cell>
              <table:table-cell office:value-type="float" office:value="3.46193">
                <text:p>3.46193</text:p>
                <draw:g>
                  <svg:desc>Variation1000.F3:Variation1000.F13</svg:desc>
                </draw:g>
              </table:table-cell>
              <table:table-cell office:value-type="float" office:value="7.96952">
                <text:p>7.96952</text:p>
                <draw:g>
                  <svg:desc>Variation1000.G3:Variation1000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1.46564">
                <text:p>1.46564</text:p>
              </table:table-cell>
              <table:table-cell office:value-type="float" office:value="2.13668">
                <text:p>2.13668</text:p>
              </table:table-cell>
              <table:table-cell office:value-type="float" office:value="2.24222">
                <text:p>2.24222</text:p>
              </table:table-cell>
              <table:table-cell office:value-type="float" office:value="2.76976">
                <text:p>2.76976</text:p>
              </table:table-cell>
              <table:table-cell office:value-type="float" office:value="4.28677">
                <text:p>4.28677</text:p>
              </table:table-cell>
              <table:table-cell office:value-type="float" office:value="8.95458">
                <text:p>8.95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1.42494">
                <text:p>1.42494</text:p>
              </table:table-cell>
              <table:table-cell office:value-type="float" office:value="1.65693">
                <text:p>1.65693</text:p>
              </table:table-cell>
              <table:table-cell office:value-type="float" office:value="2.38931">
                <text:p>2.38931</text:p>
              </table:table-cell>
              <table:table-cell office:value-type="float" office:value="2.48002">
                <text:p>2.48002</text:p>
              </table:table-cell>
              <table:table-cell office:value-type="float" office:value="4.39516">
                <text:p>4.39516</text:p>
              </table:table-cell>
              <table:table-cell office:value-type="float" office:value="8.54371">
                <text:p>8.54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1.38556">
                <text:p>1.38556</text:p>
              </table:table-cell>
              <table:table-cell office:value-type="float" office:value="1.62476">
                <text:p>1.62476</text:p>
              </table:table-cell>
              <table:table-cell office:value-type="float" office:value="2.15076">
                <text:p>2.15076</text:p>
              </table:table-cell>
              <table:table-cell office:value-type="float" office:value="3.6214">
                <text:p>3.6214</text:p>
              </table:table-cell>
              <table:table-cell office:value-type="float" office:value="3.72507">
                <text:p>3.72507</text:p>
              </table:table-cell>
              <table:table-cell office:value-type="float" office:value="8.3071">
                <text:p>8.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1.33164">
                <text:p>1.33164</text:p>
              </table:table-cell>
              <table:table-cell office:value-type="float" office:value="1.82339">
                <text:p>1.82339</text:p>
              </table:table-cell>
              <table:table-cell office:value-type="float" office:value="2.48621">
                <text:p>2.48621</text:p>
              </table:table-cell>
              <table:table-cell office:value-type="float" office:value="3.32034">
                <text:p>3.32034</text:p>
              </table:table-cell>
              <table:table-cell office:value-type="float" office:value="3.61199">
                <text:p>3.61199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63913">
                <text:p>-0.0000000163913</text:p>
              </table:table-cell>
              <table:table-cell office:value-type="float" office:value="1.48234">
                <text:p>1.48234</text:p>
              </table:table-cell>
              <table:table-cell office:value-type="float" office:value="2.08468">
                <text:p>2.08468</text:p>
              </table:table-cell>
              <table:table-cell office:value-type="float" office:value="2.13947">
                <text:p>2.13947</text:p>
              </table:table-cell>
              <table:table-cell office:value-type="float" office:value="2.73464">
                <text:p>2.73464</text:p>
              </table:table-cell>
              <table:table-cell office:value-type="float" office:value="4.68784">
                <text:p>4.68784</text:p>
              </table:table-cell>
              <table:table-cell office:value-type="float" office:value="10.1497">
                <text:p>10.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.59894">
                <text:p>1.59894</text:p>
              </table:table-cell>
              <table:table-cell office:value-type="float" office:value="1.67554">
                <text:p>1.67554</text:p>
              </table:table-cell>
              <table:table-cell office:value-type="float" office:value="2.28339">
                <text:p>2.28339</text:p>
              </table:table-cell>
              <table:table-cell office:value-type="float" office:value="3.28132">
                <text:p>3.28132</text:p>
              </table:table-cell>
              <table:table-cell office:value-type="float" office:value="4.47294">
                <text:p>4.47294</text:p>
              </table:table-cell>
              <table:table-cell office:value-type="float" office:value="9.24893">
                <text:p>9.24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1.73315">
                <text:p>1.73315</text:p>
              </table:table-cell>
              <table:table-cell office:value-type="float" office:value="1.87313">
                <text:p>1.87313</text:p>
              </table:table-cell>
              <table:table-cell office:value-type="float" office:value="2.77511">
                <text:p>2.77511</text:p>
              </table:table-cell>
              <table:table-cell office:value-type="float" office:value="3.02803">
                <text:p>3.02803</text:p>
              </table:table-cell>
              <table:table-cell office:value-type="float" office:value="3.64246">
                <text:p>3.64246</text:p>
              </table:table-cell>
              <table:table-cell office:value-type="float" office:value="10.3394">
                <text:p>10.3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.44794">
                <text:p>1.44794</text:p>
              </table:table-cell>
              <table:table-cell office:value-type="float" office:value="1.78973">
                <text:p>1.78973</text:p>
              </table:table-cell>
              <table:table-cell office:value-type="float" office:value="2.30587">
                <text:p>2.30587</text:p>
              </table:table-cell>
              <table:table-cell office:value-type="float" office:value="3.18885">
                <text:p>3.18885</text:p>
              </table:table-cell>
              <table:table-cell office:value-type="float" office:value="4.00016">
                <text:p>4.00016</text:p>
              </table:table-cell>
              <table:table-cell office:value-type="float" office:value="10.6648">
                <text:p>10.6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.64325">
                <text:p>1.64325</text:p>
              </table:table-cell>
              <table:table-cell office:value-type="float" office:value="2.17651">
                <text:p>2.17651</text:p>
              </table:table-cell>
              <table:table-cell office:value-type="float" office:value="2.54549">
                <text:p>2.54549</text:p>
              </table:table-cell>
              <table:table-cell office:value-type="float" office:value="3.36935">
                <text:p>3.36935</text:p>
              </table:table-cell>
              <table:table-cell office:value-type="float" office:value="4.63112">
                <text:p>4.63112</text:p>
              </table:table-cell>
              <table:table-cell office:value-type="float" office:value="10.0393">
                <text:p>10.0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63534">
                <text:p>1.63534</text:p>
              </table:table-cell>
              <table:table-cell office:value-type="float" office:value="2.02731">
                <text:p>2.02731</text:p>
              </table:table-cell>
              <table:table-cell office:value-type="float" office:value="2.13893">
                <text:p>2.13893</text:p>
              </table:table-cell>
              <table:table-cell office:value-type="float" office:value="3.55713">
                <text:p>3.55713</text:p>
              </table:table-cell>
              <table:table-cell office:value-type="float" office:value="4.63545">
                <text:p>4.63545</text:p>
              </table:table-cell>
              <table:table-cell office:value-type="float" office:value="8.29545">
                <text:p>8.295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244cm" svg:height="11.694cm" xlink:href=".." xlink:type="simple" chart:class="chart:scatter" chart:style-name="ch1">
        <chart:title svg:x="6.499cm" svg:y="0.369cm" chart:style-name="ch2">
          <text:p>Centroid error within pixel</text:p>
        </chart:title>
        <chart:subtitle svg:x="4.117cm" svg:y="1.381cm" chart:style-name="ch3">
          <text:p>Sigma is in units of pixels, equivalent to units of 10 simels</text:p>
        </chart:subtitle>
        <chart:legend chart:legend-position="end" svg:x="15.445cm" svg:y="3.307cm" style:legend-expansion="high" chart:style-name="ch4"/>
        <chart:plot-area chart:style-name="ch5" table:cell-range-address="Variation.A16:Variation.K26 Variation.B15:Variation.K15" chart:data-source-has-labels="row" svg:x="1.375cm" svg:y="2.297cm" svg:width="13.706cm" svg:height="8.183cm">
          <chartooo:coordinate-region svg:x="1.666cm" svg:y="2.497cm" svg:width="13.175cm" svg:height="7.336cm"/>
          <chart:axis chart:dimension="x" chart:name="primary-x" chart:style-name="ch6">
            <chart:title svg:x="5.789cm" svg:y="10.713cm" chart:style-name="ch7">
              <text:p>Variation /pixels or /(100 s-pixels)</text:p>
            </chart:title>
          </chart:axis>
          <chart:axis chart:dimension="y" chart:name="primary-y" chart:style-name="ch6">
            <chart:title svg:x="0.451cm" svg:y="8.549cm" chart:style-name="ch8">
              <text:p>Error /pixels or /(100 s-pixels)</text:p>
            </chart:title>
            <chart:grid chart:style-name="ch9" chart:class="major"/>
          </chart:axis>
          <chart:series chart:style-name="ch10" chart:values-cell-range-address="Variation.B16:Variation.B26" chart:label-cell-address="Variation.B15:Variation.B15" chart:class="chart:scatter">
            <chart:domain table:cell-range-address="Variation.A16:Variation.A26"/>
            <chart:data-point chart:repeated="11"/>
          </chart:series>
          <chart:series chart:style-name="ch11" chart:values-cell-range-address="Variation.C16:Variation.C26" chart:label-cell-address="Variation.C15:Variation.C15" chart:class="chart:scatter">
            <chart:data-point chart:repeated="11"/>
          </chart:series>
          <chart:series chart:style-name="ch12" chart:values-cell-range-address="Variation.D16:Variation.D26" chart:label-cell-address="Variation.D15:Variation.D15" chart:class="chart:scatter">
            <chart:data-point chart:repeated="11"/>
          </chart:series>
          <chart:series chart:style-name="ch13" chart:values-cell-range-address="Variation.E16:Variation.E26" chart:label-cell-address="Variation.E15:Variation.E15" chart:class="chart:scatter">
            <chart:data-point chart:repeated="11"/>
          </chart:series>
          <chart:series chart:style-name="ch14" chart:values-cell-range-address="Variation.F16:Variation.F26" chart:label-cell-address="Variation.F15:Variation.F15" chart:class="chart:scatter">
            <chart:data-point chart:repeated="11"/>
          </chart:series>
          <chart:series chart:style-name="ch15" chart:values-cell-range-address="Variation.G16:Variation.G26" chart:label-cell-address="Variation.G15:Variation.G15" chart:class="chart:scatter">
            <chart:data-point chart:repeated="11"/>
          </chart:series>
          <chart:series chart:style-name="ch16" chart:values-cell-range-address="Variation.H16:Variation.H26" chart:label-cell-address="Variation.H15:Variation.H15" chart:class="chart:scatter">
            <chart:data-point chart:repeated="11"/>
          </chart:series>
          <chart:series chart:style-name="ch17" chart:values-cell-range-address="Variation.I16:Variation.I26" chart:label-cell-address="Variation.I15:Variation.I15" chart:class="chart:scatter">
            <chart:data-point chart:repeated="11"/>
          </chart:series>
          <chart:series chart:style-name="ch18" chart:values-cell-range-address="Variation.J16:Variation.J26" chart:label-cell-address="Variation.J15:Variation.J15" chart:class="chart:scatter">
            <chart:data-point chart:repeated="11"/>
          </chart:series>
          <chart:series chart:style-name="ch19" chart:values-cell-range-address="Variation.K16:Variation.K26" chart:label-cell-address="Variation.K15:Variation.K15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1</text:p>
                <draw:g>
                  <svg:desc>Variation.B15:Variation.B15</svg:desc>
                </draw:g>
              </table:table-cell>
              <table:table-cell office:value-type="string">
                <text:p>Sigma 2</text:p>
                <draw:g>
                  <svg:desc>Variation.C15:Variation.C15</svg:desc>
                </draw:g>
              </table:table-cell>
              <table:table-cell office:value-type="string">
                <text:p>Sigma 3</text:p>
                <draw:g>
                  <svg:desc>Variation.D15:Variation.D15</svg:desc>
                </draw:g>
              </table:table-cell>
              <table:table-cell office:value-type="string">
                <text:p>Sigma 4</text:p>
                <draw:g>
                  <svg:desc>Variation.E15:Variation.E15</svg:desc>
                </draw:g>
              </table:table-cell>
              <table:table-cell office:value-type="string">
                <text:p>Sigma 5</text:p>
                <draw:g>
                  <svg:desc>Variation.F15:Variation.F15</svg:desc>
                </draw:g>
              </table:table-cell>
              <table:table-cell office:value-type="string">
                <text:p>Sigma 6</text:p>
                <draw:g>
                  <svg:desc>Variation.G15:Variation.G15</svg:desc>
                </draw:g>
              </table:table-cell>
              <table:table-cell office:value-type="string">
                <text:p>Sigma 7</text:p>
                <draw:g>
                  <svg:desc>Variation.H15:Variation.H15</svg:desc>
                </draw:g>
              </table:table-cell>
              <table:table-cell office:value-type="string">
                <text:p>Sigma 8</text:p>
                <draw:g>
                  <svg:desc>Variation.I15:Variation.I15</svg:desc>
                </draw:g>
              </table:table-cell>
              <table:table-cell office:value-type="string">
                <text:p>Sigma 9</text:p>
                <draw:g>
                  <svg:desc>Variation.J15:Variation.J15</svg:desc>
                </draw:g>
              </table:table-cell>
              <table:table-cell office:value-type="string">
                <text:p>Sigma 10</text:p>
                <draw:g>
                  <svg:desc>Variation.K15:Variation.K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Variation.A16:Variation.A26</svg:desc>
                </draw:g>
              </table:table-cell>
              <table:table-cell office:value-type="float" office:value="0.00315754">
                <text:p>0.00315754</text:p>
                <draw:g>
                  <svg:desc>Variation.B16:Variation.B26</svg:desc>
                </draw:g>
              </table:table-cell>
              <table:table-cell office:value-type="float" office:value="0.00262358">
                <text:p>0.00262358</text:p>
                <draw:g>
                  <svg:desc>Variation.C16:Variation.C26</svg:desc>
                </draw:g>
              </table:table-cell>
              <table:table-cell office:value-type="float" office:value="0.00115482">
                <text:p>0.00115482</text:p>
                <draw:g>
                  <svg:desc>Variation.D16:Variation.D26</svg:desc>
                </draw:g>
              </table:table-cell>
              <table:table-cell office:value-type="float" office:value="0.00254758">
                <text:p>0.00254758</text:p>
                <draw:g>
                  <svg:desc>Variation.E16:Variation.E26</svg:desc>
                </draw:g>
              </table:table-cell>
              <table:table-cell office:value-type="float" office:value="0.00268291">
                <text:p>0.00268291</text:p>
                <draw:g>
                  <svg:desc>Variation.F16:Variation.F26</svg:desc>
                </draw:g>
              </table:table-cell>
              <table:table-cell office:value-type="float" office:value="0.00526734">
                <text:p>0.00526734</text:p>
                <draw:g>
                  <svg:desc>Variation.G16:Variation.G26</svg:desc>
                </draw:g>
              </table:table-cell>
              <table:table-cell office:value-type="float" office:value="0.00163883">
                <text:p>0.00163883</text:p>
                <draw:g>
                  <svg:desc>Variation.H16:Variation.H26</svg:desc>
                </draw:g>
              </table:table-cell>
              <table:table-cell office:value-type="float" office:value="0.00680181">
                <text:p>0.00680181</text:p>
                <draw:g>
                  <svg:desc>Variation.I16:Variation.I26</svg:desc>
                </draw:g>
              </table:table-cell>
              <table:table-cell office:value-type="float" office:value="0.00232638">
                <text:p>0.00232638</text:p>
                <draw:g>
                  <svg:desc>Variation.J16:Variation.J26</svg:desc>
                </draw:g>
              </table:table-cell>
              <table:table-cell office:value-type="float" office:value="0.000893682">
                <text:p>0.000893682</text:p>
                <draw:g>
                  <svg:desc>Variation.K16:Variation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0.0978142">
                <text:p>0.0978142</text:p>
              </table:table-cell>
              <table:table-cell office:value-type="float" office:value="0.0798498">
                <text:p>0.0798498</text:p>
              </table:table-cell>
              <table:table-cell office:value-type="float" office:value="0.0313843">
                <text:p>0.0313843</text:p>
              </table:table-cell>
              <table:table-cell office:value-type="float" office:value="0.00819514">
                <text:p>0.00819514</text:p>
              </table:table-cell>
              <table:table-cell office:value-type="float" office:value="0.00398056">
                <text:p>0.00398056</text:p>
              </table:table-cell>
              <table:table-cell office:value-type="float" office:value="0.00401302">
                <text:p>0.00401302</text:p>
              </table:table-cell>
              <table:table-cell office:value-type="float" office:value="0.00278041">
                <text:p>0.00278041</text:p>
              </table:table-cell>
              <table:table-cell office:value-type="float" office:value="0.00212877">
                <text:p>0.00212877</text:p>
              </table:table-cell>
              <table:table-cell office:value-type="float" office:value="0.00160447">
                <text:p>0.00160447</text:p>
              </table:table-cell>
              <table:table-cell office:value-type="float" office:value="0.00188009">
                <text:p>0.001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195939">
                <text:p>0.195939</text:p>
              </table:table-cell>
              <table:table-cell office:value-type="float" office:value="0.133296">
                <text:p>0.133296</text:p>
              </table:table-cell>
              <table:table-cell office:value-type="float" office:value="0.04985">
                <text:p>0.04985</text:p>
              </table:table-cell>
              <table:table-cell office:value-type="float" office:value="0.0121553">
                <text:p>0.0121553</text:p>
              </table:table-cell>
              <table:table-cell office:value-type="float" office:value="0.00324453">
                <text:p>0.00324453</text:p>
              </table:table-cell>
              <table:table-cell office:value-type="float" office:value="0.00556394">
                <text:p>0.00556394</text:p>
              </table:table-cell>
              <table:table-cell office:value-type="float" office:value="0.00155349">
                <text:p>0.00155349</text:p>
              </table:table-cell>
              <table:table-cell office:value-type="float" office:value="0.00279236">
                <text:p>0.00279236</text:p>
              </table:table-cell>
              <table:table-cell office:value-type="float" office:value="0.00129518">
                <text:p>0.00129518</text:p>
              </table:table-cell>
              <table:table-cell office:value-type="float" office:value="0.00132268">
                <text:p>0.00132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276097">
                <text:p>0.276097</text:p>
              </table:table-cell>
              <table:table-cell office:value-type="float" office:value="0.142242">
                <text:p>0.142242</text:p>
              </table:table-cell>
              <table:table-cell office:value-type="float" office:value="0.0513497">
                <text:p>0.0513497</text:p>
              </table:table-cell>
              <table:table-cell office:value-type="float" office:value="0.0126262">
                <text:p>0.0126262</text:p>
              </table:table-cell>
              <table:table-cell office:value-type="float" office:value="0.00320875">
                <text:p>0.00320875</text:p>
              </table:table-cell>
              <table:table-cell office:value-type="float" office:value="0.00428238">
                <text:p>0.00428238</text:p>
              </table:table-cell>
              <table:table-cell office:value-type="float" office:value="0.000850754">
                <text:p>0.000850754</text:p>
              </table:table-cell>
              <table:table-cell office:value-type="float" office:value="0.0009423">
                <text:p>0.0009423</text:p>
              </table:table-cell>
              <table:table-cell office:value-type="float" office:value="0.000436162">
                <text:p>0.000436162</text:p>
              </table:table-cell>
              <table:table-cell office:value-type="float" office:value="0.00445956">
                <text:p>0.00445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0.238916">
                <text:p>0.238916</text:p>
              </table:table-cell>
              <table:table-cell office:value-type="float" office:value="0.0929475">
                <text:p>0.0929475</text:p>
              </table:table-cell>
              <table:table-cell office:value-type="float" office:value="0.0327347">
                <text:p>0.0327347</text:p>
              </table:table-cell>
              <table:table-cell office:value-type="float" office:value="0.00593488">
                <text:p>0.00593488</text:p>
              </table:table-cell>
              <table:table-cell office:value-type="float" office:value="0.00431244">
                <text:p>0.00431244</text:p>
              </table:table-cell>
              <table:table-cell office:value-type="float" office:value="0.00110089">
                <text:p>0.00110089</text:p>
              </table:table-cell>
              <table:table-cell office:value-type="float" office:value="0.00183959">
                <text:p>0.00183959</text:p>
              </table:table-cell>
              <table:table-cell office:value-type="float" office:value="0.00357365">
                <text:p>0.00357365</text:p>
              </table:table-cell>
              <table:table-cell office:value-type="float" office:value="0.00043429">
                <text:p>0.00043429</text:p>
              </table:table-cell>
              <table:table-cell office:value-type="float" office:value="0.0017909">
                <text:p>0.0017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63913">
                <text:p>-0.0000000163913</text:p>
              </table:table-cell>
              <table:table-cell office:value-type="float" office:value="0.00228014">
                <text:p>0.00228014</text:p>
              </table:table-cell>
              <table:table-cell office:value-type="float" office:value="0.00209225">
                <text:p>0.00209225</text:p>
              </table:table-cell>
              <table:table-cell office:value-type="float" office:value="0.00158185">
                <text:p>0.00158185</text:p>
              </table:table-cell>
              <table:table-cell office:value-type="float" office:value="0.00353347">
                <text:p>0.00353347</text:p>
              </table:table-cell>
              <table:table-cell office:value-type="float" office:value="0.00270941">
                <text:p>0.00270941</text:p>
              </table:table-cell>
              <table:table-cell office:value-type="float" office:value="0.00486908">
                <text:p>0.00486908</text:p>
              </table:table-cell>
              <table:table-cell office:value-type="float" office:value="0.00349">
                <text:p>0.00349</text:p>
              </table:table-cell>
              <table:table-cell office:value-type="float" office:value="0.00485394">
                <text:p>0.00485394</text:p>
              </table:table-cell>
              <table:table-cell office:value-type="float" office:value="0.00332335">
                <text:p>0.00332335</text:p>
              </table:table-cell>
              <table:table-cell office:value-type="float" office:value="0.00266989">
                <text:p>0.0026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236947">
                <text:p>0.236947</text:p>
              </table:table-cell>
              <table:table-cell office:value-type="float" office:value="0.0946132">
                <text:p>0.0946132</text:p>
              </table:table-cell>
              <table:table-cell office:value-type="float" office:value="0.0328853">
                <text:p>0.0328853</text:p>
              </table:table-cell>
              <table:table-cell office:value-type="float" office:value="0.00973824">
                <text:p>0.00973824</text:p>
              </table:table-cell>
              <table:table-cell office:value-type="float" office:value="0.00321134">
                <text:p>0.00321134</text:p>
              </table:table-cell>
              <table:table-cell office:value-type="float" office:value="0.0033205">
                <text:p>0.0033205</text:p>
              </table:table-cell>
              <table:table-cell office:value-type="float" office:value="0.00319806">
                <text:p>0.00319806</text:p>
              </table:table-cell>
              <table:table-cell office:value-type="float" office:value="0.0043306">
                <text:p>0.0043306</text:p>
              </table:table-cell>
              <table:table-cell office:value-type="float" office:value="0.00151628">
                <text:p>0.00151628</text:p>
              </table:table-cell>
              <table:table-cell office:value-type="float" office:value="0.00404637">
                <text:p>0.00404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74937">
                <text:p>0.274937</text:p>
              </table:table-cell>
              <table:table-cell office:value-type="float" office:value="0.143519">
                <text:p>0.143519</text:p>
              </table:table-cell>
              <table:table-cell office:value-type="float" office:value="0.0526403">
                <text:p>0.0526403</text:p>
              </table:table-cell>
              <table:table-cell office:value-type="float" office:value="0.0136191">
                <text:p>0.0136191</text:p>
              </table:table-cell>
              <table:table-cell office:value-type="float" office:value="0.00439808">
                <text:p>0.00439808</text:p>
              </table:table-cell>
              <table:table-cell office:value-type="float" office:value="0.00524945">
                <text:p>0.00524945</text:p>
              </table:table-cell>
              <table:table-cell office:value-type="float" office:value="0.00314972">
                <text:p>0.00314972</text:p>
              </table:table-cell>
              <table:table-cell office:value-type="float" office:value="0.00344586">
                <text:p>0.00344586</text:p>
              </table:table-cell>
              <table:table-cell office:value-type="float" office:value="0.000838071">
                <text:p>0.000838071</text:p>
              </table:table-cell>
              <table:table-cell office:value-type="float" office:value="0.00161767">
                <text:p>0.00161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195076">
                <text:p>0.195076</text:p>
              </table:table-cell>
              <table:table-cell office:value-type="float" office:value="0.134854">
                <text:p>0.134854</text:p>
              </table:table-cell>
              <table:table-cell office:value-type="float" office:value="0.0531275">
                <text:p>0.0531275</text:p>
              </table:table-cell>
              <table:table-cell office:value-type="float" office:value="0.0132598">
                <text:p>0.0132598</text:p>
              </table:table-cell>
              <table:table-cell office:value-type="float" office:value="0.00233074">
                <text:p>0.00233074</text:p>
              </table:table-cell>
              <table:table-cell office:value-type="float" office:value="0.00371162">
                <text:p>0.00371162</text:p>
              </table:table-cell>
              <table:table-cell office:value-type="float" office:value="0.00404839">
                <text:p>0.00404839</text:p>
              </table:table-cell>
              <table:table-cell office:value-type="float" office:value="0.00198227">
                <text:p>0.00198227</text:p>
              </table:table-cell>
              <table:table-cell office:value-type="float" office:value="0.00144553">
                <text:p>0.00144553</text:p>
              </table:table-cell>
              <table:table-cell office:value-type="float" office:value="0.00241523">
                <text:p>0.00241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10151">
                <text:p>0.10151</text:p>
              </table:table-cell>
              <table:table-cell office:value-type="float" office:value="0.0748869">
                <text:p>0.0748869</text:p>
              </table:table-cell>
              <table:table-cell office:value-type="float" office:value="0.0342348">
                <text:p>0.0342348</text:p>
              </table:table-cell>
              <table:table-cell office:value-type="float" office:value="0.0069002">
                <text:p>0.0069002</text:p>
              </table:table-cell>
              <table:table-cell office:value-type="float" office:value="0.00105248">
                <text:p>0.00105248</text:p>
              </table:table-cell>
              <table:table-cell office:value-type="float" office:value="0.00425272">
                <text:p>0.00425272</text:p>
              </table:table-cell>
              <table:table-cell office:value-type="float" office:value="0.00429377">
                <text:p>0.00429377</text:p>
              </table:table-cell>
              <table:table-cell office:value-type="float" office:value="0.00291768">
                <text:p>0.00291768</text:p>
              </table:table-cell>
              <table:table-cell office:value-type="float" office:value="0.00570134">
                <text:p>0.00570134</text:p>
              </table:table-cell>
              <table:table-cell office:value-type="float" office:value="0.000749081">
                <text:p>0.000749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0894341">
                <text:p>0.000894341</text:p>
              </table:table-cell>
              <table:table-cell office:value-type="float" office:value="0.00171139">
                <text:p>0.00171139</text:p>
              </table:table-cell>
              <table:table-cell office:value-type="float" office:value="0.00392455">
                <text:p>0.00392455</text:p>
              </table:table-cell>
              <table:table-cell office:value-type="float" office:value="0.00353823">
                <text:p>0.00353823</text:p>
              </table:table-cell>
              <table:table-cell office:value-type="float" office:value="0.00186255">
                <text:p>0.00186255</text:p>
              </table:table-cell>
              <table:table-cell office:value-type="float" office:value="0.00270986">
                <text:p>0.00270986</text:p>
              </table:table-cell>
              <table:table-cell office:value-type="float" office:value="0.00416454">
                <text:p>0.00416454</text:p>
              </table:table-cell>
              <table:table-cell office:value-type="float" office:value="0.00210957">
                <text:p>0.00210957</text:p>
              </table:table-cell>
              <table:table-cell office:value-type="float" office:value="0.00287706">
                <text:p>0.00287706</text:p>
              </table:table-cell>
              <table:table-cell office:value-type="float" office:value="0.00127451">
                <text:p>0.001274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02cm" svg:y="0.316cm" chart:style-name="ch2">
          <text:p>Centroid recovery error</text:p>
        </chart:title>
        <chart:subtitle svg:x="3.921cm" svg:y="1.275cm" chart:style-name="ch3">
          <text:p>1000x1000 s-pixels binned into 100x100 pixels</text:p>
        </chart:subtitle>
        <chart:legend chart:legend-position="end" svg:x="13.201cm" svg:y="1.711cm" style:legend-expansion="high" chart:style-name="ch4"/>
        <chart:plot-area chart:style-name="ch5" table:cell-range-address="Variation100.A3:Variation100.L13 Variation100.B2:Variation100.L2" chart:data-source-has-labels="row" svg:x="1.331cm" svg:y="2.138cm" svg:width="11.55cm" svg:height="5.701cm">
          <chartooo:coordinate-region svg:x="1.622cm" svg:y="2.338cm" svg:width="11.018cm" svg:height="4.854cm"/>
          <chart:axis chart:dimension="x" chart:name="primary-x" chart:style-name="ch6">
            <chart:title svg:x="4.76cm" svg:y="8.019cm" chart:style-name="ch7">
              <text:p>Variation /pixels or /(10 s-pixels)</text:p>
            </chart:title>
          </chart:axis>
          <chart:axis chart:dimension="y" chart:name="primary-y" chart:style-name="ch6">
            <chart:title svg:x="0.451cm" svg:y="7.056cm" chart:style-name="ch8">
              <text:p>Error /pixels or /(10 s-pixels)</text:p>
            </chart:title>
            <chart:grid chart:style-name="ch9" chart:class="major"/>
          </chart:axis>
          <chart:series chart:style-name="ch10" chart:values-cell-range-address="Variation100.B3:Variation100.B13" chart:label-cell-address="Variation100.B2:Variation100.B2" chart:class="chart:scatter">
            <chart:domain table:cell-range-address="Variation100.A3:Variation100.A13"/>
            <chart:data-point chart:repeated="11"/>
          </chart:series>
          <chart:series chart:style-name="ch11" chart:values-cell-range-address="Variation100.C3:Variation100.C13" chart:label-cell-address="Variation100.C2:Variation100.C2" chart:class="chart:scatter">
            <chart:data-point chart:repeated="11"/>
          </chart:series>
          <chart:series chart:style-name="ch12" chart:values-cell-range-address="Variation100.D3:Variation100.D13" chart:label-cell-address="Variation100.D2:Variation100.D2" chart:class="chart:scatter">
            <chart:data-point chart:repeated="11"/>
          </chart:series>
          <chart:series chart:style-name="ch13" chart:values-cell-range-address="Variation100.E3:Variation100.E13" chart:label-cell-address="Variation100.E2:Variation100.E2" chart:class="chart:scatter">
            <chart:data-point chart:repeated="11"/>
          </chart:series>
          <chart:series chart:style-name="ch14" chart:values-cell-range-address="Variation100.F3:Variation100.F13" chart:label-cell-address="Variation100.F2:Variation100.F2" chart:class="chart:scatter">
            <chart:data-point chart:repeated="11"/>
          </chart:series>
          <chart:series chart:style-name="ch15" chart:values-cell-range-address="Variation100.G3:Variation100.G13" chart:label-cell-address="Variation100.G2:Variation100.G2" chart:class="chart:scatter">
            <chart:data-point chart:repeated="11"/>
          </chart:series>
          <chart:series chart:style-name="ch16" chart:values-cell-range-address="Variation100.H3:Variation100.H13" chart:label-cell-address="Variation100.H2:Variation100.H2" chart:class="chart:scatter">
            <chart:data-point chart:repeated="11"/>
          </chart:series>
          <chart:series chart:style-name="ch17" chart:values-cell-range-address="Variation100.I3:Variation100.I13" chart:label-cell-address="Variation100.I2:Variation100.I2" chart:class="chart:scatter">
            <chart:data-point chart:repeated="11"/>
          </chart:series>
          <chart:series chart:style-name="ch18" chart:values-cell-range-address="Variation100.J3:Variation100.J13" chart:label-cell-address="Variation100.J2:Variation100.J2" chart:class="chart:scatter">
            <chart:data-point chart:repeated="11"/>
          </chart:series>
          <chart:series chart:style-name="ch19" chart:values-cell-range-address="Variation100.K3:Variation100.K13" chart:label-cell-address="Variation100.K2:Variation100.K2" chart:class="chart:scatter">
            <chart:data-point chart:repeated="11"/>
          </chart:series>
          <chart:series chart:style-name="ch20" chart:values-cell-range-address="Variation100.L3:Variation100.L13" chart:label-cell-address="Variation100.L2:Variation100.L2" chart:class="chart:scatte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 1</text:p>
                <draw:g>
                  <svg:desc>Variation100.B2:Variation100.B2</svg:desc>
                </draw:g>
              </table:table-cell>
              <table:table-cell office:value-type="string">
                <text:p>Sigma 2</text:p>
                <draw:g>
                  <svg:desc>Variation100.C2:Variation100.C2</svg:desc>
                </draw:g>
              </table:table-cell>
              <table:table-cell office:value-type="string">
                <text:p>Sigma 3</text:p>
                <draw:g>
                  <svg:desc>Variation100.D2:Variation100.D2</svg:desc>
                </draw:g>
              </table:table-cell>
              <table:table-cell office:value-type="string">
                <text:p>Sigma 4</text:p>
                <draw:g>
                  <svg:desc>Variation100.E2:Variation100.E2</svg:desc>
                </draw:g>
              </table:table-cell>
              <table:table-cell office:value-type="string">
                <text:p>Sigma 5</text:p>
                <draw:g>
                  <svg:desc>Variation100.F2:Variation100.F2</svg:desc>
                </draw:g>
              </table:table-cell>
              <table:table-cell office:value-type="string">
                <text:p>Sigma 6</text:p>
                <draw:g>
                  <svg:desc>Variation100.G2:Variation100.G2</svg:desc>
                </draw:g>
              </table:table-cell>
              <table:table-cell office:value-type="string">
                <text:p>Sigma 7</text:p>
                <draw:g>
                  <svg:desc>Variation100.H2:Variation100.H2</svg:desc>
                </draw:g>
              </table:table-cell>
              <table:table-cell office:value-type="string">
                <text:p>Sigma 8</text:p>
                <draw:g>
                  <svg:desc>Variation100.I2:Variation100.I2</svg:desc>
                </draw:g>
              </table:table-cell>
              <table:table-cell office:value-type="string">
                <text:p>Sigma 9</text:p>
                <draw:g>
                  <svg:desc>Variation100.J2:Variation100.J2</svg:desc>
                </draw:g>
              </table:table-cell>
              <table:table-cell office:value-type="string">
                <text:p>Sigma 10</text:p>
                <draw:g>
                  <svg:desc>Variation100.K2:Variation100.K2</svg:desc>
                </draw:g>
              </table:table-cell>
              <table:table-cell office:value-type="string">
                <text:p>Sigma 20</text:p>
                <draw:g>
                  <svg:desc>Variation100.L2:Variation100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Variation100.A3:Variation100.A13</svg:desc>
                </draw:g>
              </table:table-cell>
              <table:table-cell office:value-type="float" office:value="0.00334554">
                <text:p>0.00334554</text:p>
                <draw:g>
                  <svg:desc>Variation100.B3:Variation100.B13</svg:desc>
                </draw:g>
              </table:table-cell>
              <table:table-cell office:value-type="float" office:value="0.00494071">
                <text:p>0.00494071</text:p>
                <draw:g>
                  <svg:desc>Variation100.C3:Variation100.C13</svg:desc>
                </draw:g>
              </table:table-cell>
              <table:table-cell office:value-type="float" office:value="0.000580248">
                <text:p>0.000580248</text:p>
                <draw:g>
                  <svg:desc>Variation100.D3:Variation100.D13</svg:desc>
                </draw:g>
              </table:table-cell>
              <table:table-cell office:value-type="float" office:value="0.0044456">
                <text:p>0.0044456</text:p>
                <draw:g>
                  <svg:desc>Variation100.E3:Variation100.E13</svg:desc>
                </draw:g>
              </table:table-cell>
              <table:table-cell office:value-type="float" office:value="0.00309637">
                <text:p>0.00309637</text:p>
                <draw:g>
                  <svg:desc>Variation100.F3:Variation100.F13</svg:desc>
                </draw:g>
              </table:table-cell>
              <table:table-cell office:value-type="float" office:value="0.00464828">
                <text:p>0.00464828</text:p>
                <draw:g>
                  <svg:desc>Variation100.G3:Variation100.G13</svg:desc>
                </draw:g>
              </table:table-cell>
              <table:table-cell office:value-type="float" office:value="0.00204257">
                <text:p>0.00204257</text:p>
                <draw:g>
                  <svg:desc>Variation100.H3:Variation100.H13</svg:desc>
                </draw:g>
              </table:table-cell>
              <table:table-cell office:value-type="float" office:value="0.00112859">
                <text:p>0.00112859</text:p>
                <draw:g>
                  <svg:desc>Variation100.I3:Variation100.I13</svg:desc>
                </draw:g>
              </table:table-cell>
              <table:table-cell office:value-type="float" office:value="0.00501503">
                <text:p>0.00501503</text:p>
                <draw:g>
                  <svg:desc>Variation100.J3:Variation100.J13</svg:desc>
                </draw:g>
              </table:table-cell>
              <table:table-cell office:value-type="float" office:value="0.00198368">
                <text:p>0.00198368</text:p>
                <draw:g>
                  <svg:desc>Variation100.K3:Variation100.K13</svg:desc>
                </draw:g>
              </table:table-cell>
              <table:table-cell office:value-type="float" office:value="0.00548291">
                <text:p>0.00548291</text:p>
                <draw:g>
                  <svg:desc>Variation100.L3:Variation100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0.100031">
                <text:p>0.100031</text:p>
              </table:table-cell>
              <table:table-cell office:value-type="float" office:value="0.0775893">
                <text:p>0.0775893</text:p>
              </table:table-cell>
              <table:table-cell office:value-type="float" office:value="0.0309551">
                <text:p>0.0309551</text:p>
              </table:table-cell>
              <table:table-cell office:value-type="float" office:value="0.00848348">
                <text:p>0.00848348</text:p>
              </table:table-cell>
              <table:table-cell office:value-type="float" office:value="0.000427859">
                <text:p>0.000427859</text:p>
              </table:table-cell>
              <table:table-cell office:value-type="float" office:value="0.0025842">
                <text:p>0.0025842</text:p>
              </table:table-cell>
              <table:table-cell office:value-type="float" office:value="0.0013957">
                <text:p>0.0013957</text:p>
              </table:table-cell>
              <table:table-cell office:value-type="float" office:value="0.00563001">
                <text:p>0.00563001</text:p>
              </table:table-cell>
              <table:table-cell office:value-type="float" office:value="0.00229271">
                <text:p>0.00229271</text:p>
              </table:table-cell>
              <table:table-cell office:value-type="float" office:value="0.00333362">
                <text:p>0.00333362</text:p>
              </table:table-cell>
              <table:table-cell office:value-type="float" office:value="0.00169764">
                <text:p>0.00169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">
                <text:p>-0.3</text:p>
              </table:table-cell>
              <table:table-cell office:value-type="float" office:value="0.197233">
                <text:p>0.197233</text:p>
              </table:table-cell>
              <table:table-cell office:value-type="float" office:value="0.13184">
                <text:p>0.13184</text:p>
              </table:table-cell>
              <table:table-cell office:value-type="float" office:value="0.0519854">
                <text:p>0.0519854</text:p>
              </table:table-cell>
              <table:table-cell office:value-type="float" office:value="0.0135993">
                <text:p>0.0135993</text:p>
              </table:table-cell>
              <table:table-cell office:value-type="float" office:value="0.00468282">
                <text:p>0.00468282</text:p>
              </table:table-cell>
              <table:table-cell office:value-type="float" office:value="0.00496401">
                <text:p>0.00496401</text:p>
              </table:table-cell>
              <table:table-cell office:value-type="float" office:value="0.00278698">
                <text:p>0.00278698</text:p>
              </table:table-cell>
              <table:table-cell office:value-type="float" office:value="0.00213749">
                <text:p>0.00213749</text:p>
              </table:table-cell>
              <table:table-cell office:value-type="float" office:value="0.00165652">
                <text:p>0.00165652</text:p>
              </table:table-cell>
              <table:table-cell office:value-type="float" office:value="0.00254409">
                <text:p>0.00254409</text:p>
              </table:table-cell>
              <table:table-cell office:value-type="float" office:value="0.00267314">
                <text:p>0.00267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0.272792">
                <text:p>0.272792</text:p>
              </table:table-cell>
              <table:table-cell office:value-type="float" office:value="0.139382">
                <text:p>0.139382</text:p>
              </table:table-cell>
              <table:table-cell office:value-type="float" office:value="0.05066">
                <text:p>0.05066</text:p>
              </table:table-cell>
              <table:table-cell office:value-type="float" office:value="0.0111229">
                <text:p>0.0111229</text:p>
              </table:table-cell>
              <table:table-cell office:value-type="float" office:value="0.00290734">
                <text:p>0.00290734</text:p>
              </table:table-cell>
              <table:table-cell office:value-type="float" office:value="0.00396491">
                <text:p>0.00396491</text:p>
              </table:table-cell>
              <table:table-cell office:value-type="float" office:value="0.00324036">
                <text:p>0.00324036</text:p>
              </table:table-cell>
              <table:table-cell office:value-type="float" office:value="0.00326575">
                <text:p>0.00326575</text:p>
              </table:table-cell>
              <table:table-cell office:value-type="float" office:value="0.00197786">
                <text:p>0.00197786</text:p>
              </table:table-cell>
              <table:table-cell office:value-type="float" office:value="0.00383638">
                <text:p>0.00383638</text:p>
              </table:table-cell>
              <table:table-cell office:value-type="float" office:value="0.00109316">
                <text:p>0.00109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0.238777">
                <text:p>0.238777</text:p>
              </table:table-cell>
              <table:table-cell office:value-type="float" office:value="0.0898646">
                <text:p>0.0898646</text:p>
              </table:table-cell>
              <table:table-cell office:value-type="float" office:value="0.0323754">
                <text:p>0.0323754</text:p>
              </table:table-cell>
              <table:table-cell office:value-type="float" office:value="0.0105596">
                <text:p>0.0105596</text:p>
              </table:table-cell>
              <table:table-cell office:value-type="float" office:value="0.00254993">
                <text:p>0.00254993</text:p>
              </table:table-cell>
              <table:table-cell office:value-type="float" office:value="0.00219224">
                <text:p>0.00219224</text:p>
              </table:table-cell>
              <table:table-cell office:value-type="float" office:value="0.00147044">
                <text:p>0.00147044</text:p>
              </table:table-cell>
              <table:table-cell office:value-type="float" office:value="0.00350775">
                <text:p>0.00350775</text:p>
              </table:table-cell>
              <table:table-cell office:value-type="float" office:value="0.00181986">
                <text:p>0.00181986</text:p>
              </table:table-cell>
              <table:table-cell office:value-type="float" office:value="0.0031022">
                <text:p>0.0031022</text:p>
              </table:table-cell>
              <table:table-cell office:value-type="float" office:value="0.00188275">
                <text:p>0.00188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63913">
                <text:p>-0.0000000163913</text:p>
              </table:table-cell>
              <table:table-cell office:value-type="float" office:value="0.0054395">
                <text:p>0.0054395</text:p>
              </table:table-cell>
              <table:table-cell office:value-type="float" office:value="0.00112884">
                <text:p>0.00112884</text:p>
              </table:table-cell>
              <table:table-cell office:value-type="float" office:value="0.000593526">
                <text:p>0.000593526</text:p>
              </table:table-cell>
              <table:table-cell office:value-type="float" office:value="0.00197591">
                <text:p>0.00197591</text:p>
              </table:table-cell>
              <table:table-cell office:value-type="float" office:value="0.00217434">
                <text:p>0.00217434</text:p>
              </table:table-cell>
              <table:table-cell office:value-type="float" office:value="0.0023208">
                <text:p>0.0023208</text:p>
              </table:table-cell>
              <table:table-cell office:value-type="float" office:value="0.00238491">
                <text:p>0.00238491</text:p>
              </table:table-cell>
              <table:table-cell office:value-type="float" office:value="0.000125943">
                <text:p>0.000125943</text:p>
              </table:table-cell>
              <table:table-cell office:value-type="float" office:value="0.00211709">
                <text:p>0.00211709</text:p>
              </table:table-cell>
              <table:table-cell office:value-type="float" office:value="0.00235307">
                <text:p>0.00235307</text:p>
              </table:table-cell>
              <table:table-cell office:value-type="float" office:value="0.000964221">
                <text:p>0.000964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239057">
                <text:p>0.239057</text:p>
              </table:table-cell>
              <table:table-cell office:value-type="float" office:value="0.0887675">
                <text:p>0.0887675</text:p>
              </table:table-cell>
              <table:table-cell office:value-type="float" office:value="0.0335076">
                <text:p>0.0335076</text:p>
              </table:table-cell>
              <table:table-cell office:value-type="float" office:value="0.00909173">
                <text:p>0.00909173</text:p>
              </table:table-cell>
              <table:table-cell office:value-type="float" office:value="0.00214366">
                <text:p>0.00214366</text:p>
              </table:table-cell>
              <table:table-cell office:value-type="float" office:value="0.00381471">
                <text:p>0.00381471</text:p>
              </table:table-cell>
              <table:table-cell office:value-type="float" office:value="0.00124695">
                <text:p>0.00124695</text:p>
              </table:table-cell>
              <table:table-cell office:value-type="float" office:value="0.00267919">
                <text:p>0.00267919</text:p>
              </table:table-cell>
              <table:table-cell office:value-type="float" office:value="0.00529627">
                <text:p>0.00529627</text:p>
              </table:table-cell>
              <table:table-cell office:value-type="float" office:value="0.00433824">
                <text:p>0.00433824</text:p>
              </table:table-cell>
              <table:table-cell office:value-type="float" office:value="0.00341805">
                <text:p>0.00341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75319">
                <text:p>0.275319</text:p>
              </table:table-cell>
              <table:table-cell office:value-type="float" office:value="0.139868">
                <text:p>0.139868</text:p>
              </table:table-cell>
              <table:table-cell office:value-type="float" office:value="0.0482862">
                <text:p>0.0482862</text:p>
              </table:table-cell>
              <table:table-cell office:value-type="float" office:value="0.0139001">
                <text:p>0.0139001</text:p>
              </table:table-cell>
              <table:table-cell office:value-type="float" office:value="0.00315019">
                <text:p>0.00315019</text:p>
              </table:table-cell>
              <table:table-cell office:value-type="float" office:value="0.000266538">
                <text:p>0.000266538</text:p>
              </table:table-cell>
              <table:table-cell office:value-type="float" office:value="0.0023575">
                <text:p>0.0023575</text:p>
              </table:table-cell>
              <table:table-cell office:value-type="float" office:value="0.00417583">
                <text:p>0.00417583</text:p>
              </table:table-cell>
              <table:table-cell office:value-type="float" office:value="0.00507556">
                <text:p>0.00507556</text:p>
              </table:table-cell>
              <table:table-cell office:value-type="float" office:value="0.00513114">
                <text:p>0.00513114</text:p>
              </table:table-cell>
              <table:table-cell office:value-type="float" office:value="0.00172134">
                <text:p>0.00172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197638">
                <text:p>0.197638</text:p>
              </table:table-cell>
              <table:table-cell office:value-type="float" office:value="0.132988">
                <text:p>0.132988</text:p>
              </table:table-cell>
              <table:table-cell office:value-type="float" office:value="0.0507014">
                <text:p>0.0507014</text:p>
              </table:table-cell>
              <table:table-cell office:value-type="float" office:value="0.00847553">
                <text:p>0.00847553</text:p>
              </table:table-cell>
              <table:table-cell office:value-type="float" office:value="0.00331242">
                <text:p>0.00331242</text:p>
              </table:table-cell>
              <table:table-cell office:value-type="float" office:value="0.00254764">
                <text:p>0.00254764</text:p>
              </table:table-cell>
              <table:table-cell office:value-type="float" office:value="0.00539968">
                <text:p>0.00539968</text:p>
              </table:table-cell>
              <table:table-cell office:value-type="float" office:value="0.00385463">
                <text:p>0.00385463</text:p>
              </table:table-cell>
              <table:table-cell office:value-type="float" office:value="0.00295648">
                <text:p>0.00295648</text:p>
              </table:table-cell>
              <table:table-cell office:value-type="float" office:value="0.000484707">
                <text:p>0.000484707</text:p>
              </table:table-cell>
              <table:table-cell office:value-type="float" office:value="0.0012208">
                <text:p>0.001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0977938">
                <text:p>0.0977938</text:p>
              </table:table-cell>
              <table:table-cell office:value-type="float" office:value="0.081807">
                <text:p>0.081807</text:p>
              </table:table-cell>
              <table:table-cell office:value-type="float" office:value="0.0317077">
                <text:p>0.0317077</text:p>
              </table:table-cell>
              <table:table-cell office:value-type="float" office:value="0.00908272">
                <text:p>0.00908272</text:p>
              </table:table-cell>
              <table:table-cell office:value-type="float" office:value="0.00455136">
                <text:p>0.00455136</text:p>
              </table:table-cell>
              <table:table-cell office:value-type="float" office:value="0.00467049">
                <text:p>0.00467049</text:p>
              </table:table-cell>
              <table:table-cell office:value-type="float" office:value="0.00286541">
                <text:p>0.00286541</text:p>
              </table:table-cell>
              <table:table-cell office:value-type="float" office:value="0.00255853">
                <text:p>0.00255853</text:p>
              </table:table-cell>
              <table:table-cell office:value-type="float" office:value="0.00552578">
                <text:p>0.00552578</text:p>
              </table:table-cell>
              <table:table-cell office:value-type="float" office:value="0.00280555">
                <text:p>0.00280555</text:p>
              </table:table-cell>
              <table:table-cell office:value-type="float" office:value="0.00169127">
                <text:p>0.00169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391066">
                <text:p>0.00391066</text:p>
              </table:table-cell>
              <table:table-cell office:value-type="float" office:value="0.00289538">
                <text:p>0.00289538</text:p>
              </table:table-cell>
              <table:table-cell office:value-type="float" office:value="0.00207455">
                <text:p>0.00207455</text:p>
              </table:table-cell>
              <table:table-cell office:value-type="float" office:value="0.00175664">
                <text:p>0.00175664</text:p>
              </table:table-cell>
              <table:table-cell office:value-type="float" office:value="0.00399726">
                <text:p>0.00399726</text:p>
              </table:table-cell>
              <table:table-cell office:value-type="float" office:value="0.00212161">
                <text:p>0.00212161</text:p>
              </table:table-cell>
              <table:table-cell office:value-type="float" office:value="0.00199782">
                <text:p>0.00199782</text:p>
              </table:table-cell>
              <table:table-cell office:value-type="float" office:value="0.00151226">
                <text:p>0.00151226</text:p>
              </table:table-cell>
              <table:table-cell office:value-type="float" office:value="0.00189557">
                <text:p>0.00189557</text:p>
              </table:table-cell>
              <table:table-cell office:value-type="float" office:value="0.00430284">
                <text:p>0.00430284</text:p>
              </table:table-cell>
              <table:table-cell office:value-type="float" office:value="0.00179232">
                <text:p>0.001792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